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11.266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column table:style-name="co4" table:number-columns-repeated="1016" table:default-cell-style-name="Default"/>
        <table:table-row table:style-name="ro1">
          <table:table-cell table:style-name="ce1" office:value-type="string">
            <text:p>Código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Artigo</text:p>
          </table:table-cell>
          <table:table-cell table:style-name="ce1" office:value-type="string">
            <text:p>NCM</text:p>
          </table:table-cell>
          <table:table-cell table:style-name="ce1" office:value-type="string">
            <text:p>Estoque</text:p>
          </table:table-cell>
          <table:table-cell table:style-name="ce1" office:value-type="string">
            <text:p>Preço Venda</text:p>
          </table:table-cell>
          <table:table-cell table:style-name="ce1" office:value-type="string">
            <text:p>Preço Compra</text:p>
          </table:table-cell>
          <table:table-cell table:style-name="ce1" office:value-type="string">
            <text:p>Custo Médio</text:p>
          </table:table-cell>
          <table:table-cell table:style-name="ce3" table:number-columns-repeated="1016"/>
        </table:table-row>
        <table:table-row table:style-name="ro1">
          <table:table-cell office:value-type="float" office:value="2000000000189">
            <text:p>2000000000189</text:p>
          </table:table-cell>
          <table:table-cell office:value-type="string">
            <text:p>AGUA MINERAL S GAS 510ML</text:p>
          </table:table-cell>
          <table:table-cell office:value-type="string">
            <text:p>AGUAS</text:p>
          </table:table-cell>
          <table:table-cell office:value-type="float" office:value="22011000">
            <text:p>22011000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.03">
            <text:p>1,03</text:p>
          </table:table-cell>
          <table:table-cell office:value-type="float" office:value="1.22">
            <text:p>1,22</text:p>
          </table:table-cell>
          <table:table-cell table:number-columns-repeated="1016"/>
        </table:table-row>
        <table:table-row table:style-name="ro2">
          <table:table-cell office:value-type="float" office:value="7898504154588">
            <text:p>7898504154588</text:p>
          </table:table-cell>
          <table:table-cell office:value-type="string">
            <text:p>CORTADOR DE CHARUTO APEX METAL FE169</text:p>
          </table:table-cell>
          <table:table-cell office:value-type="string">
            <text:p>ASSESSORIOS</text:p>
          </table:table-cell>
          <table:table-cell office:value-type="float" office:value="82055900">
            <text:p>8205590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0792">
            <text:p>2000000000792</text:p>
          </table:table-cell>
          <table:table-cell office:value-type="string">
            <text:p>KIT CV BOON VAT DISCOVERY 4GARRAF</text:p>
          </table:table-cell>
          <table:table-cell office:value-type="string">
            <text:p>BARRILETES E KIT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5410693100447">
            <text:p>5410693100447</text:p>
          </table:table-cell>
          <table:table-cell office:value-type="string">
            <text:p>KIT KWAK 4 GAR 330ML TACA</text:p>
          </table:table-cell>
          <table:table-cell office:value-type="string">
            <text:p>BARRILETES E KITS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float" office:value="480">
            <text:p>480</text:p>
          </table:table-cell>
          <table:table-cell office:value-type="float" office:value="281.75">
            <text:p>281,75</text:p>
          </table:table-cell>
          <table:table-cell office:value-type="float" office:value="290.01">
            <text:p>290,01</text:p>
          </table:table-cell>
          <table:table-cell table:number-columns-repeated="1016"/>
        </table:table-row>
        <table:table-row table:style-name="ro2">
          <table:table-cell office:value-type="float" office:value="7898933034437">
            <text:p>7898933034437</text:p>
          </table:table-cell>
          <table:table-cell office:value-type="string">
            <text:p>KIT LA TRAPPE QUAD 1GF 750ML 1TACA</text:p>
          </table:table-cell>
          <table:table-cell office:value-type="string">
            <text:p>BARRILETES E KIT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106">
            <text:p>106</text:p>
          </table:table-cell>
          <table:table-cell office:value-type="float" office:value="109.11">
            <text:p>109,11</text:p>
          </table:table-cell>
          <table:table-cell table:number-columns-repeated="1016"/>
        </table:table-row>
        <table:table-row table:style-name="ro2">
          <table:table-cell office:value-type="float" office:value="5410228268086">
            <text:p>5410228268086</text:p>
          </table:table-cell>
          <table:table-cell office:value-type="string">
            <text:p>KIT TRIPEL KARMELIET 1 GARR 750ML 2 TACAS</text:p>
          </table:table-cell>
          <table:table-cell office:value-type="string">
            <text:p>BARRILETES E KIT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office:value-type="float" office:value="218.6">
            <text:p>218,6</text:p>
          </table:table-cell>
          <table:table-cell office:value-type="float" office:value="225.01">
            <text:p>225,01</text:p>
          </table:table-cell>
          <table:table-cell table:number-columns-repeated="1016"/>
        </table:table-row>
        <table:table-row table:style-name="ro2">
          <table:table-cell office:value-type="float" office:value="5410693100492">
            <text:p>5410693100492</text:p>
          </table:table-cell>
          <table:table-cell office:value-type="string">
            <text:p>KIT TRIPEL KARMELIET 4 GAR 330ML TACA</text:p>
          </table:table-cell>
          <table:table-cell office:value-type="string">
            <text:p>BARRILETES E KIT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93.34">
            <text:p>193,34</text:p>
          </table:table-cell>
          <table:table-cell office:value-type="float" office:value="199.01">
            <text:p>199,01</text:p>
          </table:table-cell>
          <table:table-cell table:number-columns-repeated="1016"/>
        </table:table-row>
        <table:table-row table:style-name="ro1">
          <table:table-cell office:value-type="float" office:value="7898951894259">
            <text:p>7898951894259</text:p>
          </table:table-cell>
          <table:table-cell office:value-type="string">
            <text:p>AGUARDENTE PORTO DO VIANNA 54 7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033890148">
            <text:p>7898033890148</text:p>
          </table:table-cell>
          <table:table-cell office:value-type="string">
            <text:p>CACHACA ARMAZ VIEIRA ONIX 67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05944276">
            <text:p>7898905944276</text:p>
          </table:table-cell>
          <table:table-cell office:value-type="string">
            <text:p>CACHACA BENTO ALBINO 75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6273100300">
            <text:p>7896273100300</text:p>
          </table:table-cell>
          <table:table-cell office:value-type="string">
            <text:p>CACHACA CAMBRAIA ENVELHECIDA 7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42832401753">
            <text:p>742832401753</text:p>
          </table:table-cell>
          <table:table-cell office:value-type="string">
            <text:p>CACHACA CANARINHA 6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table:number-columns-repeated="2" office:value-type="float" office:value="112">
            <text:p>112</text:p>
          </table:table-cell>
          <table:table-cell table:number-columns-repeated="1016"/>
        </table:table-row>
        <table:table-row table:style-name="ro1">
          <table:table-cell office:value-type="float" office:value="7898917379028">
            <text:p>7898917379028</text:p>
          </table:table-cell>
          <table:table-cell office:value-type="string">
            <text:p>CACHACA CLAUDIONOR 6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34.6">
            <text:p>34,6</text:p>
          </table:table-cell>
          <table:table-cell office:value-type="float" office:value="34.88">
            <text:p>34,88</text:p>
          </table:table-cell>
          <table:table-cell table:number-columns-repeated="1016"/>
        </table:table-row>
        <table:table-row table:style-name="ro1">
          <table:table-cell office:value-type="float" office:value="7898909677019">
            <text:p>7898909677019</text:p>
          </table:table-cell>
          <table:table-cell office:value-type="string">
            <text:p>CACHACA DA TULHA OURO 75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09677026">
            <text:p>7898909677026</text:p>
          </table:table-cell>
          <table:table-cell office:value-type="string">
            <text:p>CACHACA DA TULHA PRATA 75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5097994256">
            <text:p>7895097994256</text:p>
          </table:table-cell>
          <table:table-cell office:value-type="string">
            <text:p>CACHACA DOM CABRAL OURO 7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5097994263">
            <text:p>7895097994263</text:p>
          </table:table-cell>
          <table:table-cell office:value-type="string">
            <text:p>CACHACA DOM CABRAL PRATA 7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255980337">
            <text:p>7898255980337</text:p>
          </table:table-cell>
          <table:table-cell office:value-type="string">
            <text:p>CACHACA ESPIRITO DE MINAS 75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63.9">
            <text:p>63,9</text:p>
          </table:table-cell>
          <table:table-cell office:value-type="float" office:value="65.38">
            <text:p>65,38</text:p>
          </table:table-cell>
          <table:table-cell table:number-columns-repeated="1016"/>
        </table:table-row>
        <table:table-row table:style-name="ro1">
          <table:table-cell office:value-type="float" office:value="7898007610413">
            <text:p>7898007610413</text:p>
          </table:table-cell>
          <table:table-cell office:value-type="string">
            <text:p>CACHACA GERMANA HERITAGE 7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30331041">
            <text:p>7898930331041</text:p>
          </table:table-cell>
          <table:table-cell office:value-type="string">
            <text:p>CACHACA GOGO DA EMA 75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11">
            <text:p>11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51894013">
            <text:p>7898951894013</text:p>
          </table:table-cell>
          <table:table-cell office:value-type="string">
            <text:p>CACHACA GOUVEIA BRASIL EXTRA PREMIUM 7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51894129">
            <text:p>7898951894129</text:p>
          </table:table-cell>
          <table:table-cell office:value-type="string">
            <text:p>CACHACA GOUVEIA BRASIL PREMIUM 7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5">
            <text:p>5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1846033">
            <text:p>7898961846033</text:p>
          </table:table-cell>
          <table:table-cell office:value-type="string">
            <text:p>CACHACA HOF ALMA DA SERRA 5ANOS 7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7">
            <text:p>7</text:p>
          </table:table-cell>
          <table:table-cell office:value-type="float" office:value="346">
            <text:p>34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1846194">
            <text:p>7898961846194</text:p>
          </table:table-cell>
          <table:table-cell office:value-type="string">
            <text:p>CACHACA HOF ALMA DA SERRA AMERICANO 7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1846224">
            <text:p>7898961846224</text:p>
          </table:table-cell>
          <table:table-cell office:value-type="string">
            <text:p>CACHACA HOF ALMA DA SERRA TENNESSEE 7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063440016">
            <text:p>7898063440016</text:p>
          </table:table-cell>
          <table:table-cell office:value-type="string">
            <text:p>CACHACA LUA CHEIA 6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94773474">
            <text:p>7898994773474</text:p>
          </table:table-cell>
          <table:table-cell office:value-type="string">
            <text:p>CACHACA MARIA GUARDA CLASSICA 275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94773429">
            <text:p>7898994773429</text:p>
          </table:table-cell>
          <table:table-cell office:value-type="string">
            <text:p>CACHACA MARIA GUARDA CLASSICA 75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94773467">
            <text:p>7898994773467</text:p>
          </table:table-cell>
          <table:table-cell office:value-type="string">
            <text:p>CACHACA MARIA GUARDA UMBURANA 275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94773412">
            <text:p>7898994773412</text:p>
          </table:table-cell>
          <table:table-cell office:value-type="string">
            <text:p>CACHACA MARIA GUARDA UMBURANA 75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179">
            <text:p>2000000000179</text:p>
          </table:table-cell>
          <table:table-cell office:value-type="string">
            <text:p>CACHACA MATA VELHA GOLD 750M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180">
            <text:p>2000000000180</text:p>
          </table:table-cell>
          <table:table-cell office:value-type="string">
            <text:p>CACHACA MATA VELHA SILVER 750M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279320058">
            <text:p>7898279320058</text:p>
          </table:table-cell>
          <table:table-cell office:value-type="string">
            <text:p>CACHACA MATO DENTRO PRATA 7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054370018">
            <text:p>7898054370018</text:p>
          </table:table-cell>
          <table:table-cell office:value-type="string">
            <text:p>CACHACA MEIA LUA 6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1220017">
            <text:p>7898961220017</text:p>
          </table:table-cell>
          <table:table-cell office:value-type="string">
            <text:p>CACHACA MISTA MEU GAROTO JAMBU 700ML</text:p>
          </table:table-cell>
          <table:table-cell office:value-type="string">
            <text:p>CACHACAS</text:p>
          </table:table-cell>
          <table:table-cell office:value-type="float" office:value="22089000">
            <text:p>22089000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94373322">
            <text:p>7898994373322</text:p>
          </table:table-cell>
          <table:table-cell office:value-type="string">
            <text:p>CACHACA O ANDANTE 67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94336624">
            <text:p>7898994336624</text:p>
          </table:table-cell>
          <table:table-cell office:value-type="string">
            <text:p>CACHACA PERFEICAO 75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150950022">
            <text:p>7898150950022</text:p>
          </table:table-cell>
          <table:table-cell office:value-type="string">
            <text:p>CACHACA PIRAGIBANA 6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5">
            <text:p>5</text:p>
          </table:table-cell>
          <table:table-cell office:value-type="float" office:value="282">
            <text:p>28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51894082">
            <text:p>7898951894082</text:p>
          </table:table-cell>
          <table:table-cell office:value-type="string">
            <text:p>CACHACA PORTO DO VIANNA PREMIUM 7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51894099">
            <text:p>7898951894099</text:p>
          </table:table-cell>
          <table:table-cell office:value-type="string">
            <text:p>CACHACA PORTO DO VIANNA TRADICIONAL 7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42450020">
            <text:p>7898942450020</text:p>
          </table:table-cell>
          <table:table-cell office:value-type="string">
            <text:p>CACHACA RAINHA DO NORTE MINAS 7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177">
            <text:p>2000000000177</text:p>
          </table:table-cell>
          <table:table-cell office:value-type="string">
            <text:p>CACHACA SALINAS 6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27.6">
            <text:p>27,6</text:p>
          </table:table-cell>
          <table:table-cell office:value-type="float" office:value="28.55">
            <text:p>28,55</text:p>
          </table:table-cell>
          <table:table-cell table:number-columns-repeated="1016"/>
        </table:table-row>
        <table:table-row table:style-name="ro1">
          <table:table-cell office:value-type="float" office:value="7898255980016">
            <text:p>7898255980016</text:p>
          </table:table-cell>
          <table:table-cell office:value-type="string">
            <text:p>CACHACA SANTO GRAU CEL XAVIER 75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9494700021">
            <text:p>7899494700021</text:p>
          </table:table-cell>
          <table:table-cell office:value-type="string">
            <text:p>CACHACA SAO MIGUEL 7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56730118">
            <text:p>7898956730118</text:p>
          </table:table-cell>
          <table:table-cell office:value-type="string">
            <text:p>CACHACA TIQUIRA GUAAJA 75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6548900161">
            <text:p>7896548900161</text:p>
          </table:table-cell>
          <table:table-cell office:value-type="string">
            <text:p>CACHACA VALE VERDE 70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258">
            <text:p>2000000000258</text:p>
          </table:table-cell>
          <table:table-cell office:value-type="string">
            <text:p>CACHACA VELHO ALAMBIQUE 5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259">
            <text:p>2000000000259</text:p>
          </table:table-cell>
          <table:table-cell office:value-type="string">
            <text:p>CACHACA WEBER HAUS 5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335">
            <text:p>2000000000335</text:p>
          </table:table-cell>
          <table:table-cell office:value-type="string">
            <text:p>MINIATURA BENTO ALBINO CACHACA 5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6548901786">
            <text:p>7896548901786</text:p>
          </table:table-cell>
          <table:table-cell office:value-type="string">
            <text:p>MINIATURA VALE VERDE PRATA 50ML</text:p>
          </table:table-cell>
          <table:table-cell office:value-type="string">
            <text:p>CACHACAS</text:p>
          </table:table-cell>
          <table:table-cell office:value-type="float" office:value="22084000">
            <text:p>2208400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7898924739174">
            <text:p>7898924739174</text:p>
          </table:table-cell>
          <table:table-cell office:value-type="string">
            <text:p>UNIQUE CAFES BLEND 250GR</text:p>
          </table:table-cell>
          <table:table-cell office:value-type="string">
            <text:p>CAFE UNIQUE</text:p>
          </table:table-cell>
          <table:table-cell office:value-type="float" office:value="9012100">
            <text:p>9012100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2" office:value-type="float" office:value="22.5">
            <text:p>22,5</text:p>
          </table:table-cell>
          <table:table-cell table:number-columns-repeated="1016"/>
        </table:table-row>
        <table:table-row table:style-name="ro2">
          <table:table-cell office:value-type="float" office:value="7898924739198">
            <text:p>7898924739198</text:p>
          </table:table-cell>
          <table:table-cell office:value-type="string">
            <text:p>UNIQUE CAFES BOURBON AMARELO 250GR</text:p>
          </table:table-cell>
          <table:table-cell office:value-type="string">
            <text:p>CAFE UNIQUE</text:p>
          </table:table-cell>
          <table:table-cell office:value-type="float" office:value="9012100">
            <text:p>9012100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2" office:value-type="float" office:value="22.5">
            <text:p>22,5</text:p>
          </table:table-cell>
          <table:table-cell table:number-columns-repeated="1016"/>
        </table:table-row>
        <table:table-row table:style-name="ro2">
          <table:table-cell office:value-type="float" office:value="7898924739679">
            <text:p>7898924739679</text:p>
          </table:table-cell>
          <table:table-cell office:value-type="string">
            <text:p>UNIQUE CAFES CX DRIP COFFEE 10X100GR</text:p>
          </table:table-cell>
          <table:table-cell office:value-type="string">
            <text:p>CAFE UNIQUE</text:p>
          </table:table-cell>
          <table:table-cell office:value-type="float" office:value="9012100">
            <text:p>90121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table:number-columns-repeated="1016"/>
        </table:table-row>
        <table:table-row table:style-name="ro2">
          <table:table-cell office:value-type="float" office:value="7898924739204">
            <text:p>7898924739204</text:p>
          </table:table-cell>
          <table:table-cell office:value-type="string">
            <text:p>UNIQUE CAFES DESCAFEINADO 250GR</text:p>
          </table:table-cell>
          <table:table-cell office:value-type="string">
            <text:p>CAFE UNIQUE</text:p>
          </table:table-cell>
          <table:table-cell office:value-type="float" office:value="9012100">
            <text:p>9012100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45">
            <text:p>45</text:p>
          </table:table-cell>
          <table:table-cell table:number-columns-repeated="1016"/>
        </table:table-row>
        <table:table-row table:style-name="ro2">
          <table:table-cell office:value-type="float" office:value="7898924739181">
            <text:p>7898924739181</text:p>
          </table:table-cell>
          <table:table-cell office:value-type="string">
            <text:p>UNIQUE CAFES FRUTADO 250GR</text:p>
          </table:table-cell>
          <table:table-cell office:value-type="string">
            <text:p>CAFE UNIQUE</text:p>
          </table:table-cell>
          <table:table-cell office:value-type="float" office:value="9012100">
            <text:p>9012100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2" office:value-type="float" office:value="22.5">
            <text:p>22,5</text:p>
          </table:table-cell>
          <table:table-cell table:number-columns-repeated="1016"/>
        </table:table-row>
        <table:table-row table:style-name="ro2">
          <table:table-cell office:value-type="float" office:value="7898924739259">
            <text:p>7898924739259</text:p>
          </table:table-cell>
          <table:table-cell office:value-type="string">
            <text:p>UNIQUE CAFES MOCA 250GR</text:p>
          </table:table-cell>
          <table:table-cell office:value-type="string">
            <text:p>CAFE UNIQUE</text:p>
          </table:table-cell>
          <table:table-cell office:value-type="float" office:value="9012100">
            <text:p>9012100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 office:value-type="float" office:value="23.5">
            <text:p>23,5</text:p>
          </table:table-cell>
          <table:table-cell table:number-columns-repeated="1016"/>
        </table:table-row>
        <table:table-row table:style-name="ro2">
          <table:table-cell office:value-type="float" office:value="7898924739211">
            <text:p>7898924739211</text:p>
          </table:table-cell>
          <table:table-cell office:value-type="string">
            <text:p>UNIQUE CAFES ORGANICO 250GR</text:p>
          </table:table-cell>
          <table:table-cell office:value-type="string">
            <text:p>CAFE UNIQUE</text:p>
          </table:table-cell>
          <table:table-cell office:value-type="float" office:value="9012100">
            <text:p>9012100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table:number-columns-repeated="2" office:value-type="float" office:value="27.5">
            <text:p>27,5</text:p>
          </table:table-cell>
          <table:table-cell table:number-columns-repeated="1016"/>
        </table:table-row>
        <table:table-row table:style-name="ro1">
          <table:table-cell office:value-type="float" office:value="5425007818154">
            <text:p>5425007818154</text:p>
          </table:table-cell>
          <table:table-cell office:value-type="string">
            <text:p>CV 3FONT HOMMAGE 1819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1">
            <text:p>31</text:p>
          </table:table-cell>
          <table:table-cell office:value-type="float" office:value="730">
            <text:p>73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07810110">
            <text:p>5425007810110</text:p>
          </table:table-cell>
          <table:table-cell office:value-type="string">
            <text:p>CV 3FONT OUDE GEUZE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float" office:value="345">
            <text:p>34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07813012">
            <text:p>5425007813012</text:p>
          </table:table-cell>
          <table:table-cell office:value-type="string">
            <text:p>CV 3FONT OUDE GEUZE ARMAND GASTON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float" office:value="296">
            <text:p>29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07810813">
            <text:p>5425007810813</text:p>
          </table:table-cell>
          <table:table-cell office:value-type="string">
            <text:p>CV 3FONT OUDE KRIEK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07810929">
            <text:p>5425007810929</text:p>
          </table:table-cell>
          <table:table-cell office:value-type="string">
            <text:p>CV 3FONT OUDE KRIEK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float" office:value="480">
            <text:p>48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730">
            <text:p>2000000005730</text:p>
          </table:table-cell>
          <table:table-cell office:value-type="string">
            <text:p>CV 4ARVORES ABBONDANZA MERLOT CHARD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26.76">
            <text:p>26,76</text:p>
          </table:table-cell>
          <table:table-cell office:value-type="float" office:value="37.68">
            <text:p>37,68</text:p>
          </table:table-cell>
          <table:table-cell table:number-columns-repeated="1016"/>
        </table:table-row>
        <table:table-row table:style-name="ro1">
          <table:table-cell office:value-type="float" office:value="2000000006405">
            <text:p>2000000006405</text:p>
          </table:table-cell>
          <table:table-cell office:value-type="string">
            <text:p>CV 4ARVORES ABBONDANZA PINOT NOIR 2020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6.13">
            <text:p>26,13</text:p>
          </table:table-cell>
          <table:table-cell office:value-type="float" office:value="36.79">
            <text:p>36,79</text:p>
          </table:table-cell>
          <table:table-cell table:number-columns-repeated="1016"/>
        </table:table-row>
        <table:table-row table:style-name="ro1">
          <table:table-cell office:value-type="float" office:value="2000000005732">
            <text:p>2000000005732</text:p>
          </table:table-cell>
          <table:table-cell office:value-type="string">
            <text:p>CV 4ARVORES ABBONDANZA VALONIA NOIR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731">
            <text:p>2000000005731</text:p>
          </table:table-cell>
          <table:table-cell office:value-type="string">
            <text:p>CV 4ARVORES ABBONDANZA WILD 004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24.74">
            <text:p>24,74</text:p>
          </table:table-cell>
          <table:table-cell office:value-type="float" office:value="34.83">
            <text:p>34,83</text:p>
          </table:table-cell>
          <table:table-cell table:number-columns-repeated="1016"/>
        </table:table-row>
        <table:table-row table:style-name="ro1">
          <table:table-cell office:value-type="float" office:value="618341832756">
            <text:p>618341832756</text:p>
          </table:table-cell>
          <table:table-cell office:value-type="string">
            <text:p>CV 5ELEM ABYSSAL 6TH ANNIVERSARY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table:number-columns-repeated="2" office:value-type="float" office:value="25.9">
            <text:p>25,9</text:p>
          </table:table-cell>
          <table:table-cell table:number-columns-repeated="1016"/>
        </table:table-row>
        <table:table-row table:style-name="ro1">
          <table:table-cell office:value-type="float" office:value="618341832732">
            <text:p>618341832732</text:p>
          </table:table-cell>
          <table:table-cell office:value-type="string">
            <text:p>CV 5ELEM ABYSSAL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number-columns-repeated="2" office:value-type="float" office:value="23.9">
            <text:p>23,9</text:p>
          </table:table-cell>
          <table:table-cell table:number-columns-repeated="1016"/>
        </table:table-row>
        <table:table-row table:style-name="ro1">
          <table:table-cell office:value-type="float" office:value="7898959974441">
            <text:p>7898959974441</text:p>
          </table:table-cell>
          <table:table-cell office:value-type="string">
            <text:p>CV 5ELEM QUATRO G SWEET SYMBIOSI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12465001030">
            <text:p>812465001030</text:p>
          </table:table-cell>
          <table:table-cell office:value-type="string">
            <text:p>CV ALESMITH GRAND CRU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12465001023">
            <text:p>812465001023</text:p>
          </table:table-cell>
          <table:table-cell office:value-type="string">
            <text:p>CV ALESMITH SPEED WAY STOUT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4464">
            <text:p>2000000004464</text:p>
          </table:table-cell>
          <table:table-cell office:value-type="string">
            <text:p>CV AND UNION SUNDAY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663002181">
            <text:p>5411663002181</text:p>
          </table:table-cell>
          <table:table-cell office:value-type="string">
            <text:p>CV AUGUSTIJN BLOND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663007001">
            <text:p>5411663007001</text:p>
          </table:table-cell>
          <table:table-cell office:value-type="string">
            <text:p>CV AUGUSTIJN DONKER BRUNE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663002204">
            <text:p>5411663002204</text:p>
          </table:table-cell>
          <table:table-cell office:value-type="string">
            <text:p>CV AUGUSTIJN GRAND CRU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832664">
            <text:p>618341832664</text:p>
          </table:table-cell>
          <table:table-cell office:value-type="string">
            <text:p>CV AUGUSTINUS GRANDMAS SECRET GUAV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2" office:value-type="float" office:value="21.9">
            <text:p>21,9</text:p>
          </table:table-cell>
          <table:table-cell table:number-columns-repeated="1016"/>
        </table:table-row>
        <table:table-row table:style-name="ro1">
          <table:table-cell office:value-type="float" office:value="618231981472">
            <text:p>618231981472</text:p>
          </table:table-cell>
          <table:table-cell office:value-type="string">
            <text:p>CV AUGUSTINUS THE DEAD WILL WALK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table:number-columns-repeated="2" office:value-type="float" office:value="24.9">
            <text:p>24,9</text:p>
          </table:table-cell>
          <table:table-cell table:number-columns-repeated="1016"/>
        </table:table-row>
        <table:table-row table:style-name="ro1">
          <table:table-cell office:value-type="float" office:value="618231981700">
            <text:p>618231981700</text:p>
          </table:table-cell>
          <table:table-cell office:value-type="string">
            <text:p>CV AUGUSTINUS THEYRE COMING FOR YOU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2" office:value-type="float" office:value="19.9">
            <text:p>19,9</text:p>
          </table:table-cell>
          <table:table-cell table:number-columns-repeated="1016"/>
        </table:table-row>
        <table:table-row table:style-name="ro1">
          <table:table-cell office:value-type="float" office:value="606529993948">
            <text:p>606529993948</text:p>
          </table:table-cell>
          <table:table-cell office:value-type="string">
            <text:p>CV AUGUSTINUS YURITO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2" office:value-type="float" office:value="20.9">
            <text:p>20,9</text:p>
          </table:table-cell>
          <table:table-cell table:number-columns-repeated="1016"/>
        </table:table-row>
        <table:table-row table:style-name="ro1">
          <table:table-cell office:value-type="float" office:value="5412186003013">
            <text:p>5412186003013</text:p>
          </table:table-cell>
          <table:table-cell office:value-type="string">
            <text:p>CV AVERBODE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5742720">
            <text:p>7898965742720</text:p>
          </table:table-cell>
          <table:table-cell office:value-type="string">
            <text:p>CV AVOS ABU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4.98">
            <text:p>14,98</text:p>
          </table:table-cell>
          <table:table-cell office:value-type="float" office:value="19.9">
            <text:p>19,9</text:p>
          </table:table-cell>
          <table:table-cell table:number-columns-repeated="1016"/>
        </table:table-row>
        <table:table-row table:style-name="ro1">
          <table:table-cell office:value-type="float" office:value="7898965742782">
            <text:p>7898965742782</text:p>
          </table:table-cell>
          <table:table-cell office:value-type="string">
            <text:p>CV AVOS ABUEL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16.9">
            <text:p>16,9</text:p>
          </table:table-cell>
          <table:table-cell table:number-columns-repeated="1016"/>
        </table:table-row>
        <table:table-row table:style-name="ro1">
          <table:table-cell office:value-type="float" office:value="7898965742645">
            <text:p>7898965742645</text:p>
          </table:table-cell>
          <table:table-cell office:value-type="string">
            <text:p>CV AVOS EXP DOS SENTIDOS 35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5742843">
            <text:p>7898965742843</text:p>
          </table:table-cell>
          <table:table-cell office:value-type="string">
            <text:p>CV AVOS JUICY IPL 1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9">
            <text:p>25,9</text:p>
          </table:table-cell>
          <table:table-cell table:number-columns-repeated="1016"/>
        </table:table-row>
        <table:table-row table:style-name="ro1">
          <table:table-cell office:value-type="float" office:value="7898965742850">
            <text:p>7898965742850</text:p>
          </table:table-cell>
          <table:table-cell office:value-type="string">
            <text:p>CV AVOS JUICY IPL 2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9">
            <text:p>25,9</text:p>
          </table:table-cell>
          <table:table-cell table:number-columns-repeated="1016"/>
        </table:table-row>
        <table:table-row table:style-name="ro1">
          <table:table-cell office:value-type="float" office:value="7898965742751">
            <text:p>7898965742751</text:p>
          </table:table-cell>
          <table:table-cell office:value-type="string">
            <text:p>CV AVOS MAMI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5742768">
            <text:p>7898965742768</text:p>
          </table:table-cell>
          <table:table-cell office:value-type="string">
            <text:p>CV AVOS NAN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16.9">
            <text:p>16,9</text:p>
          </table:table-cell>
          <table:table-cell table:number-columns-repeated="1016"/>
        </table:table-row>
        <table:table-row table:style-name="ro1">
          <table:table-cell office:value-type="float" office:value="7898965742423">
            <text:p>7898965742423</text:p>
          </table:table-cell>
          <table:table-cell office:value-type="string">
            <text:p>CV AVOS NAO IPA 3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9">
            <text:p>25,9</text:p>
          </table:table-cell>
          <table:table-cell table:number-columns-repeated="1016"/>
        </table:table-row>
        <table:table-row table:style-name="ro1">
          <table:table-cell office:value-type="float" office:value="7898965742775">
            <text:p>7898965742775</text:p>
          </table:table-cell>
          <table:table-cell office:value-type="string">
            <text:p>CV AVOS NONN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2.73">
            <text:p>12,73</text:p>
          </table:table-cell>
          <table:table-cell office:value-type="float" office:value="16.9">
            <text:p>16,9</text:p>
          </table:table-cell>
          <table:table-cell table:number-columns-repeated="1016"/>
        </table:table-row>
        <table:table-row table:style-name="ro1">
          <table:table-cell office:value-type="float" office:value="7898965742713">
            <text:p>7898965742713</text:p>
          </table:table-cell>
          <table:table-cell office:value-type="string">
            <text:p>CV AVOS OMI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3.48">
            <text:p>13,48</text:p>
          </table:table-cell>
          <table:table-cell office:value-type="float" office:value="17.9">
            <text:p>17,9</text:p>
          </table:table-cell>
          <table:table-cell table:number-columns-repeated="1016"/>
        </table:table-row>
        <table:table-row table:style-name="ro1">
          <table:table-cell office:value-type="float" office:value="7898965742546">
            <text:p>7898965742546</text:p>
          </table:table-cell>
          <table:table-cell office:value-type="string">
            <text:p>CV AVOS PINK SMALL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5742737">
            <text:p>7898965742737</text:p>
          </table:table-cell>
          <table:table-cell office:value-type="string">
            <text:p>CV AVOS V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number-columns-repeated="2" office:value-type="float" office:value="21.9">
            <text:p>21,9</text:p>
          </table:table-cell>
          <table:table-cell table:number-columns-repeated="1016"/>
        </table:table-row>
        <table:table-row table:style-name="ro1">
          <table:table-cell office:value-type="float" office:value="7898965742287">
            <text:p>7898965742287</text:p>
          </table:table-cell>
          <table:table-cell office:value-type="string">
            <text:p>CV AVOS VO MARIA IN CONCERT IPL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number-columns-repeated="2" office:value-type="float" office:value="16.9">
            <text:p>16,9</text:p>
          </table:table-cell>
          <table:table-cell table:number-columns-repeated="1016"/>
        </table:table-row>
        <table:table-row table:style-name="ro1">
          <table:table-cell office:value-type="float" office:value="7898965742270">
            <text:p>7898965742270</text:p>
          </table:table-cell>
          <table:table-cell office:value-type="string">
            <text:p>CV AVOS VO MARIA LADO ZE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 office:value-type="float" office:value="12.9">
            <text:p>12,9</text:p>
          </table:table-cell>
          <table:table-cell table:number-columns-repeated="1016"/>
        </table:table-row>
        <table:table-row table:style-name="ro1">
          <table:table-cell office:value-type="float" office:value="7898965742744">
            <text:p>7898965742744</text:p>
          </table:table-cell>
          <table:table-cell office:value-type="string">
            <text:p>CV AVOS YAY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17241850">
            <text:p>5425017241850</text:p>
          </table:table-cell>
          <table:table-cell office:value-type="string">
            <text:p>CV BLANCHE DE BRUGES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 office:value-type="float" office:value="17.55">
            <text:p>17,55</text:p>
          </table:table-cell>
          <table:table-cell table:number-columns-repeated="1016"/>
        </table:table-row>
        <table:table-row table:style-name="ro1">
          <table:table-cell office:value-type="float" office:value="7898628362777">
            <text:p>7898628362777</text:p>
          </table:table-cell>
          <table:table-cell office:value-type="string">
            <text:p>CV BLONDINE EAP CAL BBA BARLEYWINE 3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621">
            <text:p>2000000005621</text:p>
          </table:table-cell>
          <table:table-cell office:value-type="string">
            <text:p>CV BLONDINE EAP CAL BBA BARLEYWINE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628362760">
            <text:p>7898628362760</text:p>
          </table:table-cell>
          <table:table-cell office:value-type="string">
            <text:p>CV BLONDINE EAP CAL BBA WEEHEAVY 3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625">
            <text:p>2000000005625</text:p>
          </table:table-cell>
          <table:table-cell office:value-type="string">
            <text:p>CV BLONDINE EAP CAL BBA WEEHEAVY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628362678">
            <text:p>7898628362678</text:p>
          </table:table-cell>
          <table:table-cell office:value-type="string">
            <text:p>CV BLONDINE NATTUE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10.01">
            <text:p>10,01</text:p>
          </table:table-cell>
          <table:table-cell office:value-type="float" office:value="10.3">
            <text:p>10,3</text:p>
          </table:table-cell>
          <table:table-cell table:number-columns-repeated="1016"/>
        </table:table-row>
        <table:table-row table:style-name="ro1">
          <table:table-cell office:value-type="float" office:value="7898628362463">
            <text:p>7898628362463</text:p>
          </table:table-cell>
          <table:table-cell office:value-type="string">
            <text:p>CV BLONDINE RESERVA IMPERIAL BLACK IPA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665801826">
            <text:p>7898665801826</text:p>
          </table:table-cell>
          <table:table-cell office:value-type="string">
            <text:p>CV BODAS DE BLUMENAU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656883831">
            <text:p>7898656883831</text:p>
          </table:table-cell>
          <table:table-cell office:value-type="string">
            <text:p>CV BOLD KEY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table:number-columns-repeated="2" office:value-type="float" office:value="29.7">
            <text:p>29,7</text:p>
          </table:table-cell>
          <table:table-cell table:number-columns-repeated="1016"/>
        </table:table-row>
        <table:table-row table:style-name="ro1">
          <table:table-cell office:value-type="float" office:value="7898656883824">
            <text:p>7898656883824</text:p>
          </table:table-cell>
          <table:table-cell office:value-type="string">
            <text:p>CV BOLD LOCK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table:number-columns-repeated="2" office:value-type="float" office:value="28.4">
            <text:p>28,4</text:p>
          </table:table-cell>
          <table:table-cell table:number-columns-repeated="1016"/>
        </table:table-row>
        <table:table-row table:style-name="ro1">
          <table:table-cell office:value-type="float" office:value="2000000000341">
            <text:p>2000000000341</text:p>
          </table:table-cell>
          <table:table-cell office:value-type="string">
            <text:p>CV BOON GUEUZE MARIAGE PARFAIT 2004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342">
            <text:p>2000000000342</text:p>
          </table:table-cell>
          <table:table-cell office:value-type="string">
            <text:p>CV BOON GUEUZE MARIAGE PARFAIT 2006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7">
            <text:p>4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343">
            <text:p>2000000000343</text:p>
          </table:table-cell>
          <table:table-cell office:value-type="string">
            <text:p>CV BOON GUEUZE MARIAGE PARFAIT 2011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344">
            <text:p>2000000000344</text:p>
          </table:table-cell>
          <table:table-cell office:value-type="string">
            <text:p>CV BOON GUEUZE MARIAGE PARFAIT 2012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2">
            <text:p>42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2783052865">
            <text:p>5412783052865</text:p>
          </table:table-cell>
          <table:table-cell office:value-type="string">
            <text:p>CV BOON GUEUZE MARIAGE PARFAIT 2015/16/17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6">
            <text:p>26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2783152800">
            <text:p>5412783152800</text:p>
          </table:table-cell>
          <table:table-cell office:value-type="string">
            <text:p>CV BOON OUD GEUZE BLACK LABEL 3A ED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2783152749">
            <text:p>5412783152749</text:p>
          </table:table-cell>
          <table:table-cell office:value-type="string">
            <text:p>CV BOON OUD GEUZE BLACK LABEL 4A ED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2783052704">
            <text:p>5412783052704</text:p>
          </table:table-cell>
          <table:table-cell office:value-type="string">
            <text:p>CV BOON OUD GEUZE BLACK LABEL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2783001085">
            <text:p>5412783001085</text:p>
          </table:table-cell>
          <table:table-cell office:value-type="string">
            <text:p>CV BOON OUDE GEUZE BOON VAT 108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2783001108">
            <text:p>5412783001108</text:p>
          </table:table-cell>
          <table:table-cell office:value-type="string">
            <text:p>CV BOON OUDE GEUZE BOON VAT 110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2783000910">
            <text:p>5412783000910</text:p>
          </table:table-cell>
          <table:table-cell office:value-type="string">
            <text:p>CV BOON OUDE GEUZE BOON VAT 91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2783000927">
            <text:p>5412783000927</text:p>
          </table:table-cell>
          <table:table-cell office:value-type="string">
            <text:p>CV BOON OUDE GEUZE BOON VAT 92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2783053862">
            <text:p>5412783053862</text:p>
          </table:table-cell>
          <table:table-cell office:value-type="string">
            <text:p>CV BOON OUDE KRIEK BOON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2783153258">
            <text:p>5412783153258</text:p>
          </table:table-cell>
          <table:table-cell office:value-type="string">
            <text:p>CV BOON OUDE SCHAARBEEKSE KRIEK BOON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516003600">
            <text:p>5411516003600</text:p>
          </table:table-cell>
          <table:table-cell office:value-type="string">
            <text:p>CV BOURGOGNE DES FLANDRES BLOND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516000517">
            <text:p>5411516000517</text:p>
          </table:table-cell>
          <table:table-cell office:value-type="string">
            <text:p>CV BOURGOGNE DES FLANDRES BRUNE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516000111">
            <text:p>5411516000111</text:p>
          </table:table-cell>
          <table:table-cell office:value-type="string">
            <text:p>CV BOURGOGNE DES FLANDRES BRUNE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56025436176">
            <text:p>5056025436176</text:p>
          </table:table-cell>
          <table:table-cell office:value-type="string">
            <text:p>CV BREWDOG ARCADE CITY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33.95">
            <text:p>33,95</text:p>
          </table:table-cell>
          <table:table-cell office:value-type="float" office:value="46.6">
            <text:p>46,6</text:p>
          </table:table-cell>
          <table:table-cell table:number-columns-repeated="1016"/>
        </table:table-row>
        <table:table-row table:style-name="ro1">
          <table:table-cell office:value-type="float" office:value="2000000000345">
            <text:p>2000000000345</text:p>
          </table:table-cell>
          <table:table-cell office:value-type="string">
            <text:p>CV BREWDOG BASHAH 2009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56025412903">
            <text:p>5056025412903</text:p>
          </table:table-cell>
          <table:table-cell office:value-type="string">
            <text:p>CV BREWDOG DEAD PONY LT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.45">
            <text:p>10,45</text:p>
          </table:table-cell>
          <table:table-cell office:value-type="float" office:value="13.96">
            <text:p>13,96</text:p>
          </table:table-cell>
          <table:table-cell table:number-columns-repeated="1016"/>
        </table:table-row>
        <table:table-row table:style-name="ro1">
          <table:table-cell office:value-type="float" office:value="5056025434158">
            <text:p>5056025434158</text:p>
          </table:table-cell>
          <table:table-cell office:value-type="string">
            <text:p>CV BREWDOG DUOPOLIS LT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56025413061">
            <text:p>5056025413061</text:p>
          </table:table-cell>
          <table:table-cell office:value-type="string">
            <text:p>CV BREWDOG ELVIS JUICE LT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1.25">
            <text:p>11,25</text:p>
          </table:table-cell>
          <table:table-cell office:value-type="float" office:value="14.62">
            <text:p>14,62</text:p>
          </table:table-cell>
          <table:table-cell table:number-columns-repeated="1016"/>
        </table:table-row>
        <table:table-row table:style-name="ro1">
          <table:table-cell office:value-type="float" office:value="5056025433847">
            <text:p>5056025433847</text:p>
          </table:table-cell>
          <table:table-cell office:value-type="string">
            <text:p>CV BREWDOG KRAMPUS NIGHT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float" office:value="44.5">
            <text:p>44,5</text:p>
          </table:table-cell>
          <table:table-cell office:value-type="float" office:value="61.08">
            <text:p>61,08</text:p>
          </table:table-cell>
          <table:table-cell table:number-columns-repeated="1016"/>
        </table:table-row>
        <table:table-row table:style-name="ro1">
          <table:table-cell office:value-type="float" office:value="5056025455610">
            <text:p>5056025455610</text:p>
          </table:table-cell>
          <table:table-cell office:value-type="string">
            <text:p>CV BREWDOG PLANET PALE LT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2.05">
            <text:p>12,05</text:p>
          </table:table-cell>
          <table:table-cell office:value-type="float" office:value="15.29">
            <text:p>15,29</text:p>
          </table:table-cell>
          <table:table-cell table:number-columns-repeated="1016"/>
        </table:table-row>
        <table:table-row table:style-name="ro1">
          <table:table-cell office:value-type="float" office:value="5056025440432">
            <text:p>5056025440432</text:p>
          </table:table-cell>
          <table:table-cell office:value-type="string">
            <text:p>CV BREWDOG PUNK IPA LT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5060154910803">
            <text:p>5060154910803</text:p>
          </table:table-cell>
          <table:table-cell office:value-type="string">
            <text:p>CV BREWDOG SINK THE BISMARCH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60154910698">
            <text:p>5060154910698</text:p>
          </table:table-cell>
          <table:table-cell office:value-type="string">
            <text:p>CV BREWDOG TNP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17240419">
            <text:p>5425017240419</text:p>
          </table:table-cell>
          <table:table-cell office:value-type="string">
            <text:p>CV BRUGSE BOK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17240013">
            <text:p>5425017240013</text:p>
          </table:table-cell>
          <table:table-cell office:value-type="string">
            <text:p>CV BRUGSE ZOT BLOND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2"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5425017240075">
            <text:p>5425017240075</text:p>
          </table:table-cell>
          <table:table-cell office:value-type="string">
            <text:p>CV BRUGSE ZOT DUBBEL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17241683">
            <text:p>5425017241683</text:p>
          </table:table-cell>
          <table:table-cell office:value-type="string">
            <text:p>CV BRUGSE ZOT SPORT ZOT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number-columns-repeated="2"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2000000000348">
            <text:p>2000000000348</text:p>
          </table:table-cell>
          <table:table-cell office:value-type="string">
            <text:p>CV CANTILLON BRUOCSELLA GRAND CRU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95">
            <text:p>49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567">
            <text:p>2000000005567</text:p>
          </table:table-cell>
          <table:table-cell office:value-type="string">
            <text:p>CV CANTILLON CUVEE SAINT-GILLOISE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540">
            <text:p>54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349">
            <text:p>2000000000349</text:p>
          </table:table-cell>
          <table:table-cell office:value-type="string">
            <text:p>CV CANTILLON FOU FOUNE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555">
            <text:p>55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024000047">
            <text:p>5411024000047</text:p>
          </table:table-cell>
          <table:table-cell office:value-type="string">
            <text:p>CV CANTILLON GEUZ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195">
            <text:p>195</text:p>
          </table:table-cell>
          <table:table-cell office:value-type="float" office:value="97">
            <text:p>97</text:p>
          </table:table-cell>
          <table:table-cell office:value-type="float" office:value="128.82">
            <text:p>128,82</text:p>
          </table:table-cell>
          <table:table-cell table:number-columns-repeated="1016"/>
        </table:table-row>
        <table:table-row table:style-name="ro1">
          <table:table-cell office:value-type="float" office:value="5411024000030">
            <text:p>5411024000030</text:p>
          </table:table-cell>
          <table:table-cell office:value-type="string">
            <text:p>CV CANTILLON GEUZE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float" office:value="369">
            <text:p>369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024000054">
            <text:p>5411024000054</text:p>
          </table:table-cell>
          <table:table-cell office:value-type="string">
            <text:p>CV CANTILLON KRIEK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8">
            <text:p>18</text:p>
          </table:table-cell>
          <table:table-cell office:value-type="float" office:value="259">
            <text:p>259</text:p>
          </table:table-cell>
          <table:table-cell office:value-type="float" office:value="123">
            <text:p>123</text:p>
          </table:table-cell>
          <table:table-cell office:value-type="float" office:value="81.67">
            <text:p>81,67</text:p>
          </table:table-cell>
          <table:table-cell table:number-columns-repeated="1016"/>
        </table:table-row>
        <table:table-row table:style-name="ro1">
          <table:table-cell office:value-type="float" office:value="5411024000023">
            <text:p>5411024000023</text:p>
          </table:table-cell>
          <table:table-cell office:value-type="string">
            <text:p>CV CANTILLON KRIEK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430">
            <text:p>43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352">
            <text:p>2000000000352</text:p>
          </table:table-cell>
          <table:table-cell office:value-type="string">
            <text:p>CV CANTILLON ROSE DE GAMBRINUS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353">
            <text:p>2000000000353</text:p>
          </table:table-cell>
          <table:table-cell office:value-type="string">
            <text:p>CV CANTILLON ROSE DE GAMBRINUS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417">
            <text:p>41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030848">
            <text:p>618341030848</text:p>
          </table:table-cell>
          <table:table-cell office:value-type="string">
            <text:p>CV CAP BREW AROMA DE CAFE 14KM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030886">
            <text:p>618341030886</text:p>
          </table:table-cell>
          <table:table-cell office:value-type="string">
            <text:p>CV CAP BREW CONJUNCAO DISTORCID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030855">
            <text:p>618341030855</text:p>
          </table:table-cell>
          <table:table-cell office:value-type="string">
            <text:p>CV CAP BREW CREPUSCULO DO SONHO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030725">
            <text:p>618341030725</text:p>
          </table:table-cell>
          <table:table-cell office:value-type="string">
            <text:p>CV CAP BREW DEEP BRAZIL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030879">
            <text:p>618341030879</text:p>
          </table:table-cell>
          <table:table-cell office:value-type="string">
            <text:p>CV CAP BREW DISTORCAO CONJUNTIV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030671">
            <text:p>618341030671</text:p>
          </table:table-cell>
          <table:table-cell office:value-type="string">
            <text:p>CV CAP BREW EXP DOS SENTIDO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9205426166">
            <text:p>619205426166</text:p>
          </table:table-cell>
          <table:table-cell office:value-type="string">
            <text:p>CV CAP BREW NESSE NATAL FICAR MTO LOUCO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356">
            <text:p>2000000000356</text:p>
          </table:table-cell>
          <table:table-cell office:value-type="string">
            <text:p>CV CAROLUS CUVEE VAN DE K BLAW 2013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357">
            <text:p>2000000000357</text:p>
          </table:table-cell>
          <table:table-cell office:value-type="string">
            <text:p>CV CAROLUS CUVEE VAN DE K BLAW 2014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359">
            <text:p>2000000000359</text:p>
          </table:table-cell>
          <table:table-cell office:value-type="string">
            <text:p>CV CAROLUS CUVEE VAN DE K BLAW 2016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360">
            <text:p>2000000000360</text:p>
          </table:table-cell>
          <table:table-cell office:value-type="string">
            <text:p>CV CAROLUS CUVEE VAN DE K BLAW 2017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0908100118">
            <text:p>5410908100118</text:p>
          </table:table-cell>
          <table:table-cell office:value-type="string">
            <text:p>CV CHIMAY 150 STRONG BLOND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table:number-columns-repeated="2" office:value-type="float" office:value="28.96">
            <text:p>28,96</text:p>
          </table:table-cell>
          <table:table-cell table:number-columns-repeated="1016"/>
        </table:table-row>
        <table:table-row table:style-name="ro1">
          <table:table-cell office:value-type="float" office:value="5410908000128">
            <text:p>5410908000128</text:p>
          </table:table-cell>
          <table:table-cell office:value-type="string">
            <text:p>CV CHIMAY DOREE GOLD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table:number-columns-repeated="2" office:value-type="float" office:value="21.3">
            <text:p>21,3</text:p>
          </table:table-cell>
          <table:table-cell table:number-columns-repeated="1016"/>
        </table:table-row>
        <table:table-row table:style-name="ro1">
          <table:table-cell office:value-type="float" office:value="5410908000012">
            <text:p>5410908000012</text:p>
          </table:table-cell>
          <table:table-cell office:value-type="string">
            <text:p>CV CHIMAY RED BRUNE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table:number-columns-repeated="2" office:value-type="float" office:value="22.14">
            <text:p>22,14</text:p>
          </table:table-cell>
          <table:table-cell table:number-columns-repeated="1016"/>
        </table:table-row>
        <table:table-row table:style-name="ro1">
          <table:table-cell office:value-type="float" office:value="5410908000029">
            <text:p>5410908000029</text:p>
          </table:table-cell>
          <table:table-cell office:value-type="string">
            <text:p>CV CHIMAY TRIPEL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0769300085">
            <text:p>5410769300085</text:p>
          </table:table-cell>
          <table:table-cell office:value-type="string">
            <text:p>CV CHOUFFE HOUBLON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9.7">
            <text:p>19,7</text:p>
          </table:table-cell>
          <table:table-cell office:value-type="float" office:value="24.56">
            <text:p>24,56</text:p>
          </table:table-cell>
          <table:table-cell table:number-columns-repeated="1016"/>
        </table:table-row>
        <table:table-row table:style-name="ro1">
          <table:table-cell office:value-type="float" office:value="5410769400068">
            <text:p>5410769400068</text:p>
          </table:table-cell>
          <table:table-cell office:value-type="string">
            <text:p>CV CHOUFFE SOLEIL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14.45">
            <text:p>14,45</text:p>
          </table:table-cell>
          <table:table-cell office:value-type="float" office:value="20.21">
            <text:p>20,21</text:p>
          </table:table-cell>
          <table:table-cell table:number-columns-repeated="1016"/>
        </table:table-row>
        <table:table-row table:style-name="ro1">
          <table:table-cell office:value-type="float" office:value="9310441004880">
            <text:p>9310441004880</text:p>
          </table:table-cell>
          <table:table-cell office:value-type="string">
            <text:p>CV COOPERS AUSTRALIAN IPA LT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2" office:value-type="float" office:value="17.95">
            <text:p>17,95</text:p>
          </table:table-cell>
          <table:table-cell table:number-columns-repeated="1016"/>
        </table:table-row>
        <table:table-row table:style-name="ro1">
          <table:table-cell office:value-type="float" office:value="9310441004743">
            <text:p>9310441004743</text:p>
          </table:table-cell>
          <table:table-cell office:value-type="string">
            <text:p>CV COOPERS PACIFIC PALE ALE LT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number-columns-repeated="2" office:value-type="float" office:value="16.95">
            <text:p>16,95</text:p>
          </table:table-cell>
          <table:table-cell table:number-columns-repeated="1016"/>
        </table:table-row>
        <table:table-row table:style-name="ro1">
          <table:table-cell office:value-type="float" office:value="9310441003111">
            <text:p>9310441003111</text:p>
          </table:table-cell>
          <table:table-cell office:value-type="string">
            <text:p>CV COOPERS VINTAGE 2021 35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table:number-columns-repeated="2" office:value-type="float" office:value="22.95">
            <text:p>22,95</text:p>
          </table:table-cell>
          <table:table-cell table:number-columns-repeated="1016"/>
        </table:table-row>
        <table:table-row table:style-name="ro1">
          <table:table-cell office:value-type="float" office:value="7898332007384">
            <text:p>7898332007384</text:p>
          </table:table-cell>
          <table:table-cell office:value-type="string">
            <text:p>CV COSABELLA CABERNET SAUVIGNON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332007407">
            <text:p>7898332007407</text:p>
          </table:table-cell>
          <table:table-cell office:value-type="string">
            <text:p>CV COSABELLA TREBIANO CHARDONNAY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1919">
            <text:p>2000000001919</text:p>
          </table:table-cell>
          <table:table-cell office:value-type="string">
            <text:p>CV COZALINDA SE7E ONDAS 1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332007322">
            <text:p>7898332007322</text:p>
          </table:table-cell>
          <table:table-cell office:value-type="string">
            <text:p>CV COZALINDA SYMPOTEIN CHARDONNAY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332007315">
            <text:p>7898332007315</text:p>
          </table:table-cell>
          <table:table-cell office:value-type="string">
            <text:p>CV COZALINDA SYMPOTEIN CHARDONNAY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332007124">
            <text:p>7898332007124</text:p>
          </table:table-cell>
          <table:table-cell office:value-type="string">
            <text:p>CV COZALINDA SYMPOTEIN MERLOT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332007162">
            <text:p>7898332007162</text:p>
          </table:table-cell>
          <table:table-cell office:value-type="string">
            <text:p>CV COZALINDA SYMPOTEIN MERLOT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191">
            <text:p>2000000005191</text:p>
          </table:table-cell>
          <table:table-cell office:value-type="string">
            <text:p>CV CROMA BEANS N GREENS II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551">
            <text:p>2000000005551</text:p>
          </table:table-cell>
          <table:table-cell office:value-type="string">
            <text:p>CV CROMA CACAU ROS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2" office:value-type="float" office:value="21.5">
            <text:p>21,5</text:p>
          </table:table-cell>
          <table:table-cell table:number-columns-repeated="1016"/>
        </table:table-row>
        <table:table-row table:style-name="ro1">
          <table:table-cell office:value-type="float" office:value="2000000006520">
            <text:p>2000000006520</text:p>
          </table:table-cell>
          <table:table-cell office:value-type="string">
            <text:p>CV CROMA CARNIVAL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2" office:value-type="float" office:value="21.5">
            <text:p>21,5</text:p>
          </table:table-cell>
          <table:table-cell table:number-columns-repeated="1016"/>
        </table:table-row>
        <table:table-row table:style-name="ro1">
          <table:table-cell office:value-type="float" office:value="609963722303">
            <text:p>609963722303</text:p>
          </table:table-cell>
          <table:table-cell office:value-type="string">
            <text:p>CV CROMA CITRA PIL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9963722358">
            <text:p>609963722358</text:p>
          </table:table-cell>
          <table:table-cell office:value-type="string">
            <text:p>CV CROMA CLOUDBREAK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557">
            <text:p>2000000006557</text:p>
          </table:table-cell>
          <table:table-cell office:value-type="string">
            <text:p>CV CROMA DANCING QUEE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2" office:value-type="float" office:value="26.5">
            <text:p>26,5</text:p>
          </table:table-cell>
          <table:table-cell table:number-columns-repeated="1016"/>
        </table:table-row>
        <table:table-row table:style-name="ro1">
          <table:table-cell office:value-type="float" office:value="2000000005638">
            <text:p>2000000005638</text:p>
          </table:table-cell>
          <table:table-cell office:value-type="string">
            <text:p>CV CROMA EXP DOS SENTIDO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4819">
            <text:p>2000000004819</text:p>
          </table:table-cell>
          <table:table-cell office:value-type="string">
            <text:p>CV CROMA EXPRESSO MARTINI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145">
            <text:p>2000000006145</text:p>
          </table:table-cell>
          <table:table-cell office:value-type="string">
            <text:p>CV CROMA FIRE IN THE HOL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2" office:value-type="float" office:value="28.9">
            <text:p>28,9</text:p>
          </table:table-cell>
          <table:table-cell table:number-columns-repeated="1016"/>
        </table:table-row>
        <table:table-row table:style-name="ro1">
          <table:table-cell office:value-type="float" office:value="2000000005808">
            <text:p>2000000005808</text:p>
          </table:table-cell>
          <table:table-cell office:value-type="string">
            <text:p>CV CROMA FLASHBACK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555">
            <text:p>2000000006555</text:p>
          </table:table-cell>
          <table:table-cell office:value-type="string">
            <text:p>CV CROMA ICE CUBE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number-columns-repeated="2" office:value-type="float" office:value="26.5">
            <text:p>26,5</text:p>
          </table:table-cell>
          <table:table-cell table:number-columns-repeated="1016"/>
        </table:table-row>
        <table:table-row table:style-name="ro1">
          <table:table-cell office:value-type="float" office:value="2000000006559">
            <text:p>2000000006559</text:p>
          </table:table-cell>
          <table:table-cell office:value-type="string">
            <text:p>CV CROMA INTERSESSION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number-columns-repeated="2" office:value-type="float" office:value="29.5">
            <text:p>29,5</text:p>
          </table:table-cell>
          <table:table-cell table:number-columns-repeated="1016"/>
        </table:table-row>
        <table:table-row table:style-name="ro1">
          <table:table-cell office:value-type="float" office:value="2000000005894">
            <text:p>2000000005894</text:p>
          </table:table-cell>
          <table:table-cell office:value-type="string">
            <text:p>CV CROMA KIWI BROTHER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363">
            <text:p>2000000005363</text:p>
          </table:table-cell>
          <table:table-cell office:value-type="string">
            <text:p>CV CROMA LOREM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2883791206">
            <text:p>602883791206</text:p>
          </table:table-cell>
          <table:table-cell office:value-type="string">
            <text:p>CV CROMA MELON KING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558">
            <text:p>2000000006558</text:p>
          </table:table-cell>
          <table:table-cell office:value-type="string">
            <text:p>CV CROMA MIXTAP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2" office:value-type="float" office:value="26.5">
            <text:p>26,5</text:p>
          </table:table-cell>
          <table:table-cell table:number-columns-repeated="1016"/>
        </table:table-row>
        <table:table-row table:style-name="ro1">
          <table:table-cell office:value-type="float" office:value="2000000006560">
            <text:p>2000000006560</text:p>
          </table:table-cell>
          <table:table-cell office:value-type="string">
            <text:p>CV CROMA OBSESSION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number-columns-repeated="2" office:value-type="float" office:value="29.5">
            <text:p>29,5</text:p>
          </table:table-cell>
          <table:table-cell table:number-columns-repeated="1016"/>
        </table:table-row>
        <table:table-row table:style-name="ro1">
          <table:table-cell office:value-type="float" office:value="2000000004938">
            <text:p>2000000004938</text:p>
          </table:table-cell>
          <table:table-cell office:value-type="string">
            <text:p>CV CROMA OCA HOPS TO G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642">
            <text:p>2000000005642</text:p>
          </table:table-cell>
          <table:table-cell office:value-type="string">
            <text:p>CV CROMA OH DARLING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9963722341">
            <text:p>609963722341</text:p>
          </table:table-cell>
          <table:table-cell office:value-type="string">
            <text:p>CV CROMA PARASAIL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146">
            <text:p>2000000006146</text:p>
          </table:table-cell>
          <table:table-cell office:value-type="string">
            <text:p>CV CROMA PLAYTIM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table:number-columns-repeated="2" office:value-type="float" office:value="29.9">
            <text:p>29,9</text:p>
          </table:table-cell>
          <table:table-cell table:number-columns-repeated="1016"/>
        </table:table-row>
        <table:table-row table:style-name="ro1">
          <table:table-cell office:value-type="float" office:value="2000000006561">
            <text:p>2000000006561</text:p>
          </table:table-cell>
          <table:table-cell office:value-type="string">
            <text:p>CV CROMA POSSESSION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2" office:value-type="float" office:value="29.5">
            <text:p>29,5</text:p>
          </table:table-cell>
          <table:table-cell table:number-columns-repeated="1016"/>
        </table:table-row>
        <table:table-row table:style-name="ro1">
          <table:table-cell office:value-type="float" office:value="609963722365">
            <text:p>609963722365</text:p>
          </table:table-cell>
          <table:table-cell office:value-type="string">
            <text:p>CV CROMA ROYAL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219">
            <text:p>2000000006219</text:p>
          </table:table-cell>
          <table:table-cell office:value-type="string">
            <text:p>CV CROMA SKY HIGH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21.5">
            <text:p>21,5</text:p>
          </table:table-cell>
          <table:table-cell table:number-columns-repeated="1016"/>
        </table:table-row>
        <table:table-row table:style-name="ro1">
          <table:table-cell office:value-type="float" office:value="2000000006556">
            <text:p>2000000006556</text:p>
          </table:table-cell>
          <table:table-cell office:value-type="string">
            <text:p>CV CROMA SPLASH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number-columns-repeated="2" office:value-type="float" office:value="26.5">
            <text:p>26,5</text:p>
          </table:table-cell>
          <table:table-cell table:number-columns-repeated="1016"/>
        </table:table-row>
        <table:table-row table:style-name="ro1">
          <table:table-cell office:value-type="float" office:value="2000000006562">
            <text:p>2000000006562</text:p>
          </table:table-cell>
          <table:table-cell office:value-type="string">
            <text:p>CV CROMA SUPERSESSION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number-columns-repeated="2" office:value-type="float" office:value="29.5">
            <text:p>29,5</text:p>
          </table:table-cell>
          <table:table-cell table:number-columns-repeated="1016"/>
        </table:table-row>
        <table:table-row table:style-name="ro1">
          <table:table-cell office:value-type="float" office:value="602883791138">
            <text:p>602883791138</text:p>
          </table:table-cell>
          <table:table-cell office:value-type="string">
            <text:p>CV CROMA TIME TO CZECH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271">
            <text:p>2000000006271</text:p>
          </table:table-cell>
          <table:table-cell office:value-type="string">
            <text:p>CV CROMA VERSUS VI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2" office:value-type="float" office:value="26.5">
            <text:p>26,5</text:p>
          </table:table-cell>
          <table:table-cell table:number-columns-repeated="1016"/>
        </table:table-row>
        <table:table-row table:style-name="ro1">
          <table:table-cell office:value-type="float" office:value="2000000005419">
            <text:p>2000000005419</text:p>
          </table:table-cell>
          <table:table-cell office:value-type="string">
            <text:p>CV CROMA WHAT WAS THAT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2" office:value-type="float" office:value="21.5">
            <text:p>21,5</text:p>
          </table:table-cell>
          <table:table-cell table:number-columns-repeated="1016"/>
        </table:table-row>
        <table:table-row table:style-name="ro1">
          <table:table-cell office:value-type="float" office:value="2000000006073">
            <text:p>2000000006073</text:p>
          </table:table-cell>
          <table:table-cell office:value-type="string">
            <text:p>CV CROMA YELLOW STRIK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 office:value-type="float" office:value="23.5">
            <text:p>23,5</text:p>
          </table:table-cell>
          <table:table-cell table:number-columns-repeated="1016"/>
        </table:table-row>
        <table:table-row table:style-name="ro1">
          <table:table-cell office:value-type="float" office:value="2000000005365">
            <text:p>2000000005365</text:p>
          </table:table-cell>
          <table:table-cell office:value-type="string">
            <text:p>CV CROMA ZILLY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54512003802">
            <text:p>854512003802</text:p>
          </table:table-cell>
          <table:table-cell office:value-type="string">
            <text:p>CV CROOKED STA PEACHPETITE SOUR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54512003765">
            <text:p>854512003765</text:p>
          </table:table-cell>
          <table:table-cell office:value-type="string">
            <text:p>CV CROOKED STA ROSE PETITE SOUR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9212465">
            <text:p>7898969212465</text:p>
          </table:table-cell>
          <table:table-cell office:value-type="string">
            <text:p>CV CYBER THREAD THE ATTACHMENT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231981519">
            <text:p>618231981519</text:p>
          </table:table-cell>
          <table:table-cell office:value-type="string">
            <text:p>CV DADIVA ABRACO MAGIC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231981724">
            <text:p>618231981724</text:p>
          </table:table-cell>
          <table:table-cell office:value-type="string">
            <text:p>CV DADIVA BOHEMIAN LT 31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36532328144">
            <text:p>736532328144</text:p>
          </table:table-cell>
          <table:table-cell office:value-type="string">
            <text:p>CV DADIVA BRAIN WAVE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2" office:value-type="float" office:value="16.33">
            <text:p>16,33</text:p>
          </table:table-cell>
          <table:table-cell table:number-columns-repeated="1016"/>
        </table:table-row>
        <table:table-row table:style-name="ro1">
          <table:table-cell office:value-type="float" office:value="736532706539">
            <text:p>736532706539</text:p>
          </table:table-cell>
          <table:table-cell office:value-type="string">
            <text:p>CV DADIVA BREWERS CUT #6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7270141501">
            <text:p>7897270141501</text:p>
          </table:table-cell>
          <table:table-cell office:value-type="string">
            <text:p>CV DADIVA CARMEL BEACH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2" office:value-type="float" office:value="17.9">
            <text:p>17,9</text:p>
          </table:table-cell>
          <table:table-cell table:number-columns-repeated="1016"/>
        </table:table-row>
        <table:table-row table:style-name="ro1">
          <table:table-cell office:value-type="float" office:value="618341832787">
            <text:p>618341832787</text:p>
          </table:table-cell>
          <table:table-cell office:value-type="string">
            <text:p>CV DADIVA EMERALD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table:number-columns-repeated="2" office:value-type="float" office:value="21.9">
            <text:p>21,9</text:p>
          </table:table-cell>
          <table:table-cell table:number-columns-repeated="1016"/>
        </table:table-row>
        <table:table-row table:style-name="ro1">
          <table:table-cell office:value-type="float" office:value="618231981755">
            <text:p>618231981755</text:p>
          </table:table-cell>
          <table:table-cell office:value-type="string">
            <text:p>CV DADIVA EPHEMERAL FRAMBOES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table:number-columns-repeated="2" office:value-type="float" office:value="24.9">
            <text:p>24,9</text:p>
          </table:table-cell>
          <table:table-cell table:number-columns-repeated="1016"/>
        </table:table-row>
        <table:table-row table:style-name="ro1">
          <table:table-cell office:value-type="float" office:value="618231981762">
            <text:p>618231981762</text:p>
          </table:table-cell>
          <table:table-cell office:value-type="string">
            <text:p>CV DADIVA EPHEMERAL PESSEGO MANG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number-columns-repeated="2" office:value-type="float" office:value="22.9">
            <text:p>22,9</text:p>
          </table:table-cell>
          <table:table-cell table:number-columns-repeated="1016"/>
        </table:table-row>
        <table:table-row table:style-name="ro1">
          <table:table-cell office:value-type="float" office:value="7897474137362">
            <text:p>7897474137362</text:p>
          </table:table-cell>
          <table:table-cell office:value-type="string">
            <text:p>CV DADIVA HOPPY LAGER LT 31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8.55">
            <text:p>8,55</text:p>
          </table:table-cell>
          <table:table-cell table:number-columns-repeated="1016"/>
        </table:table-row>
        <table:table-row table:style-name="ro1">
          <table:table-cell office:value-type="float" office:value="7897474137386">
            <text:p>7897474137386</text:p>
          </table:table-cell>
          <table:table-cell office:value-type="string">
            <text:p>CV DADIVA IPA LT 31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8.55">
            <text:p>8,55</text:p>
          </table:table-cell>
          <table:table-cell table:number-columns-repeated="1016"/>
        </table:table-row>
        <table:table-row table:style-name="ro1">
          <table:table-cell office:value-type="float" office:value="618231981342">
            <text:p>618231981342</text:p>
          </table:table-cell>
          <table:table-cell office:value-type="string">
            <text:p>CV DADIVA OCA PITANGA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3733117410">
            <text:p>7893733117410</text:p>
          </table:table-cell>
          <table:table-cell office:value-type="string">
            <text:p>CV DADIVA ODONATA #10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35201119953">
            <text:p>735201119953</text:p>
          </table:table-cell>
          <table:table-cell office:value-type="string">
            <text:p>CV DADIVA ODONATA #4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35201119960">
            <text:p>735201119960</text:p>
          </table:table-cell>
          <table:table-cell office:value-type="string">
            <text:p>CV DADIVA ODONATA #5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35201119977">
            <text:p>735201119977</text:p>
          </table:table-cell>
          <table:table-cell office:value-type="string">
            <text:p>CV DADIVA ODONATA #6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7373117397">
            <text:p>7897373117397</text:p>
          </table:table-cell>
          <table:table-cell office:value-type="string">
            <text:p>CV DADIVA ODONATA #7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7373117458">
            <text:p>7897373117458</text:p>
          </table:table-cell>
          <table:table-cell office:value-type="string">
            <text:p>CV DADIVA ODONATA #8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7373117489">
            <text:p>7897373117489</text:p>
          </table:table-cell>
          <table:table-cell office:value-type="string">
            <text:p>CV DADIVA ODONATA #9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832329">
            <text:p>618341832329</text:p>
          </table:table-cell>
          <table:table-cell office:value-type="string">
            <text:p>CV DADIVA OITO CHARDONNAY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84">
            <text:p>84</text:p>
          </table:table-cell>
          <table:table-cell table:number-columns-repeated="2" office:value-type="float" office:value="49.9">
            <text:p>49,9</text:p>
          </table:table-cell>
          <table:table-cell table:number-columns-repeated="1016"/>
        </table:table-row>
        <table:table-row table:style-name="ro1">
          <table:table-cell office:value-type="float" office:value="618341832336">
            <text:p>618341832336</text:p>
          </table:table-cell>
          <table:table-cell office:value-type="string">
            <text:p>CV DADIVA OITO PINOT NOIR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table:number-columns-repeated="2" office:value-type="float" office:value="49.9">
            <text:p>49,9</text:p>
          </table:table-cell>
          <table:table-cell table:number-columns-repeated="1016"/>
        </table:table-row>
        <table:table-row table:style-name="ro1">
          <table:table-cell office:value-type="float" office:value="7897474137393">
            <text:p>7897474137393</text:p>
          </table:table-cell>
          <table:table-cell office:value-type="string">
            <text:p>CV DADIVA PREMIUM LAGER LT 31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7.69">
            <text:p>7,69</text:p>
          </table:table-cell>
          <table:table-cell office:value-type="float" office:value="8.32">
            <text:p>8,32</text:p>
          </table:table-cell>
          <table:table-cell table:number-columns-repeated="1016"/>
        </table:table-row>
        <table:table-row table:style-name="ro1">
          <table:table-cell office:value-type="float" office:value="7898959974090">
            <text:p>7898959974090</text:p>
          </table:table-cell>
          <table:table-cell office:value-type="string">
            <text:p>CV DADIVA QUATRO GRAUS ENTOMOLOGY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9">
            <text:p>25,9</text:p>
          </table:table-cell>
          <table:table-cell table:number-columns-repeated="1016"/>
        </table:table-row>
        <table:table-row table:style-name="ro1">
          <table:table-cell office:value-type="float" office:value="618231981496">
            <text:p>618231981496</text:p>
          </table:table-cell>
          <table:table-cell office:value-type="string">
            <text:p>CV DADIVA ROYAL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number-columns-repeated="2" office:value-type="float" office:value="23.9">
            <text:p>23,9</text:p>
          </table:table-cell>
          <table:table-cell table:number-columns-repeated="1016"/>
        </table:table-row>
        <table:table-row table:style-name="ro1">
          <table:table-cell office:value-type="float" office:value="618231981533">
            <text:p>618231981533</text:p>
          </table:table-cell>
          <table:table-cell office:value-type="string">
            <text:p>CV DADIVA SAISON PRINTEMPS 22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table:number-columns-repeated="2" office:value-type="float" office:value="21.9">
            <text:p>21,9</text:p>
          </table:table-cell>
          <table:table-cell table:number-columns-repeated="1016"/>
        </table:table-row>
        <table:table-row table:style-name="ro1">
          <table:table-cell office:value-type="float" office:value="618341832312">
            <text:p>618341832312</text:p>
          </table:table-cell>
          <table:table-cell office:value-type="string">
            <text:p>CV DADIVA VEGAN IS COOL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number-columns-repeated="2" office:value-type="float" office:value="17.9">
            <text:p>17,9</text:p>
          </table:table-cell>
          <table:table-cell table:number-columns-repeated="1016"/>
        </table:table-row>
        <table:table-row table:style-name="ro1">
          <table:table-cell office:value-type="float" office:value="7897474137416">
            <text:p>7897474137416</text:p>
          </table:table-cell>
          <table:table-cell office:value-type="string">
            <text:p>CV DADIVA WITBIER LT 31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2"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float" office:value="7898718570204">
            <text:p>7898718570204</text:p>
          </table:table-cell>
          <table:table-cell office:value-type="string">
            <text:p>CV DAMA GERMAN BARLEY WINE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table:number-columns-repeated="2"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float" office:value="5425021680041">
            <text:p>5425021680041</text:p>
          </table:table-cell>
          <table:table-cell office:value-type="string">
            <text:p>CV DE CAM FRAMBOISE LAMBIEK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292">
            <text:p>29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21680010">
            <text:p>5425021680010</text:p>
          </table:table-cell>
          <table:table-cell office:value-type="string">
            <text:p>CV DE CAM GEUZ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316">
            <text:p>2000000005316</text:p>
          </table:table-cell>
          <table:table-cell office:value-type="string">
            <text:p>CV DE CAM GEUZE GOOIKOORTS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21680034">
            <text:p>5425021680034</text:p>
          </table:table-cell>
          <table:table-cell office:value-type="string">
            <text:p>CV DE CAM KRIEK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10680083">
            <text:p>5425010680083</text:p>
          </table:table-cell>
          <table:table-cell office:value-type="string">
            <text:p>CV DE CAM NECTARINE LAMBIEK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21680201">
            <text:p>5425021680201</text:p>
          </table:table-cell>
          <table:table-cell office:value-type="string">
            <text:p>CV DE CAM OUDE LAMBIEK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5221123607">
            <text:p>785221123607</text:p>
          </table:table-cell>
          <table:table-cell office:value-type="string">
            <text:p>CV DE DOLLE OERBIER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717624424250">
            <text:p>8717624424250</text:p>
          </table:table-cell>
          <table:table-cell office:value-type="string">
            <text:p>CV DE MOLEN VERDEEL HEERS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9">
            <text:p>19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2186000715">
            <text:p>5412186000715</text:p>
          </table:table-cell>
          <table:table-cell office:value-type="string">
            <text:p>CV DELIRIUM NOCTURNUM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2186002436">
            <text:p>5412186002436</text:p>
          </table:table-cell>
          <table:table-cell office:value-type="string">
            <text:p>CV DELIRIUM RED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table:number-columns-repeated="2" office:value-type="float" office:value="27.28">
            <text:p>27,28</text:p>
          </table:table-cell>
          <table:table-cell table:number-columns-repeated="1016"/>
        </table:table-row>
        <table:table-row table:style-name="ro1">
          <table:table-cell office:value-type="float" office:value="5412186000098">
            <text:p>5412186000098</text:p>
          </table:table-cell>
          <table:table-cell office:value-type="string">
            <text:p>CV DELIRIUM TREMENS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table:number-columns-repeated="2" office:value-type="float" office:value="27.28">
            <text:p>27,28</text:p>
          </table:table-cell>
          <table:table-cell table:number-columns-repeated="1016"/>
        </table:table-row>
        <table:table-row table:style-name="ro1">
          <table:table-cell office:value-type="float" office:value="7898656883879">
            <text:p>7898656883879</text:p>
          </table:table-cell>
          <table:table-cell office:value-type="string">
            <text:p>CV DEMONHO POS GERR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table:number-columns-repeated="2" office:value-type="float" office:value="24.5">
            <text:p>24,5</text:p>
          </table:table-cell>
          <table:table-cell table:number-columns-repeated="1016"/>
        </table:table-row>
        <table:table-row table:style-name="ro1">
          <table:table-cell office:value-type="float" office:value="7898656883848">
            <text:p>7898656883848</text:p>
          </table:table-cell>
          <table:table-cell office:value-type="string">
            <text:p>CV DEMONHO YASMIN TEM CI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number-columns-repeated="2" office:value-type="float" office:value="24.9">
            <text:p>24,9</text:p>
          </table:table-cell>
          <table:table-cell table:number-columns-repeated="1016"/>
        </table:table-row>
        <table:table-row table:style-name="ro1">
          <table:table-cell office:value-type="float" office:value="5410693100324">
            <text:p>5410693100324</text:p>
          </table:table-cell>
          <table:table-cell office:value-type="string">
            <text:p>CV DEUS BRUT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1">
            <text:p>21</text:p>
          </table:table-cell>
          <table:table-cell office:value-type="float" office:value="412">
            <text:p>412</text:p>
          </table:table-cell>
          <table:table-cell office:value-type="float" office:value="241.92">
            <text:p>241,92</text:p>
          </table:table-cell>
          <table:table-cell office:value-type="float" office:value="241.68">
            <text:p>241,68</text:p>
          </table:table-cell>
          <table:table-cell table:number-columns-repeated="1016"/>
        </table:table-row>
        <table:table-row table:style-name="ro1">
          <table:table-cell office:value-type="float" office:value="2000000006159">
            <text:p>2000000006159</text:p>
          </table:table-cell>
          <table:table-cell office:value-type="string">
            <text:p>CV DEVANEIO ESCARLAT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161">
            <text:p>2000000006161</text:p>
          </table:table-cell>
          <table:table-cell office:value-type="string">
            <text:p>CV DEVANEIO SAFIR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55774564">
            <text:p>7898955774564</text:p>
          </table:table-cell>
          <table:table-cell office:value-type="string">
            <text:p>CV DILEMA BLUE COAST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7898955774557">
            <text:p>7898955774557</text:p>
          </table:table-cell>
          <table:table-cell office:value-type="string">
            <text:p>CV DILEMA BOUNDLES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2"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7898955774472">
            <text:p>7898955774472</text:p>
          </table:table-cell>
          <table:table-cell office:value-type="string">
            <text:p>CV DILEMA COFFEE OLD LIGHTHOUS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55774519">
            <text:p>7898955774519</text:p>
          </table:table-cell>
          <table:table-cell office:value-type="string">
            <text:p>CV DILEMA EXPLORER SIMCOE NELSO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7898955774571">
            <text:p>7898955774571</text:p>
          </table:table-cell>
          <table:table-cell office:value-type="string">
            <text:p>CV DILEMA TROPICAL BLIS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2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618341902046">
            <text:p>618341902046</text:p>
          </table:table-cell>
          <table:table-cell office:value-type="string">
            <text:p>CV DOGMA AMENDOBENT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number-columns-repeated="2" office:value-type="float" office:value="37.9">
            <text:p>37,9</text:p>
          </table:table-cell>
          <table:table-cell table:number-columns-repeated="1016"/>
        </table:table-row>
        <table:table-row table:style-name="ro1">
          <table:table-cell office:value-type="float" office:value="736532207050">
            <text:p>736532207050</text:p>
          </table:table-cell>
          <table:table-cell office:value-type="string">
            <text:p>CV DOGMA AMERICAN IP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2" office:value-type="float" office:value="20.9">
            <text:p>20,9</text:p>
          </table:table-cell>
          <table:table-cell table:number-columns-repeated="1016"/>
        </table:table-row>
        <table:table-row table:style-name="ro1">
          <table:table-cell office:value-type="float" office:value="618341186408">
            <text:p>618341186408</text:p>
          </table:table-cell>
          <table:table-cell office:value-type="string">
            <text:p>CV DOGMA ANTIPHON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36532670502">
            <text:p>736532670502</text:p>
          </table:table-cell>
          <table:table-cell office:value-type="string">
            <text:p>CV DOGMA AP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2" office:value-type="float" office:value="19.9">
            <text:p>19,9</text:p>
          </table:table-cell>
          <table:table-cell table:number-columns-repeated="1016"/>
        </table:table-row>
        <table:table-row table:style-name="ro1">
          <table:table-cell office:value-type="float" office:value="618231806546">
            <text:p>618231806546</text:p>
          </table:table-cell>
          <table:table-cell office:value-type="string">
            <text:p>CV DOGMA BLANCHE DE MOOC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number-columns-repeated="2" office:value-type="float" office:value="17.4">
            <text:p>17,4</text:p>
          </table:table-cell>
          <table:table-cell table:number-columns-repeated="1016"/>
        </table:table-row>
        <table:table-row table:style-name="ro1">
          <table:table-cell office:value-type="float" office:value="618341902077">
            <text:p>618341902077</text:p>
          </table:table-cell>
          <table:table-cell office:value-type="string">
            <text:p>CV DOGMA CENTENNIAL BLAST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2" office:value-type="float" office:value="23.9">
            <text:p>23,9</text:p>
          </table:table-cell>
          <table:table-cell table:number-columns-repeated="1016"/>
        </table:table-row>
        <table:table-row table:style-name="ro1">
          <table:table-cell office:value-type="float" office:value="618341186460">
            <text:p>618341186460</text:p>
          </table:table-cell>
          <table:table-cell office:value-type="string">
            <text:p>CV DOGMA CHRONOLOGICAL FLOW VI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2" office:value-type="float" office:value="17.15">
            <text:p>17,15</text:p>
          </table:table-cell>
          <table:table-cell table:number-columns-repeated="1016"/>
        </table:table-row>
        <table:table-row table:style-name="ro1">
          <table:table-cell office:value-type="float" office:value="618231806607">
            <text:p>618231806607</text:p>
          </table:table-cell>
          <table:table-cell office:value-type="string">
            <text:p>CV DOGMA CYCLO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902107">
            <text:p>618341902107</text:p>
          </table:table-cell>
          <table:table-cell office:value-type="string">
            <text:p>CV DOGMA DREAM WEAVER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number-columns-repeated="2" office:value-type="float" office:value="24.5">
            <text:p>24,5</text:p>
          </table:table-cell>
          <table:table-cell table:number-columns-repeated="1016"/>
        </table:table-row>
        <table:table-row table:style-name="ro1">
          <table:table-cell office:value-type="float" office:value="2000000006625">
            <text:p>2000000006625</text:p>
          </table:table-cell>
          <table:table-cell office:value-type="string">
            <text:p>CV DOGMA EUDER BA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105">
            <text:p>105</text:p>
          </table:table-cell>
          <table:table-cell table:number-columns-repeated="2" office:value-type="float" office:value="63">
            <text:p>63</text:p>
          </table:table-cell>
          <table:table-cell table:number-columns-repeated="1016"/>
        </table:table-row>
        <table:table-row table:style-name="ro1">
          <table:table-cell office:value-type="float" office:value="618341902084">
            <text:p>618341902084</text:p>
          </table:table-cell>
          <table:table-cell office:value-type="string">
            <text:p>CV DOGMA FOUNDATION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table:number-columns-repeated="2" office:value-type="float" office:value="21.9">
            <text:p>21,9</text:p>
          </table:table-cell>
          <table:table-cell table:number-columns-repeated="1016"/>
        </table:table-row>
        <table:table-row table:style-name="ro1">
          <table:table-cell office:value-type="float" office:value="618341902022">
            <text:p>618341902022</text:p>
          </table:table-cell>
          <table:table-cell office:value-type="string">
            <text:p>CV DOGMA HAZY PASIO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table:number-columns-repeated="2" office:value-type="float" office:value="27.9">
            <text:p>27,9</text:p>
          </table:table-cell>
          <table:table-cell table:number-columns-repeated="1016"/>
        </table:table-row>
        <table:table-row table:style-name="ro1">
          <table:table-cell office:value-type="float" office:value="736532454317">
            <text:p>736532454317</text:p>
          </table:table-cell>
          <table:table-cell office:value-type="string">
            <text:p>CV DOGMA HOP LOVER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number-columns-repeated="2" office:value-type="float" office:value="22.9">
            <text:p>22,9</text:p>
          </table:table-cell>
          <table:table-cell table:number-columns-repeated="1016"/>
        </table:table-row>
        <table:table-row table:style-name="ro1">
          <table:table-cell office:value-type="float" office:value="609963115600">
            <text:p>609963115600</text:p>
          </table:table-cell>
          <table:table-cell office:value-type="string">
            <text:p>CV DOGMA KIWI PIL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number-columns-repeated="2" office:value-type="float" office:value="19.9">
            <text:p>19,9</text:p>
          </table:table-cell>
          <table:table-cell table:number-columns-repeated="1016"/>
        </table:table-row>
        <table:table-row table:style-name="ro1">
          <table:table-cell office:value-type="float" office:value="618231806775">
            <text:p>618231806775</text:p>
          </table:table-cell>
          <table:table-cell office:value-type="string">
            <text:p>CV DOGMA LOVER LIT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 office:value-type="float" office:value="15.9">
            <text:p>15,9</text:p>
          </table:table-cell>
          <table:table-cell table:number-columns-repeated="1016"/>
        </table:table-row>
        <table:table-row table:style-name="ro1">
          <table:table-cell office:value-type="float" office:value="2000000006626">
            <text:p>2000000006626</text:p>
          </table:table-cell>
          <table:table-cell office:value-type="string">
            <text:p>CV DOGMA MORNING GRINGO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table:number-columns-repeated="2" office:value-type="float" office:value="63">
            <text:p>63</text:p>
          </table:table-cell>
          <table:table-cell table:number-columns-repeated="1016"/>
        </table:table-row>
        <table:table-row table:style-name="ro1">
          <table:table-cell office:value-type="float" office:value="618341902053">
            <text:p>618341902053</text:p>
          </table:table-cell>
          <table:table-cell office:value-type="string">
            <text:p>CV DOGMA NATALIS TENEBRI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2" office:value-type="float" office:value="30.9">
            <text:p>30,9</text:p>
          </table:table-cell>
          <table:table-cell table:number-columns-repeated="1016"/>
        </table:table-row>
        <table:table-row table:style-name="ro1">
          <table:table-cell office:value-type="float" office:value="618341902039">
            <text:p>618341902039</text:p>
          </table:table-cell>
          <table:table-cell office:value-type="string">
            <text:p>CV DOGMA OBLIVION VIII CREAM PORTER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number-columns-repeated="2" office:value-type="float" office:value="20.9">
            <text:p>20,9</text:p>
          </table:table-cell>
          <table:table-cell table:number-columns-repeated="1016"/>
        </table:table-row>
        <table:table-row table:style-name="ro1">
          <table:table-cell office:value-type="float" office:value="618341902060">
            <text:p>618341902060</text:p>
          </table:table-cell>
          <table:table-cell office:value-type="string">
            <text:p>CV DOGMA PANOPTICO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number-columns-repeated="2" office:value-type="float" office:value="21.9">
            <text:p>21,9</text:p>
          </table:table-cell>
          <table:table-cell table:number-columns-repeated="1016"/>
        </table:table-row>
        <table:table-row table:style-name="ro1">
          <table:table-cell office:value-type="float" office:value="618341902015">
            <text:p>618341902015</text:p>
          </table:table-cell>
          <table:table-cell office:value-type="string">
            <text:p>CV DOGMA POSTMORTEM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number-columns-repeated="2" office:value-type="float" office:value="30.9">
            <text:p>30,9</text:p>
          </table:table-cell>
          <table:table-cell table:number-columns-repeated="1016"/>
        </table:table-row>
        <table:table-row table:style-name="ro1">
          <table:table-cell office:value-type="float" office:value="618341901971">
            <text:p>618341901971</text:p>
          </table:table-cell>
          <table:table-cell office:value-type="string">
            <text:p>CV DOGMA REFRATIO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table:number-columns-repeated="2" office:value-type="float" office:value="28.9">
            <text:p>28,9</text:p>
          </table:table-cell>
          <table:table-cell table:number-columns-repeated="1016"/>
        </table:table-row>
        <table:table-row table:style-name="ro1">
          <table:table-cell office:value-type="float" office:value="618231208432">
            <text:p>618231208432</text:p>
          </table:table-cell>
          <table:table-cell office:value-type="string">
            <text:p>CV DOGMA SATOSHI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26.9">
            <text:p>26,9</text:p>
          </table:table-cell>
          <table:table-cell table:number-columns-repeated="1016"/>
        </table:table-row>
        <table:table-row table:style-name="ro1">
          <table:table-cell office:value-type="float" office:value="618341901995">
            <text:p>618341901995</text:p>
          </table:table-cell>
          <table:table-cell office:value-type="string">
            <text:p>CV DOGMA SOUNDS OF THE FUTURE III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2" office:value-type="float" office:value="26.9">
            <text:p>26,9</text:p>
          </table:table-cell>
          <table:table-cell table:number-columns-repeated="1016"/>
        </table:table-row>
        <table:table-row table:style-name="ro1">
          <table:table-cell office:value-type="float" office:value="618341902138">
            <text:p>618341902138</text:p>
          </table:table-cell>
          <table:table-cell office:value-type="string">
            <text:p>CV DOGMA SPRINGBREAK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number-columns-repeated="2" office:value-type="float" office:value="20.9">
            <text:p>20,9</text:p>
          </table:table-cell>
          <table:table-cell table:number-columns-repeated="1016"/>
        </table:table-row>
        <table:table-row table:style-name="ro1">
          <table:table-cell office:value-type="float" office:value="618341186552">
            <text:p>618341186552</text:p>
          </table:table-cell>
          <table:table-cell office:value-type="string">
            <text:p>CV DOGMA STEAM MACHIN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number-columns-repeated="2" office:value-type="float" office:value="27.9">
            <text:p>27,9</text:p>
          </table:table-cell>
          <table:table-cell table:number-columns-repeated="1016"/>
        </table:table-row>
        <table:table-row table:style-name="ro1">
          <table:table-cell office:value-type="float" office:value="618341902121">
            <text:p>618341902121</text:p>
          </table:table-cell>
          <table:table-cell office:value-type="string">
            <text:p>CV DOGMA WITTE WIEVE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number-columns-repeated="2" office:value-type="float" office:value="19.9">
            <text:p>19,9</text:p>
          </table:table-cell>
          <table:table-cell table:number-columns-repeated="1016"/>
        </table:table-row>
        <table:table-row table:style-name="ro1">
          <table:table-cell office:value-type="float" office:value="7898963098287">
            <text:p>7898963098287</text:p>
          </table:table-cell>
          <table:table-cell office:value-type="string">
            <text:p>CV DOKTOR BRAU PILSEN LOW CARB 35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332007131">
            <text:p>7898332007131</text:p>
          </table:table-cell>
          <table:table-cell office:value-type="string">
            <text:p>CV DONNER ARES BRETT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1689">
            <text:p>2000000001689</text:p>
          </table:table-cell>
          <table:table-cell office:value-type="string">
            <text:p>CV DONNER EURIAL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332007155">
            <text:p>7898332007155</text:p>
          </table:table-cell>
          <table:table-cell office:value-type="string">
            <text:p>CV DONNER MEDUSA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332007117">
            <text:p>7898332007117</text:p>
          </table:table-cell>
          <table:table-cell office:value-type="string">
            <text:p>CV DONNER ZEUS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033695264459">
            <text:p>8033695264459</text:p>
          </table:table-cell>
          <table:table-cell office:value-type="string">
            <text:p>CV DUCATO FRAMBOZSCHELLA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27.7">
            <text:p>27,7</text:p>
          </table:table-cell>
          <table:table-cell office:value-type="float" office:value="38.02">
            <text:p>38,02</text:p>
          </table:table-cell>
          <table:table-cell table:number-columns-repeated="1016"/>
        </table:table-row>
        <table:table-row table:style-name="ro1">
          <table:table-cell office:value-type="float" office:value="8033695260208">
            <text:p>8033695260208</text:p>
          </table:table-cell>
          <table:table-cell office:value-type="string">
            <text:p>CV DUCATO VERDI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22.8">
            <text:p>22,8</text:p>
          </table:table-cell>
          <table:table-cell office:value-type="float" office:value="31.29">
            <text:p>31,29</text:p>
          </table:table-cell>
          <table:table-cell table:number-columns-repeated="1016"/>
        </table:table-row>
        <table:table-row table:style-name="ro1">
          <table:table-cell office:value-type="float" office:value="2000000006077">
            <text:p>2000000006077</text:p>
          </table:table-cell>
          <table:table-cell office:value-type="string">
            <text:p>CV DUDE ANGELS SHARE 2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075">
            <text:p>2000000006075</text:p>
          </table:table-cell>
          <table:table-cell office:value-type="string">
            <text:p>CV DUDE CHURROS DO TIO FREDDY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074">
            <text:p>2000000006074</text:p>
          </table:table-cell>
          <table:table-cell office:value-type="string">
            <text:p>CV DUDE HEART OF GLAS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078">
            <text:p>2000000006078</text:p>
          </table:table-cell>
          <table:table-cell office:value-type="string">
            <text:p>CV DUDE I AM DUUUDE 2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076">
            <text:p>2000000006076</text:p>
          </table:table-cell>
          <table:table-cell office:value-type="string">
            <text:p>CV DUDE SKULL GANG LT 473ML83,00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681014005">
            <text:p>5411681014005</text:p>
          </table:table-cell>
          <table:table-cell office:value-type="string">
            <text:p>CV DUVEL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14.25">
            <text:p>14,25</text:p>
          </table:table-cell>
          <table:table-cell office:value-type="float" office:value="18.33">
            <text:p>18,33</text:p>
          </table:table-cell>
          <table:table-cell table:number-columns-repeated="1016"/>
        </table:table-row>
        <table:table-row table:style-name="ro1">
          <table:table-cell office:value-type="float" office:value="5411681408002">
            <text:p>5411681408002</text:p>
          </table:table-cell>
          <table:table-cell office:value-type="string">
            <text:p>CV DUVEL 6,66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3.7">
            <text:p>13,7</text:p>
          </table:table-cell>
          <table:table-cell office:value-type="float" office:value="18.69">
            <text:p>18,69</text:p>
          </table:table-cell>
          <table:table-cell table:number-columns-repeated="1016"/>
        </table:table-row>
        <table:table-row table:style-name="ro1">
          <table:table-cell office:value-type="float" office:value="5411681406039">
            <text:p>5411681406039</text:p>
          </table:table-cell>
          <table:table-cell office:value-type="string">
            <text:p>CV DUVEL TRIPEL HOP CASHMERE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20.45">
            <text:p>20,45</text:p>
          </table:table-cell>
          <table:table-cell office:value-type="float" office:value="24.29">
            <text:p>24,29</text:p>
          </table:table-cell>
          <table:table-cell table:number-columns-repeated="1016"/>
        </table:table-row>
        <table:table-row table:style-name="ro1">
          <table:table-cell office:value-type="float" office:value="5411681401164">
            <text:p>5411681401164</text:p>
          </table:table-cell>
          <table:table-cell office:value-type="string">
            <text:p>CV DUVEL TRIPEL HOP CITRA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0.45">
            <text:p>20,45</text:p>
          </table:table-cell>
          <table:table-cell office:value-type="float" office:value="24.29">
            <text:p>24,29</text:p>
          </table:table-cell>
          <table:table-cell table:number-columns-repeated="1016"/>
        </table:table-row>
        <table:table-row table:style-name="ro1">
          <table:table-cell office:value-type="float" office:value="618231930548">
            <text:p>618231930548</text:p>
          </table:table-cell>
          <table:table-cell office:value-type="string">
            <text:p>CV EAST ZONE CLASSIC SERIE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129">
            <text:p>2000000006129</text:p>
          </table:table-cell>
          <table:table-cell office:value-type="string">
            <text:p>CV ESCAFANDRISTA HIGH ON CAFFEIN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2" office:value-type="float" office:value="26.5">
            <text:p>26,5</text:p>
          </table:table-cell>
          <table:table-cell table:number-columns-repeated="1016"/>
        </table:table-row>
        <table:table-row table:style-name="ro1">
          <table:table-cell office:value-type="float" office:value="725765089250">
            <text:p>725765089250</text:p>
          </table:table-cell>
          <table:table-cell office:value-type="string">
            <text:p>CV ESCAFANDRISTA LOOSE GRIP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791510">
            <text:p>618341791510</text:p>
          </table:table-cell>
          <table:table-cell office:value-type="string">
            <text:p>CV ESCAFANDRISTA MORNING DROP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number-columns-repeated="2" office:value-type="float" office:value="22.9">
            <text:p>22,9</text:p>
          </table:table-cell>
          <table:table-cell table:number-columns-repeated="1016"/>
        </table:table-row>
        <table:table-row table:style-name="ro1">
          <table:table-cell office:value-type="float" office:value="725765089267">
            <text:p>725765089267</text:p>
          </table:table-cell>
          <table:table-cell office:value-type="string">
            <text:p>CV ESCAFANDRISTA MOTHERSHIP RECONNECTIO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557">
            <text:p>2000000005557</text:p>
          </table:table-cell>
          <table:table-cell office:value-type="string">
            <text:p>CV ESCAFANDRISTA OURO NEGRO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434">
            <text:p>2000000005434</text:p>
          </table:table-cell>
          <table:table-cell office:value-type="string">
            <text:p>CV ESCAFANDRISTA OURO NEGRO C N04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34.75">
            <text:p>34,7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435">
            <text:p>2000000005435</text:p>
          </table:table-cell>
          <table:table-cell office:value-type="string">
            <text:p>CV ESCAFANDRISTA OURO NEGRO C N06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34.75">
            <text:p>34,7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436">
            <text:p>2000000005436</text:p>
          </table:table-cell>
          <table:table-cell office:value-type="string">
            <text:p>CV ESCAFANDRISTA OURO NEGRO LAMENTO ASTRAL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34.75">
            <text:p>34,7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437">
            <text:p>2000000005437</text:p>
          </table:table-cell>
          <table:table-cell office:value-type="string">
            <text:p>CV ESCAFANDRISTA OURO NEGRO NANA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34.75">
            <text:p>34,7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9963541539">
            <text:p>609963541539</text:p>
          </table:table-cell>
          <table:table-cell office:value-type="string">
            <text:p>CV EVERBREW AURA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0013901905">
            <text:p>7890013901905</text:p>
          </table:table-cell>
          <table:table-cell office:value-type="string">
            <text:p>CV EVERBREW CLASSICS AIPA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2" office:value-type="float" office:value="19.9">
            <text:p>19,9</text:p>
          </table:table-cell>
          <table:table-cell table:number-columns-repeated="1016"/>
        </table:table-row>
        <table:table-row table:style-name="ro1">
          <table:table-cell office:value-type="float" office:value="606529699581">
            <text:p>606529699581</text:p>
          </table:table-cell>
          <table:table-cell office:value-type="string">
            <text:p>CV EVERBREW DENABR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number-columns-repeated="2" office:value-type="float" office:value="23.5">
            <text:p>23,5</text:p>
          </table:table-cell>
          <table:table-cell table:number-columns-repeated="1016"/>
        </table:table-row>
        <table:table-row table:style-name="ro1">
          <table:table-cell office:value-type="float" office:value="618231689019">
            <text:p>618231689019</text:p>
          </table:table-cell>
          <table:table-cell office:value-type="string">
            <text:p>CV EVERBREW EVEN MO EVER MAI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table:number-columns-repeated="2" office:value-type="float" office:value="23.9">
            <text:p>23,9</text:p>
          </table:table-cell>
          <table:table-cell table:number-columns-repeated="1016"/>
        </table:table-row>
        <table:table-row table:style-name="ro1">
          <table:table-cell office:value-type="float" office:value="7908265502891">
            <text:p>7908265502891</text:p>
          </table:table-cell>
          <table:table-cell office:value-type="string">
            <text:p>CV EVERBREW EVERDANK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table:number-columns-repeated="2" office:value-type="float" office:value="23.9">
            <text:p>23,9</text:p>
          </table:table-cell>
          <table:table-cell table:number-columns-repeated="1016"/>
        </table:table-row>
        <table:table-row table:style-name="ro1">
          <table:table-cell office:value-type="float" office:value="7890013901608">
            <text:p>7890013901608</text:p>
          </table:table-cell>
          <table:table-cell office:value-type="string">
            <text:p>CV EVERBREW EVERHEAD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table:number-columns-repeated="2" office:value-type="float" office:value="39">
            <text:p>39</text:p>
          </table:table-cell>
          <table:table-cell table:number-columns-repeated="1016"/>
        </table:table-row>
        <table:table-row table:style-name="ro1">
          <table:table-cell office:value-type="float" office:value="618231689095">
            <text:p>618231689095</text:p>
          </table:table-cell>
          <table:table-cell office:value-type="string">
            <text:p>CV EVERBREW IPA NOSSA DE CADA DI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number-columns-repeated="2" office:value-type="float" office:value="23.5">
            <text:p>23,5</text:p>
          </table:table-cell>
          <table:table-cell table:number-columns-repeated="1016"/>
        </table:table-row>
        <table:table-row table:style-name="ro1">
          <table:table-cell office:value-type="float" office:value="609963541546">
            <text:p>609963541546</text:p>
          </table:table-cell>
          <table:table-cell office:value-type="string">
            <text:p>CV EVERBREW SON OF SOUND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908265501146">
            <text:p>7908265501146</text:p>
          </table:table-cell>
          <table:table-cell office:value-type="string">
            <text:p>CV EVERBREW THINK HOP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number-columns-repeated="2" office:value-type="float" office:value="23.9">
            <text:p>23,9</text:p>
          </table:table-cell>
          <table:table-cell table:number-columns-repeated="1016"/>
        </table:table-row>
        <table:table-row table:style-name="ro1">
          <table:table-cell office:value-type="float" office:value="7890013900205">
            <text:p>7890013900205</text:p>
          </table:table-cell>
          <table:table-cell office:value-type="string">
            <text:p>CV EVERBREW TWO SIDES TO EVERY STORY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table:number-columns-repeated="2" office:value-type="float" office:value="23.9">
            <text:p>23,9</text:p>
          </table:table-cell>
          <table:table-cell table:number-columns-repeated="1016"/>
        </table:table-row>
        <table:table-row table:style-name="ro1">
          <table:table-cell office:value-type="float" office:value="7890013900304">
            <text:p>7890013900304</text:p>
          </table:table-cell>
          <table:table-cell office:value-type="string">
            <text:p>CV EVERBREW WANDERLUS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2" office:value-type="float" office:value="18.9">
            <text:p>18,9</text:p>
          </table:table-cell>
          <table:table-cell table:number-columns-repeated="1016"/>
        </table:table-row>
        <table:table-row table:style-name="ro1">
          <table:table-cell office:value-type="float" office:value="2000000006050">
            <text:p>2000000006050</text:p>
          </table:table-cell>
          <table:table-cell office:value-type="string">
            <text:p>CV FERMENTARIA LOCAL ARKA 3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6.35">
            <text:p>26,35</text:p>
          </table:table-cell>
          <table:table-cell office:value-type="float" office:value="34.99">
            <text:p>34,99</text:p>
          </table:table-cell>
          <table:table-cell table:number-columns-repeated="1016"/>
        </table:table-row>
        <table:table-row table:style-name="ro1">
          <table:table-cell office:value-type="float" office:value="2000000004223">
            <text:p>2000000004223</text:p>
          </table:table-cell>
          <table:table-cell office:value-type="string">
            <text:p>CV FERMENTARIA LOCAL RESERVA LOCAL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37.65">
            <text:p>37,65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1">
          <table:table-cell office:value-type="float" office:value="2000000006052">
            <text:p>2000000006052</text:p>
          </table:table-cell>
          <table:table-cell office:value-type="string">
            <text:p>CV FERMENTARIA LOCAL TRAMBIC ACEROLA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float" office:value="48.95">
            <text:p>48,95</text:p>
          </table:table-cell>
          <table:table-cell office:value-type="float" office:value="65.01">
            <text:p>65,01</text:p>
          </table:table-cell>
          <table:table-cell table:number-columns-repeated="1016"/>
        </table:table-row>
        <table:table-row table:style-name="ro1">
          <table:table-cell office:value-type="float" office:value="2000000006051">
            <text:p>2000000006051</text:p>
          </table:table-cell>
          <table:table-cell office:value-type="string">
            <text:p>CV FERMENTARIA LOCAL TRAMBIC CAJU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48.95">
            <text:p>48,95</text:p>
          </table:table-cell>
          <table:table-cell office:value-type="float" office:value="65.01">
            <text:p>65,01</text:p>
          </table:table-cell>
          <table:table-cell table:number-columns-repeated="1016"/>
        </table:table-row>
        <table:table-row table:style-name="ro1">
          <table:table-cell office:value-type="float" office:value="2000000006053">
            <text:p>2000000006053</text:p>
          </table:table-cell>
          <table:table-cell office:value-type="string">
            <text:p>CV FERMENTARIA LOCAL TRAMBIC ORIGEM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office:value-type="float" office:value="52.71">
            <text:p>52,71</text:p>
          </table:table-cell>
          <table:table-cell office:value-type="float" office:value="70">
            <text:p>70</text:p>
          </table:table-cell>
          <table:table-cell table:number-columns-repeated="1016"/>
        </table:table-row>
        <table:table-row table:style-name="ro1">
          <table:table-cell office:value-type="float" office:value="7908119278095">
            <text:p>7908119278095</text:p>
          </table:table-cell>
          <table:table-cell office:value-type="string">
            <text:p>CV FERMI ALIEN VIBE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45.26">
            <text:p>45,26</text:p>
          </table:table-cell>
          <table:table-cell office:value-type="float" office:value="18.47">
            <text:p>18,47</text:p>
          </table:table-cell>
          <table:table-cell office:value-type="float" office:value="27.43">
            <text:p>27,43</text:p>
          </table:table-cell>
          <table:table-cell table:number-columns-repeated="1016"/>
        </table:table-row>
        <table:table-row table:style-name="ro1">
          <table:table-cell office:value-type="float" office:value="7908329415600">
            <text:p>7908329415600</text:p>
          </table:table-cell>
          <table:table-cell office:value-type="string">
            <text:p>CV FERMI DIAMOND #1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908329418793">
            <text:p>7908329418793</text:p>
          </table:table-cell>
          <table:table-cell office:value-type="string">
            <text:p>CV FERMI DIAMOND #2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798526">
            <text:p>618341798526</text:p>
          </table:table-cell>
          <table:table-cell office:value-type="string">
            <text:p>CV FERMI FLASHBACK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9205060889">
            <text:p>619205060889</text:p>
          </table:table-cell>
          <table:table-cell office:value-type="string">
            <text:p>CV FERMI FLUXO CITRU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5.26">
            <text:p>45,26</text:p>
          </table:table-cell>
          <table:table-cell office:value-type="float" office:value="18.47">
            <text:p>18,47</text:p>
          </table:table-cell>
          <table:table-cell office:value-type="float" office:value="27.43">
            <text:p>27,43</text:p>
          </table:table-cell>
          <table:table-cell table:number-columns-repeated="1016"/>
        </table:table-row>
        <table:table-row table:style-name="ro1">
          <table:table-cell office:value-type="float" office:value="619205060902">
            <text:p>619205060902</text:p>
          </table:table-cell>
          <table:table-cell office:value-type="string">
            <text:p>CV FERMI HUBBLE TRAVEL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8.47">
            <text:p>18,47</text:p>
          </table:table-cell>
          <table:table-cell office:value-type="float" office:value="27.43">
            <text:p>27,43</text:p>
          </table:table-cell>
          <table:table-cell table:number-columns-repeated="1016"/>
        </table:table-row>
        <table:table-row table:style-name="ro1">
          <table:table-cell office:value-type="float" office:value="619205292785">
            <text:p>619205292785</text:p>
          </table:table-cell>
          <table:table-cell office:value-type="string">
            <text:p>CV FERMI INCONSCIENTE COLETIV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9.53">
            <text:p>19,53</text:p>
          </table:table-cell>
          <table:table-cell office:value-type="float" office:value="28.47">
            <text:p>28,47</text:p>
          </table:table-cell>
          <table:table-cell table:number-columns-repeated="1016"/>
        </table:table-row>
        <table:table-row table:style-name="ro1">
          <table:table-cell office:value-type="float" office:value="7908119273618">
            <text:p>7908119273618</text:p>
          </table:table-cell>
          <table:table-cell office:value-type="string">
            <text:p>CV FERMI MELTED DARKNES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908329410599">
            <text:p>7908329410599</text:p>
          </table:table-cell>
          <table:table-cell office:value-type="string">
            <text:p>CV FERMI MIDNIGHT SOUL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9205060872">
            <text:p>619205060872</text:p>
          </table:table-cell>
          <table:table-cell office:value-type="string">
            <text:p>CV FERMI MIMETISM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20.6">
            <text:p>20,6</text:p>
          </table:table-cell>
          <table:table-cell office:value-type="float" office:value="30.59">
            <text:p>30,59</text:p>
          </table:table-cell>
          <table:table-cell table:number-columns-repeated="1016"/>
        </table:table-row>
        <table:table-row table:style-name="ro1">
          <table:table-cell office:value-type="float" office:value="619205292815">
            <text:p>619205292815</text:p>
          </table:table-cell>
          <table:table-cell office:value-type="string">
            <text:p>CV FERMI POPSTAR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19.53">
            <text:p>19,53</text:p>
          </table:table-cell>
          <table:table-cell office:value-type="float" office:value="28.47">
            <text:p>28,47</text:p>
          </table:table-cell>
          <table:table-cell table:number-columns-repeated="1016"/>
        </table:table-row>
        <table:table-row table:style-name="ro1">
          <table:table-cell office:value-type="float" office:value="619205292846">
            <text:p>619205292846</text:p>
          </table:table-cell>
          <table:table-cell office:value-type="string">
            <text:p>CV FERMI RAIO LIQUID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8.47">
            <text:p>18,47</text:p>
          </table:table-cell>
          <table:table-cell office:value-type="float" office:value="26.93">
            <text:p>26,93</text:p>
          </table:table-cell>
          <table:table-cell table:number-columns-repeated="1016"/>
        </table:table-row>
        <table:table-row table:style-name="ro1">
          <table:table-cell office:value-type="float" office:value="602755001723">
            <text:p>602755001723</text:p>
          </table:table-cell>
          <table:table-cell office:value-type="string">
            <text:p>CV FIRESTONE AGRESTIC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2755001631">
            <text:p>602755001631</text:p>
          </table:table-cell>
          <table:table-cell office:value-type="string">
            <text:p>CV FIRESTONE BRETTA ROS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2755001709">
            <text:p>602755001709</text:p>
          </table:table-cell>
          <table:table-cell office:value-type="string">
            <text:p>CV FIRESTONE BRETTA WEISS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2755001600">
            <text:p>602755001600</text:p>
          </table:table-cell>
          <table:table-cell office:value-type="string">
            <text:p>CV FIRESTONE FERAL ON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5">
            <text:p>1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2755011845">
            <text:p>602755011845</text:p>
          </table:table-cell>
          <table:table-cell office:value-type="string">
            <text:p>CV FIRESTONE HOPNOSIS IPA LT 35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18.91">
            <text:p>18,91</text:p>
          </table:table-cell>
          <table:table-cell office:value-type="float" office:value="21.03">
            <text:p>21,03</text:p>
          </table:table-cell>
          <table:table-cell table:number-columns-repeated="1016"/>
        </table:table-row>
        <table:table-row table:style-name="ro1">
          <table:table-cell office:value-type="float" office:value="602755009958">
            <text:p>602755009958</text:p>
          </table:table-cell>
          <table:table-cell office:value-type="string">
            <text:p>CV FIRESTONE LIL RELIEF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2755011098">
            <text:p>602755011098</text:p>
          </table:table-cell>
          <table:table-cell office:value-type="string">
            <text:p>CV FIRESTONE MIND HAZE DOUBLE IPA LT 35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2755009484">
            <text:p>602755009484</text:p>
          </table:table-cell>
          <table:table-cell office:value-type="string">
            <text:p>CV FIRESTONE MIND HAZE IPA LT 35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6.3">
            <text:p>16,3</text:p>
          </table:table-cell>
          <table:table-cell office:value-type="float" office:value="18.87">
            <text:p>18,87</text:p>
          </table:table-cell>
          <table:table-cell table:number-columns-repeated="1016"/>
        </table:table-row>
        <table:table-row table:style-name="ro1">
          <table:table-cell office:value-type="float" office:value="602755001570">
            <text:p>602755001570</text:p>
          </table:table-cell>
          <table:table-cell office:value-type="string">
            <text:p>CV FIRESTONE STICKEE MONKEE 6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327">
            <text:p>327</text:p>
          </table:table-cell>
          <table:table-cell office:value-type="float" office:value="143.6">
            <text:p>143,6</text:p>
          </table:table-cell>
          <table:table-cell office:value-type="float" office:value="197.11">
            <text:p>197,11</text:p>
          </table:table-cell>
          <table:table-cell table:number-columns-repeated="1016"/>
        </table:table-row>
        <table:table-row table:style-name="ro1">
          <table:table-cell office:value-type="float" office:value="602755009347">
            <text:p>602755009347</text:p>
          </table:table-cell>
          <table:table-cell office:value-type="string">
            <text:p>CV FIRESTONE UNDER CURRANTS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2755009859">
            <text:p>602755009859</text:p>
          </table:table-cell>
          <table:table-cell office:value-type="string">
            <text:p>CV FIRESTONE XXIII ANIVERS 2019 35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692015">
            <text:p>618341692015</text:p>
          </table:table-cell>
          <table:table-cell office:value-type="string">
            <text:p>CV FORCA PRAGA NEGR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692022">
            <text:p>618341692022</text:p>
          </table:table-cell>
          <table:table-cell office:value-type="string">
            <text:p>CV FORCA PUMPKIN CLICH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712420055">
            <text:p>7898712420055</text:p>
          </table:table-cell>
          <table:table-cell office:value-type="string">
            <text:p>CV FROHEN ULLR SCHWARZ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11885003661">
            <text:p>5011885003661</text:p>
          </table:table-cell>
          <table:table-cell office:value-type="string">
            <text:p>CV FULLERS ESB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table:number-columns-repeated="2" office:value-type="float" office:value="30.5">
            <text:p>30,5</text:p>
          </table:table-cell>
          <table:table-cell table:number-columns-repeated="1016"/>
        </table:table-row>
        <table:table-row table:style-name="ro1">
          <table:table-cell office:value-type="float" office:value="5011885011666">
            <text:p>5011885011666</text:p>
          </table:table-cell>
          <table:table-cell office:value-type="string">
            <text:p>CV FULLERS IMPERIAL STOUT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11885008338">
            <text:p>5011885008338</text:p>
          </table:table-cell>
          <table:table-cell office:value-type="string">
            <text:p>CV FULLERS LONDON PORTER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29.9">
            <text:p>29,9</text:p>
          </table:table-cell>
          <table:table-cell table:number-columns-repeated="1016"/>
        </table:table-row>
        <table:table-row table:style-name="ro1">
          <table:table-cell office:value-type="float" office:value="5011885011482">
            <text:p>5011885011482</text:p>
          </table:table-cell>
          <table:table-cell office:value-type="string">
            <text:p>CV FULLERS VINTAGE 2013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float" office:value="330">
            <text:p>33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11885011642">
            <text:p>5011885011642</text:p>
          </table:table-cell>
          <table:table-cell office:value-type="string">
            <text:p>CV FULLERS VINTAGE 2014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float" office:value="299">
            <text:p>29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11885011888">
            <text:p>5011885011888</text:p>
          </table:table-cell>
          <table:table-cell office:value-type="string">
            <text:p>CV FULLERS VINTAGE 2015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5">
            <text:p>25</text:p>
          </table:table-cell>
          <table:table-cell office:value-type="float" office:value="281">
            <text:p>28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11885012250">
            <text:p>5011885012250</text:p>
          </table:table-cell>
          <table:table-cell office:value-type="string">
            <text:p>CV FULLERS VINTAGE 2016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8">
            <text:p>18</text:p>
          </table:table-cell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11885012366">
            <text:p>5011885012366</text:p>
          </table:table-cell>
          <table:table-cell office:value-type="string">
            <text:p>CV FULLERS VINTAGE 2017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9">
            <text:p>19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11885012854">
            <text:p>5011885012854</text:p>
          </table:table-cell>
          <table:table-cell office:value-type="string">
            <text:p>CV FULLERS VINTAGE 2018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11885013349">
            <text:p>5011885013349</text:p>
          </table:table-cell>
          <table:table-cell office:value-type="string">
            <text:p>CV FULLERS VINTAGE 2019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11885013950">
            <text:p>5011885013950</text:p>
          </table:table-cell>
          <table:table-cell office:value-type="string">
            <text:p>CV FULLERS VINTAGE 2020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0">
            <text:p>2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11885014094">
            <text:p>5011885014094</text:p>
          </table:table-cell>
          <table:table-cell office:value-type="string">
            <text:p>CV FULLERS VINTAGE 2021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196">
            <text:p>196</text:p>
          </table:table-cell>
          <table:table-cell office:value-type="float" office:value="99">
            <text:p>99</text:p>
          </table:table-cell>
          <table:table-cell office:value-type="float" office:value="147.31">
            <text:p>147,31</text:p>
          </table:table-cell>
          <table:table-cell table:number-columns-repeated="1016"/>
        </table:table-row>
        <table:table-row table:style-name="ro1">
          <table:table-cell office:value-type="float" office:value="7891745610646">
            <text:p>7891745610646</text:p>
          </table:table-cell>
          <table:table-cell office:value-type="string">
            <text:p>CV GEEZER ABISM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 office:value-type="float" office:value="19.99">
            <text:p>19,99</text:p>
          </table:table-cell>
          <table:table-cell table:number-columns-repeated="1016"/>
        </table:table-row>
        <table:table-row table:style-name="ro1">
          <table:table-cell office:value-type="float" office:value="7891745610141">
            <text:p>7891745610141</text:p>
          </table:table-cell>
          <table:table-cell office:value-type="string">
            <text:p>CV GEEZER ALCHEMIST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number-columns-repeated="2" office:value-type="float" office:value="16.9">
            <text:p>16,9</text:p>
          </table:table-cell>
          <table:table-cell table:number-columns-repeated="1016"/>
        </table:table-row>
        <table:table-row table:style-name="ro1">
          <table:table-cell office:value-type="float" office:value="7891745022142">
            <text:p>7891745022142</text:p>
          </table:table-cell>
          <table:table-cell office:value-type="string">
            <text:p>CV GEEZER BLES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23.9">
            <text:p>23,9</text:p>
          </table:table-cell>
          <table:table-cell office:value-type="float" office:value="19.12">
            <text:p>19,12</text:p>
          </table:table-cell>
          <table:table-cell table:number-columns-repeated="1016"/>
        </table:table-row>
        <table:table-row table:style-name="ro1">
          <table:table-cell office:value-type="float" office:value="7891745610172">
            <text:p>7891745610172</text:p>
          </table:table-cell>
          <table:table-cell office:value-type="string">
            <text:p>CV GEEZER BONGODELIC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2" office:value-type="float" office:value="17.9">
            <text:p>17,9</text:p>
          </table:table-cell>
          <table:table-cell table:number-columns-repeated="1016"/>
        </table:table-row>
        <table:table-row table:style-name="ro1">
          <table:table-cell office:value-type="float" office:value="7891745610448">
            <text:p>7891745610448</text:p>
          </table:table-cell>
          <table:table-cell office:value-type="string">
            <text:p>CV GEEZER GRAVITY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"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7891745016141">
            <text:p>7891745016141</text:p>
          </table:table-cell>
          <table:table-cell office:value-type="string">
            <text:p>CV GEEZER GZR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2" office:value-type="float" office:value="13.99">
            <text:p>13,99</text:p>
          </table:table-cell>
          <table:table-cell table:number-columns-repeated="1016"/>
        </table:table-row>
        <table:table-row table:style-name="ro1">
          <table:table-cell office:value-type="float" office:value="7891745610349">
            <text:p>7891745610349</text:p>
          </table:table-cell>
          <table:table-cell office:value-type="string">
            <text:p>CV GEEZER MAVEC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19.5">
            <text:p>19,5</text:p>
          </table:table-cell>
          <table:table-cell table:number-columns-repeated="1016"/>
        </table:table-row>
        <table:table-row table:style-name="ro1">
          <table:table-cell office:value-type="float" office:value="7891745610554">
            <text:p>7891745610554</text:p>
          </table:table-cell>
          <table:table-cell office:value-type="string">
            <text:p>CV GEEZER MOSCOW WINTER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13.5">
            <text:p>13,5</text:p>
          </table:table-cell>
          <table:table-cell table:number-columns-repeated="1016"/>
        </table:table-row>
        <table:table-row table:style-name="ro1">
          <table:table-cell office:value-type="float" office:value="7891745018145">
            <text:p>7891745018145</text:p>
          </table:table-cell>
          <table:table-cell office:value-type="string">
            <text:p>CV GEEZER O COMET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15.99">
            <text:p>15,99</text:p>
          </table:table-cell>
          <table:table-cell table:number-columns-repeated="1016"/>
        </table:table-row>
        <table:table-row table:style-name="ro1">
          <table:table-cell office:value-type="float" office:value="7891745020148">
            <text:p>7891745020148</text:p>
          </table:table-cell>
          <table:table-cell office:value-type="string">
            <text:p>CV GEEZER PARTICULA ZER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 office:value-type="float" office:value="27.5">
            <text:p>27,5</text:p>
          </table:table-cell>
          <table:table-cell table:number-columns-repeated="1016"/>
        </table:table-row>
        <table:table-row table:style-name="ro1">
          <table:table-cell office:value-type="float" office:value="7891745019142">
            <text:p>7891745019142</text:p>
          </table:table-cell>
          <table:table-cell office:value-type="string">
            <text:p>CV GEEZER POGOBOL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number-columns-repeated="2" office:value-type="float" office:value="20.5">
            <text:p>20,5</text:p>
          </table:table-cell>
          <table:table-cell table:number-columns-repeated="1016"/>
        </table:table-row>
        <table:table-row table:style-name="ro1">
          <table:table-cell office:value-type="float" office:value="618341094376">
            <text:p>618341094376</text:p>
          </table:table-cell>
          <table:table-cell office:value-type="string">
            <text:p>CV GREENHOUSE DRACENA ARBORE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9205332641">
            <text:p>619205332641</text:p>
          </table:table-cell>
          <table:table-cell office:value-type="string">
            <text:p>CV GREENHOUSE HEDERA HELIX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7.91">
            <text:p>17,91</text:p>
          </table:table-cell>
          <table:table-cell office:value-type="float" office:value="16.56">
            <text:p>16,56</text:p>
          </table:table-cell>
          <table:table-cell table:number-columns-repeated="1016"/>
        </table:table-row>
        <table:table-row table:style-name="ro1">
          <table:table-cell office:value-type="float" office:value="5411663002846">
            <text:p>5411663002846</text:p>
          </table:table-cell>
          <table:table-cell office:value-type="string">
            <text:p>CV GULDEN DRAAK 9000 QUAD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663003027">
            <text:p>5411663003027</text:p>
          </table:table-cell>
          <table:table-cell office:value-type="string">
            <text:p>CV GULDEN DRAAK BREWMASTER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663002716">
            <text:p>5411663002716</text:p>
          </table:table-cell>
          <table:table-cell office:value-type="string">
            <text:p>CV GULDEN DRAAK CLASSIC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663009128">
            <text:p>5411663009128</text:p>
          </table:table-cell>
          <table:table-cell office:value-type="string">
            <text:p>CV GULDEN DRAAK IMP STOUT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663704894">
            <text:p>5411663704894</text:p>
          </table:table-cell>
          <table:table-cell office:value-type="string">
            <text:p>CV GULDEN DRAAK SMOKED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183421">
            <text:p>618341183421</text:p>
          </table:table-cell>
          <table:table-cell office:value-type="string">
            <text:p>CV HANKZBIER ATMOSFER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553">
            <text:p>2000000005553</text:p>
          </table:table-cell>
          <table:table-cell office:value-type="string">
            <text:p>CV HANKZBIER COOKIE DA VOV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103">
            <text:p>2000000006103</text:p>
          </table:table-cell>
          <table:table-cell office:value-type="string">
            <text:p>CV HANKZBIER DUDE SKULL GANG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183391">
            <text:p>618341183391</text:p>
          </table:table-cell>
          <table:table-cell office:value-type="string">
            <text:p>CV HANKZBIER HABIT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537491">
            <text:p>618341537491</text:p>
          </table:table-cell>
          <table:table-cell office:value-type="string">
            <text:p>CV HANKZBIER PILSE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385">
            <text:p>2000000006385</text:p>
          </table:table-cell>
          <table:table-cell office:value-type="string">
            <text:p>CV HANKZBIER WHAT TO SAY TO YOU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25.07">
            <text:p>25,07</text:p>
          </table:table-cell>
          <table:table-cell office:value-type="float" office:value="37.19">
            <text:p>37,19</text:p>
          </table:table-cell>
          <table:table-cell table:number-columns-repeated="1016"/>
        </table:table-row>
        <table:table-row table:style-name="ro1">
          <table:table-cell office:value-type="float" office:value="5430000304092">
            <text:p>5430000304092</text:p>
          </table:table-cell>
          <table:table-cell office:value-type="string">
            <text:p>CV HANSSENS CASSIS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30000304085">
            <text:p>5430000304085</text:p>
          </table:table-cell>
          <table:table-cell office:value-type="string">
            <text:p>CV HANSSENS FRAMBOOS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9">
            <text:p>19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30000304078">
            <text:p>5430000304078</text:p>
          </table:table-cell>
          <table:table-cell office:value-type="string">
            <text:p>CV HANSSENS OUDBEITIJ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2">
            <text:p>22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30000304023">
            <text:p>5430000304023</text:p>
          </table:table-cell>
          <table:table-cell office:value-type="string">
            <text:p>CV HANSSENS OUDE GEUZ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30000304030">
            <text:p>5430000304030</text:p>
          </table:table-cell>
          <table:table-cell office:value-type="string">
            <text:p>CV HANSSENS OUDE KRIEK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30000304061">
            <text:p>5430000304061</text:p>
          </table:table-cell>
          <table:table-cell office:value-type="string">
            <text:p>CV HANSSENS SCHAARBEEKS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0">
            <text:p>2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30000304108">
            <text:p>5430000304108</text:p>
          </table:table-cell>
          <table:table-cell office:value-type="string">
            <text:p>CV HANSSENS VSOR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42832247283">
            <text:p>742832247283</text:p>
          </table:table-cell>
          <table:table-cell office:value-type="string">
            <text:p>CV HEROICA BARREL BRIGADE SUPERSONIC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11348022758">
            <text:p>5011348022758</text:p>
          </table:table-cell>
          <table:table-cell office:value-type="string">
            <text:p>CV HOBGOBLIN IPA LT 44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1.45">
            <text:p>11,45</text:p>
          </table:table-cell>
          <table:table-cell office:value-type="float" office:value="14.66">
            <text:p>14,66</text:p>
          </table:table-cell>
          <table:table-cell table:number-columns-repeated="1016"/>
        </table:table-row>
        <table:table-row table:style-name="ro1">
          <table:table-cell office:value-type="float" office:value="7898656883411">
            <text:p>7898656883411</text:p>
          </table:table-cell>
          <table:table-cell office:value-type="string">
            <text:p>CV HOPMUNDI VICIOS QUE ALIMENTAM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1923">
            <text:p>2000000001923</text:p>
          </table:table-cell>
          <table:table-cell office:value-type="string">
            <text:p>CV HORALS MEGABLEND 2009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2783702838">
            <text:p>5412783702838</text:p>
          </table:table-cell>
          <table:table-cell office:value-type="string">
            <text:p>CV HORALS MEGABLEND 2013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2783252821">
            <text:p>5412783252821</text:p>
          </table:table-cell>
          <table:table-cell office:value-type="string">
            <text:p>CV HORALS MEGABLEND 2019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float" office:value="297">
            <text:p>29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9923604838">
            <text:p>7899923604838</text:p>
          </table:table-cell>
          <table:table-cell office:value-type="string">
            <text:p>CV IMIGRACAO 1824 BELGIAN LAMBIC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9923606276">
            <text:p>7899923606276</text:p>
          </table:table-cell>
          <table:table-cell office:value-type="string">
            <text:p>CV IMIGRACAO 1824 BRAZILIAN CAJA LAMBIC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number-columns-repeated="2" office:value-type="float" office:value="22.41">
            <text:p>22,41</text:p>
          </table:table-cell>
          <table:table-cell table:number-columns-repeated="1016"/>
        </table:table-row>
        <table:table-row table:style-name="ro1">
          <table:table-cell office:value-type="float" office:value="7899923604487">
            <text:p>7899923604487</text:p>
          </table:table-cell>
          <table:table-cell office:value-type="string">
            <text:p>CV IMIGRACAO 1824 FRAMBOISE LAMBIC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number-columns-repeated="2" office:value-type="float" office:value="22.41">
            <text:p>22,41</text:p>
          </table:table-cell>
          <table:table-cell table:number-columns-repeated="1016"/>
        </table:table-row>
        <table:table-row table:style-name="ro1">
          <table:table-cell office:value-type="float" office:value="7899923606535">
            <text:p>7899923606535</text:p>
          </table:table-cell>
          <table:table-cell office:value-type="string">
            <text:p>CV IMIGRACAO 1824 GEUZE LAMBIC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number-columns-repeated="2" office:value-type="float" office:value="22.41">
            <text:p>22,41</text:p>
          </table:table-cell>
          <table:table-cell table:number-columns-repeated="1016"/>
        </table:table-row>
        <table:table-row table:style-name="ro1">
          <table:table-cell office:value-type="float" office:value="7899923605354">
            <text:p>7899923605354</text:p>
          </table:table-cell>
          <table:table-cell office:value-type="string">
            <text:p>CV IMIGRACAO 1824 HIBISCUS LAMBIC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9923604845">
            <text:p>7899923604845</text:p>
          </table:table-cell>
          <table:table-cell office:value-type="string">
            <text:p>CV IMIGRACAO 1824 HOP FARMHOUSE AL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2" office:value-type="float" office:value="22.41">
            <text:p>22,41</text:p>
          </table:table-cell>
          <table:table-cell table:number-columns-repeated="1016"/>
        </table:table-row>
        <table:table-row table:style-name="ro1">
          <table:table-cell office:value-type="float" office:value="7899923606900">
            <text:p>7899923606900</text:p>
          </table:table-cell>
          <table:table-cell office:value-type="string">
            <text:p>CV IMIGRACAO 1824 KINKAN LAMBIC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0013912307">
            <text:p>7890013912307</text:p>
          </table:table-cell>
          <table:table-cell office:value-type="string">
            <text:p>CV INFECTED DARK ENEMY 2020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table:number-columns-repeated="2" office:value-type="float" office:value="28.06">
            <text:p>28,06</text:p>
          </table:table-cell>
          <table:table-cell table:number-columns-repeated="1016"/>
        </table:table-row>
        <table:table-row table:style-name="ro1">
          <table:table-cell office:value-type="float" office:value="618341832633">
            <text:p>618341832633</text:p>
          </table:table-cell>
          <table:table-cell office:value-type="string">
            <text:p>CV JAPAS FUJI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number-columns-repeated="2" office:value-type="float" office:value="18.9">
            <text:p>18,9</text:p>
          </table:table-cell>
          <table:table-cell table:number-columns-repeated="1016"/>
        </table:table-row>
        <table:table-row table:style-name="ro1">
          <table:table-cell office:value-type="float" office:value="2000000005834">
            <text:p>2000000005834</text:p>
          </table:table-cell>
          <table:table-cell office:value-type="string">
            <text:p>CV JOY BEYOND THE CONTROL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2054">
            <text:p>2000000002054</text:p>
          </table:table-cell>
          <table:table-cell office:value-type="string">
            <text:p>CV JOY UNDER CONFUSIO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29208088916">
            <text:p>729208088916</text:p>
          </table:table-cell>
          <table:table-cell office:value-type="string">
            <text:p>CV KAMERAD ABRACO MAGIC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2"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729208108652">
            <text:p>729208108652</text:p>
          </table:table-cell>
          <table:table-cell office:value-type="string">
            <text:p>CV KAMERAD WHAT THE FUCK IS THI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 office:value-type="float" office:value="29.5">
            <text:p>29,5</text:p>
          </table:table-cell>
          <table:table-cell table:number-columns-repeated="1016"/>
        </table:table-row>
        <table:table-row table:style-name="ro1">
          <table:table-cell office:value-type="float" office:value="5411081005696">
            <text:p>5411081005696</text:p>
          </table:table-cell>
          <table:table-cell office:value-type="string">
            <text:p>CV KASTEEL BARISTA CHOCO QUAD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30.99">
            <text:p>30,99</text:p>
          </table:table-cell>
          <table:table-cell office:value-type="float" office:value="31.9">
            <text:p>31,9</text:p>
          </table:table-cell>
          <table:table-cell table:number-columns-repeated="1016"/>
        </table:table-row>
        <table:table-row table:style-name="ro1">
          <table:table-cell office:value-type="float" office:value="5411081005702">
            <text:p>5411081005702</text:p>
          </table:table-cell>
          <table:table-cell office:value-type="string">
            <text:p>CV KASTEEL BARISTA CHOCO QUAD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081006976">
            <text:p>5411081006976</text:p>
          </table:table-cell>
          <table:table-cell office:value-type="string">
            <text:p>CV KASTEEL BARISTA RASP CHOCO QUAD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2309">
            <text:p>2000000002309</text:p>
          </table:table-cell>
          <table:table-cell office:value-type="string">
            <text:p>CV KOALA 2 TAP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table:number-columns-repeated="2" office:value-type="float" office:value="24.9">
            <text:p>24,9</text:p>
          </table:table-cell>
          <table:table-cell table:number-columns-repeated="1016"/>
        </table:table-row>
        <table:table-row table:style-name="ro1">
          <table:table-cell office:value-type="float" office:value="2000000006585">
            <text:p>2000000006585</text:p>
          </table:table-cell>
          <table:table-cell office:value-type="string">
            <text:p>CV KOALA BURPE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table:number-columns-repeated="2" office:value-type="float" office:value="24.9">
            <text:p>24,9</text:p>
          </table:table-cell>
          <table:table-cell table:number-columns-repeated="1016"/>
        </table:table-row>
        <table:table-row table:style-name="ro1">
          <table:table-cell office:value-type="float" office:value="2000000006590">
            <text:p>2000000006590</text:p>
          </table:table-cell>
          <table:table-cell office:value-type="string">
            <text:p>CV KOALA LUNG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 office:value-type="float" office:value="24.9">
            <text:p>24,9</text:p>
          </table:table-cell>
          <table:table-cell table:number-columns-repeated="1016"/>
        </table:table-row>
        <table:table-row table:style-name="ro1">
          <table:table-cell office:value-type="float" office:value="2000000006636">
            <text:p>2000000006636</text:p>
          </table:table-cell>
          <table:table-cell office:value-type="string">
            <text:p>CV KOALA MAD SEASO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number-columns-repeated="2" office:value-type="float" office:value="27.9">
            <text:p>27,9</text:p>
          </table:table-cell>
          <table:table-cell table:number-columns-repeated="1016"/>
        </table:table-row>
        <table:table-row table:style-name="ro1">
          <table:table-cell office:value-type="float" office:value="2000000006139">
            <text:p>2000000006139</text:p>
          </table:table-cell>
          <table:table-cell office:value-type="string">
            <text:p>CV KOALA PURSUIT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table:number-columns-repeated="2" office:value-type="float" office:value="29.9">
            <text:p>29,9</text:p>
          </table:table-cell>
          <table:table-cell table:number-columns-repeated="1016"/>
        </table:table-row>
        <table:table-row table:style-name="ro1">
          <table:table-cell office:value-type="float" office:value="2000000006649">
            <text:p>2000000006649</text:p>
          </table:table-cell>
          <table:table-cell office:value-type="string">
            <text:p>CV KOALA PUSH UP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number-columns-repeated="2" office:value-type="float" office:value="24.9">
            <text:p>24,9</text:p>
          </table:table-cell>
          <table:table-cell table:number-columns-repeated="1016"/>
        </table:table-row>
        <table:table-row table:style-name="ro1">
          <table:table-cell office:value-type="float" office:value="2000000006459">
            <text:p>2000000006459</text:p>
          </table:table-cell>
          <table:table-cell office:value-type="string">
            <text:p>CV KOALA SPACED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2" office:value-type="float" office:value="29.9">
            <text:p>29,9</text:p>
          </table:table-cell>
          <table:table-cell table:number-columns-repeated="1016"/>
        </table:table-row>
        <table:table-row table:style-name="ro1">
          <table:table-cell office:value-type="float" office:value="2000000003909">
            <text:p>2000000003909</text:p>
          </table:table-cell>
          <table:table-cell office:value-type="string">
            <text:p>CV KOALA SPECTRALIZED MOSAIC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400">
            <text:p>2000000006400</text:p>
          </table:table-cell>
          <table:table-cell office:value-type="string">
            <text:p>CV KOALA SPLIT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table:number-columns-repeated="2" office:value-type="float" office:value="29.9">
            <text:p>29,9</text:p>
          </table:table-cell>
          <table:table-cell table:number-columns-repeated="1016"/>
        </table:table-row>
        <table:table-row table:style-name="ro1">
          <table:table-cell office:value-type="float" office:value="2000000002269">
            <text:p>2000000002269</text:p>
          </table:table-cell>
          <table:table-cell office:value-type="string">
            <text:p>CV KOALA STICKY FINGER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 office:value-type="float" office:value="29.9">
            <text:p>29,9</text:p>
          </table:table-cell>
          <table:table-cell table:number-columns-repeated="1016"/>
        </table:table-row>
        <table:table-row table:style-name="ro1">
          <table:table-cell office:value-type="float" office:value="2000000006021">
            <text:p>2000000006021</text:p>
          </table:table-cell>
          <table:table-cell office:value-type="string">
            <text:p>CV KOALA XRAY MIND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table:number-columns-repeated="2" office:value-type="float" office:value="30.9">
            <text:p>30,9</text:p>
          </table:table-cell>
          <table:table-cell table:number-columns-repeated="1016"/>
        </table:table-row>
        <table:table-row table:style-name="ro1">
          <table:table-cell office:value-type="float" office:value="786951000190">
            <text:p>786951000190</text:p>
          </table:table-cell>
          <table:table-cell office:value-type="string">
            <text:p>CV KOSTRITZER PALE ALE LT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858000107">
            <text:p>5411858000107</text:p>
          </table:table-cell>
          <table:table-cell office:value-type="string">
            <text:p>CV KRIEK MAX DE JACOBINS 2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2" office:value-type="float" office:value="21.09">
            <text:p>21,09</text:p>
          </table:table-cell>
          <table:table-cell table:number-columns-repeated="1016"/>
        </table:table-row>
        <table:table-row table:style-name="ro1">
          <table:table-cell office:value-type="float" office:value="4008287909807">
            <text:p>4008287909807</text:p>
          </table:table-cell>
          <table:table-cell office:value-type="string">
            <text:p>CV KROMBACHER DARK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050051">
            <text:p>54050051</text:p>
          </table:table-cell>
          <table:table-cell office:value-type="string">
            <text:p>CV KWAK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4.2">
            <text:p>24,2</text:p>
          </table:table-cell>
          <table:table-cell office:value-type="float" office:value="24.91">
            <text:p>24,91</text:p>
          </table:table-cell>
          <table:table-cell table:number-columns-repeated="1016"/>
        </table:table-row>
        <table:table-row table:style-name="ro1">
          <table:table-cell office:value-type="float" office:value="5410228285182">
            <text:p>5410228285182</text:p>
          </table:table-cell>
          <table:table-cell office:value-type="string">
            <text:p>CV KWAK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114">
            <text:p>114</text:p>
          </table:table-cell>
          <table:table-cell office:value-type="float" office:value="66.07">
            <text:p>66,07</text:p>
          </table:table-cell>
          <table:table-cell office:value-type="float" office:value="68.01">
            <text:p>68,01</text:p>
          </table:table-cell>
          <table:table-cell table:number-columns-repeated="1016"/>
        </table:table-row>
        <table:table-row table:style-name="ro1">
          <table:table-cell office:value-type="float" office:value="5425021640809">
            <text:p>5425021640809</text:p>
          </table:table-cell>
          <table:table-cell office:value-type="string">
            <text:p>CV L FABRIEK OUDE GEUZE BRETT-ELL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21640830">
            <text:p>5425021640830</text:p>
          </table:table-cell>
          <table:table-cell office:value-type="string">
            <text:p>CV L FABRIEK OUDE GEUZE BRETT-ELLE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279">
            <text:p>27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656883381">
            <text:p>7898656883381</text:p>
          </table:table-cell>
          <table:table-cell office:value-type="string">
            <text:p>CV LA CAMINERA ARAPUC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607">
            <text:p>2000000006607</text:p>
          </table:table-cell>
          <table:table-cell office:value-type="string">
            <text:p>CV LA CAMINERA DESATIN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number-columns-repeated="2"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7898656883374">
            <text:p>7898656883374</text:p>
          </table:table-cell>
          <table:table-cell office:value-type="string">
            <text:p>CV LA CAMINERA KILIMI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656883657">
            <text:p>7898656883657</text:p>
          </table:table-cell>
          <table:table-cell office:value-type="string">
            <text:p>CV LA CAMINERA LAUZAN GELE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number-columns-repeated="2" office:value-type="float" office:value="23.9">
            <text:p>23,9</text:p>
          </table:table-cell>
          <table:table-cell table:number-columns-repeated="1016"/>
        </table:table-row>
        <table:table-row table:style-name="ro1">
          <table:table-cell office:value-type="float" office:value="7898656883664">
            <text:p>7898656883664</text:p>
          </table:table-cell>
          <table:table-cell office:value-type="string">
            <text:p>CV LA CAMINERA LENCOI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9">
            <text:p>25,9</text:p>
          </table:table-cell>
          <table:table-cell table:number-columns-repeated="1016"/>
        </table:table-row>
        <table:table-row table:style-name="ro1">
          <table:table-cell office:value-type="float" office:value="7898726380024">
            <text:p>7898726380024</text:p>
          </table:table-cell>
          <table:table-cell office:value-type="string">
            <text:p>CV LA CAMINERA MOLOSS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number-columns-repeated="2"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8711406121580">
            <text:p>8711406121580</text:p>
          </table:table-cell>
          <table:table-cell office:value-type="string">
            <text:p>CV LA TRAPPE BLOND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9">
            <text:p>19</text:p>
          </table:table-cell>
          <table:table-cell office:value-type="float" office:value="105">
            <text:p>105</text:p>
          </table:table-cell>
          <table:table-cell office:value-type="float" office:value="64.05">
            <text:p>64,05</text:p>
          </table:table-cell>
          <table:table-cell office:value-type="float" office:value="65.93">
            <text:p>65,93</text:p>
          </table:table-cell>
          <table:table-cell table:number-columns-repeated="1016"/>
        </table:table-row>
        <table:table-row table:style-name="ro1">
          <table:table-cell office:value-type="float" office:value="8711406000564">
            <text:p>8711406000564</text:p>
          </table:table-cell>
          <table:table-cell office:value-type="string">
            <text:p>CV LA TRAPPE DUBBEL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23.53">
            <text:p>23,53</text:p>
          </table:table-cell>
          <table:table-cell office:value-type="float" office:value="24.22">
            <text:p>24,22</text:p>
          </table:table-cell>
          <table:table-cell table:number-columns-repeated="1016"/>
        </table:table-row>
        <table:table-row table:style-name="ro1">
          <table:table-cell office:value-type="float" office:value="8711406129777">
            <text:p>8711406129777</text:p>
          </table:table-cell>
          <table:table-cell office:value-type="string">
            <text:p>CV LA TRAPPE DUBBEL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64.05">
            <text:p>64,05</text:p>
          </table:table-cell>
          <table:table-cell office:value-type="float" office:value="65.93">
            <text:p>65,93</text:p>
          </table:table-cell>
          <table:table-cell table:number-columns-repeated="1016"/>
        </table:table-row>
        <table:table-row table:style-name="ro1">
          <table:table-cell office:value-type="float" office:value="8711406177174">
            <text:p>8711406177174</text:p>
          </table:table-cell>
          <table:table-cell office:value-type="string">
            <text:p>CV LA TRAPPE OAK AGED CACHACA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711406135723">
            <text:p>8711406135723</text:p>
          </table:table-cell>
          <table:table-cell office:value-type="string">
            <text:p>CV LA TRAPPE QUADRUPEL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69.62">
            <text:p>69,62</text:p>
          </table:table-cell>
          <table:table-cell office:value-type="float" office:value="71.66">
            <text:p>71,66</text:p>
          </table:table-cell>
          <table:table-cell table:number-columns-repeated="1016"/>
        </table:table-row>
        <table:table-row table:style-name="ro1">
          <table:table-cell office:value-type="float" office:value="8711406333969">
            <text:p>8711406333969</text:p>
          </table:table-cell>
          <table:table-cell office:value-type="string">
            <text:p>CV LA TRAPPE QUADRUPEL MAGNUM 1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374">
            <text:p>374</text:p>
          </table:table-cell>
          <table:table-cell office:value-type="float" office:value="219.33">
            <text:p>219,33</text:p>
          </table:table-cell>
          <table:table-cell office:value-type="float" office:value="165.15">
            <text:p>165,15</text:p>
          </table:table-cell>
          <table:table-cell table:number-columns-repeated="1016"/>
        </table:table-row>
        <table:table-row table:style-name="ro1">
          <table:table-cell office:value-type="float" office:value="8711406000496">
            <text:p>8711406000496</text:p>
          </table:table-cell>
          <table:table-cell office:value-type="string">
            <text:p>CV LA TRAPPE TRIPEL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23.53">
            <text:p>23,53</text:p>
          </table:table-cell>
          <table:table-cell office:value-type="float" office:value="24.22">
            <text:p>24,22</text:p>
          </table:table-cell>
          <table:table-cell table:number-columns-repeated="1016"/>
        </table:table-row>
        <table:table-row table:style-name="ro1">
          <table:table-cell office:value-type="float" office:value="8711406137192">
            <text:p>8711406137192</text:p>
          </table:table-cell>
          <table:table-cell office:value-type="string">
            <text:p>CV LA TRAPPE TRIPEL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float" office:value="64.05">
            <text:p>64,05</text:p>
          </table:table-cell>
          <table:table-cell office:value-type="float" office:value="65.93">
            <text:p>65,93</text:p>
          </table:table-cell>
          <table:table-cell table:number-columns-repeated="1016"/>
        </table:table-row>
        <table:table-row table:style-name="ro1">
          <table:table-cell office:value-type="float" office:value="8711406985489">
            <text:p>8711406985489</text:p>
          </table:table-cell>
          <table:table-cell office:value-type="string">
            <text:p>CV LA TRAPPE WITTE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21.39">
            <text:p>21,39</text:p>
          </table:table-cell>
          <table:table-cell office:value-type="float" office:value="22.01">
            <text:p>22,01</text:p>
          </table:table-cell>
          <table:table-cell table:number-columns-repeated="1016"/>
        </table:table-row>
        <table:table-row table:style-name="ro1">
          <table:table-cell office:value-type="float" office:value="8711406103876">
            <text:p>8711406103876</text:p>
          </table:table-cell>
          <table:table-cell office:value-type="string">
            <text:p>CV LA TRAPPE WITTE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64.05">
            <text:p>64,05</text:p>
          </table:table-cell>
          <table:table-cell office:value-type="float" office:value="65.93">
            <text:p>65,93</text:p>
          </table:table-cell>
          <table:table-cell table:number-columns-repeated="1016"/>
        </table:table-row>
        <table:table-row table:style-name="ro1">
          <table:table-cell office:value-type="float" office:value="618341025882">
            <text:p>618341025882</text:p>
          </table:table-cell>
          <table:table-cell office:value-type="string">
            <text:p>CV LIBERTAD DAILY ROUTIN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686700668">
            <text:p>5411686700668</text:p>
          </table:table-cell>
          <table:table-cell office:value-type="string">
            <text:p>CV LIEFMANS GOUDENBAND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686301407">
            <text:p>5411686301407</text:p>
          </table:table-cell>
          <table:table-cell office:value-type="string">
            <text:p>CV LIEFMANS GOUDENBAND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8">
            <text:p>38</text:p>
          </table:table-cell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686701351">
            <text:p>5411686701351</text:p>
          </table:table-cell>
          <table:table-cell office:value-type="string">
            <text:p>CV LIEFMANS GOUDENBAND BARREL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686700637">
            <text:p>5411686700637</text:p>
          </table:table-cell>
          <table:table-cell office:value-type="string">
            <text:p>CV LIEFMANS KRIEK BRUT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20.15">
            <text:p>20,15</text:p>
          </table:table-cell>
          <table:table-cell office:value-type="float" office:value="24.32">
            <text:p>24,32</text:p>
          </table:table-cell>
          <table:table-cell table:number-columns-repeated="1016"/>
        </table:table-row>
        <table:table-row table:style-name="ro1">
          <table:table-cell office:value-type="float" office:value="5411686700224">
            <text:p>5411686700224</text:p>
          </table:table-cell>
          <table:table-cell office:value-type="string">
            <text:p>CV LIEFMANS KRIEK BRUT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float" office:value="136">
            <text:p>136</text:p>
          </table:table-cell>
          <table:table-cell office:value-type="float" office:value="51.5">
            <text:p>51,5</text:p>
          </table:table-cell>
          <table:table-cell office:value-type="float" office:value="60.96">
            <text:p>60,96</text:p>
          </table:table-cell>
          <table:table-cell table:number-columns-repeated="1016"/>
        </table:table-row>
        <table:table-row table:style-name="ro1">
          <table:table-cell office:value-type="float" office:value="618341412248">
            <text:p>618341412248</text:p>
          </table:table-cell>
          <table:table-cell office:value-type="string">
            <text:p>CV LOCALS ONLY BELISCA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412316">
            <text:p>618341412316</text:p>
          </table:table-cell>
          <table:table-cell office:value-type="string">
            <text:p>CV LOCALS ONLY ESCAF ALL BLACKS HAK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2" office:value-type="float" office:value="23.1">
            <text:p>23,1</text:p>
          </table:table-cell>
          <table:table-cell table:number-columns-repeated="1016"/>
        </table:table-row>
        <table:table-row table:style-name="ro1">
          <table:table-cell office:value-type="float" office:value="618341412286">
            <text:p>618341412286</text:p>
          </table:table-cell>
          <table:table-cell office:value-type="string">
            <text:p>CV LOCALS ONLY ESCAF FEEL GOOD LTD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number-columns-repeated="2" office:value-type="float" office:value="22.9">
            <text:p>22,9</text:p>
          </table:table-cell>
          <table:table-cell table:number-columns-repeated="1016"/>
        </table:table-row>
        <table:table-row table:style-name="ro1">
          <table:table-cell office:value-type="float" office:value="618341412279">
            <text:p>618341412279</text:p>
          </table:table-cell>
          <table:table-cell office:value-type="string">
            <text:p>CV LOCALS ONLY ESCAF HOPS FOR A GENERATIO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2" office:value-type="float" office:value="20.9">
            <text:p>20,9</text:p>
          </table:table-cell>
          <table:table-cell table:number-columns-repeated="1016"/>
        </table:table-row>
        <table:table-row table:style-name="ro1">
          <table:table-cell office:value-type="float" office:value="7898602584546">
            <text:p>7898602584546</text:p>
          </table:table-cell>
          <table:table-cell office:value-type="string">
            <text:p>CV LOHN CARVOEIRA 35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9205110522">
            <text:p>619205110522</text:p>
          </table:table-cell>
          <table:table-cell office:value-type="string">
            <text:p>CV MAALI DONT PANIC ABOUT THE HOP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" office:value-type="float" office:value="23.5">
            <text:p>23,5</text:p>
          </table:table-cell>
          <table:table-cell table:number-columns-repeated="1016"/>
        </table:table-row>
        <table:table-row table:style-name="ro1">
          <table:table-cell office:value-type="float" office:value="618341081710">
            <text:p>618341081710</text:p>
          </table:table-cell>
          <table:table-cell office:value-type="string">
            <text:p>CV MAALI JUICY CITY MADNES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2" office:value-type="float" office:value="24.5">
            <text:p>24,5</text:p>
          </table:table-cell>
          <table:table-cell table:number-columns-repeated="1016"/>
        </table:table-row>
        <table:table-row table:style-name="ro1">
          <table:table-cell office:value-type="float" office:value="619205110539">
            <text:p>619205110539</text:p>
          </table:table-cell>
          <table:table-cell office:value-type="string">
            <text:p>CV MAALI TROPICAL BLAST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table:number-columns-repeated="2" office:value-type="float" office:value="24.5">
            <text:p>24,5</text:p>
          </table:table-cell>
          <table:table-cell table:number-columns-repeated="1016"/>
        </table:table-row>
        <table:table-row table:style-name="ro1">
          <table:table-cell office:value-type="float" office:value="618231981373">
            <text:p>618231981373</text:p>
          </table:table-cell>
          <table:table-cell office:value-type="string">
            <text:p>CV MAFIOSA FREDD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number-columns-repeated="2" office:value-type="float" office:value="21.9">
            <text:p>21,9</text:p>
          </table:table-cell>
          <table:table-cell table:number-columns-repeated="1016"/>
        </table:table-row>
        <table:table-row table:style-name="ro1">
          <table:table-cell office:value-type="float" office:value="2000000004442">
            <text:p>2000000004442</text:p>
          </table:table-cell>
          <table:table-cell office:value-type="string">
            <text:p>CV MALTEZO FULLSELF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681038001">
            <text:p>5411681038001</text:p>
          </table:table-cell>
          <table:table-cell office:value-type="string">
            <text:p>CV MAREDSOUS 10 TRIPLE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5.55">
            <text:p>15,55</text:p>
          </table:table-cell>
          <table:table-cell office:value-type="float" office:value="19.02">
            <text:p>19,02</text:p>
          </table:table-cell>
          <table:table-cell table:number-columns-repeated="1016"/>
        </table:table-row>
        <table:table-row table:style-name="ro1">
          <table:table-cell office:value-type="float" office:value="5411681035000">
            <text:p>5411681035000</text:p>
          </table:table-cell>
          <table:table-cell office:value-type="string">
            <text:p>CV MAREDSOUS 6 BLOND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2.65">
            <text:p>12,65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7600000120">
            <text:p>27600000120</text:p>
          </table:table-cell>
          <table:table-cell office:value-type="string">
            <text:p>CV MAREK DARK LAGER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7600000146">
            <text:p>27600000146</text:p>
          </table:table-cell>
          <table:table-cell office:value-type="string">
            <text:p>CV MAREK SUMMER SAISON #2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42832803403">
            <text:p>742832803403</text:p>
          </table:table-cell>
          <table:table-cell office:value-type="string">
            <text:p>CV MBEER MANDURI 35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9.67">
            <text:p>19,67</text:p>
          </table:table-cell>
          <table:table-cell table:number-columns-repeated="1016"/>
        </table:table-row>
        <table:table-row table:style-name="ro1">
          <table:table-cell office:value-type="float" office:value="7898656883749">
            <text:p>7898656883749</text:p>
          </table:table-cell>
          <table:table-cell office:value-type="string">
            <text:p>CV MOLINARIUS HAZY AP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table:number-columns-repeated="2"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7898656883367">
            <text:p>7898656883367</text:p>
          </table:table-cell>
          <table:table-cell office:value-type="string">
            <text:p>CV MOLINARIUS RED IP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  <table:table-cell table:number-columns-repeated="2"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5411663007407">
            <text:p>5411663007407</text:p>
          </table:table-cell>
          <table:table-cell office:value-type="string">
            <text:p>CV MONKS CAFE FLEMISH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24748701">
            <text:p>7898924748701</text:p>
          </table:table-cell>
          <table:table-cell office:value-type="string">
            <text:p>CV MORADA GASOLINE SOUL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519">
            <text:p>2000000006519</text:p>
          </table:table-cell>
          <table:table-cell office:value-type="string">
            <text:p>CV MORET B CELSO EUA1980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16.9">
            <text:p>16,9</text:p>
          </table:table-cell>
          <table:table-cell table:number-columns-repeated="1016"/>
        </table:table-row>
        <table:table-row table:style-name="ro1">
          <table:table-cell office:value-type="float" office:value="7898962243916">
            <text:p>7898962243916</text:p>
          </table:table-cell>
          <table:table-cell office:value-type="string">
            <text:p>CV NARCOSE BIG BRETT ON THE PRAIRIE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2243893">
            <text:p>7898962243893</text:p>
          </table:table-cell>
          <table:table-cell office:value-type="string">
            <text:p>CV NARCOSE BRAZILAMBIC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2243923">
            <text:p>7898962243923</text:p>
          </table:table-cell>
          <table:table-cell office:value-type="string">
            <text:p>CV NARCOSE LITTLE BRETT ON THE WOODS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2243909">
            <text:p>7898962243909</text:p>
          </table:table-cell>
          <table:table-cell office:value-type="string">
            <text:p>CV NARCOSE NARGUEUZE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54527008307">
            <text:p>754527008307</text:p>
          </table:table-cell>
          <table:table-cell office:value-type="string">
            <text:p>CV NEW BELGIUM AGED IN APPL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54527007935">
            <text:p>754527007935</text:p>
          </table:table-cell>
          <table:table-cell office:value-type="string">
            <text:p>CV NEW BELGIUM LAMOUR EN CAG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54527008529">
            <text:p>754527008529</text:p>
          </table:table-cell>
          <table:table-cell office:value-type="string">
            <text:p>CV NEW BELGIUM LE TERROIR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54527008369">
            <text:p>754527008369</text:p>
          </table:table-cell>
          <table:table-cell office:value-type="string">
            <text:p>CV NEW BELGIUM OSCAR BLACKBERRY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231865406">
            <text:p>618231865406</text:p>
          </table:table-cell>
          <table:table-cell office:value-type="string">
            <text:p>CV OCA GUARA VERMELH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number-columns-repeated="2" office:value-type="float" office:value="27.9">
            <text:p>27,9</text:p>
          </table:table-cell>
          <table:table-cell table:number-columns-repeated="1016"/>
        </table:table-row>
        <table:table-row table:style-name="ro1">
          <table:table-cell office:value-type="float" office:value="609963150465">
            <text:p>609963150465</text:p>
          </table:table-cell>
          <table:table-cell office:value-type="string">
            <text:p>CV OCA IRUP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table:number-columns-repeated="2" office:value-type="float" office:value="29.8">
            <text:p>29,8</text:p>
          </table:table-cell>
          <table:table-cell table:number-columns-repeated="1016"/>
        </table:table-row>
        <table:table-row table:style-name="ro1">
          <table:table-cell office:value-type="float" office:value="602883260887">
            <text:p>602883260887</text:p>
          </table:table-cell>
          <table:table-cell office:value-type="string">
            <text:p>CV OCA JANAIN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 office:value-type="float" office:value="26.9">
            <text:p>26,9</text:p>
          </table:table-cell>
          <table:table-cell table:number-columns-repeated="1016"/>
        </table:table-row>
        <table:table-row table:style-name="ro1">
          <table:table-cell office:value-type="float" office:value="618231865390">
            <text:p>618231865390</text:p>
          </table:table-cell>
          <table:table-cell office:value-type="string">
            <text:p>CV OCA JURUBATUB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23.5">
            <text:p>23,5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231865437">
            <text:p>618231865437</text:p>
          </table:table-cell>
          <table:table-cell office:value-type="string">
            <text:p>CV OCA PYTAU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9963150472">
            <text:p>609963150472</text:p>
          </table:table-cell>
          <table:table-cell office:value-type="string">
            <text:p>CV OCA SAMAUM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2" office:value-type="float" office:value="29.8">
            <text:p>29,8</text:p>
          </table:table-cell>
          <table:table-cell table:number-columns-repeated="1016"/>
        </table:table-row>
        <table:table-row table:style-name="ro1">
          <table:table-cell office:value-type="float" office:value="618231865383">
            <text:p>618231865383</text:p>
          </table:table-cell>
          <table:table-cell office:value-type="string">
            <text:p>CV OCA UIRAPURU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table:number-columns-repeated="2" office:value-type="float" office:value="27.9">
            <text:p>27,9</text:p>
          </table:table-cell>
          <table:table-cell table:number-columns-repeated="1016"/>
        </table:table-row>
        <table:table-row table:style-name="ro1">
          <table:table-cell office:value-type="float" office:value="609963755486">
            <text:p>609963755486</text:p>
          </table:table-cell>
          <table:table-cell office:value-type="string">
            <text:p>CV OCA VUPABUSSU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9205149409">
            <text:p>619205149409</text:p>
          </table:table-cell>
          <table:table-cell office:value-type="string">
            <text:p>CV OCTOPUS CRUISI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9">
            <text:p>25,9</text:p>
          </table:table-cell>
          <table:table-cell table:number-columns-repeated="1016"/>
        </table:table-row>
        <table:table-row table:style-name="ro1">
          <table:table-cell office:value-type="float" office:value="619205422779">
            <text:p>619205422779</text:p>
          </table:table-cell>
          <table:table-cell office:value-type="string">
            <text:p>CV OCTOPUS IN THE WOOD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number-columns-repeated="2" office:value-type="float" office:value="28.9">
            <text:p>28,9</text:p>
          </table:table-cell>
          <table:table-cell table:number-columns-repeated="1016"/>
        </table:table-row>
        <table:table-row table:style-name="ro1">
          <table:table-cell office:value-type="float" office:value="618341767034">
            <text:p>618341767034</text:p>
          </table:table-cell>
          <table:table-cell office:value-type="string">
            <text:p>CV OCTOPUS TRIFOLIUM HEPEN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number-columns-repeated="2" office:value-type="float" office:value="16.65">
            <text:p>16,65</text:p>
          </table:table-cell>
          <table:table-cell table:number-columns-repeated="1016"/>
        </table:table-row>
        <table:table-row table:style-name="ro1">
          <table:table-cell office:value-type="float" office:value="54040014">
            <text:p>54040014</text:p>
          </table:table-cell>
          <table:table-cell office:value-type="string">
            <text:p>CV ORVAL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0">
            <text:p>110</text:p>
          </table:table-cell>
          <table:table-cell office:value-type="float" office:value="47">
            <text:p>47</text:p>
          </table:table-cell>
          <table:table-cell table:number-columns-repeated="2" office:value-type="float" office:value="27.39">
            <text:p>27,39</text:p>
          </table:table-cell>
          <table:table-cell table:number-columns-repeated="1016"/>
        </table:table-row>
        <table:table-row table:style-name="ro1">
          <table:table-cell office:value-type="float" office:value="5425018070336">
            <text:p>5425018070336</text:p>
          </table:table-cell>
          <table:table-cell office:value-type="string">
            <text:p>CV OUD BEERSEL FRAMBOIS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18070459">
            <text:p>5425018070459</text:p>
          </table:table-cell>
          <table:table-cell office:value-type="string">
            <text:p>CV OUD BEERSEL GEUZE PJIPEN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18070312">
            <text:p>5425018070312</text:p>
          </table:table-cell>
          <table:table-cell office:value-type="string">
            <text:p>CV OUD BEERSEL OUDE GEUZE VIEILL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18070329">
            <text:p>5425018070329</text:p>
          </table:table-cell>
          <table:table-cell office:value-type="string">
            <text:p>CV OUD BEERSEL OUDE KRIEK VIEILL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18070138">
            <text:p>5425018070138</text:p>
          </table:table-cell>
          <table:table-cell office:value-type="string">
            <text:p>CV OUD BEERSEL OUDE KRIEK VIEILLE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231981564">
            <text:p>618231981564</text:p>
          </table:table-cell>
          <table:table-cell office:value-type="string">
            <text:p>CV OVERALL FEELING THE VIBE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56025440326">
            <text:p>5056025440326</text:p>
          </table:table-cell>
          <table:table-cell office:value-type="string">
            <text:p>CV OVERWORKS 5PM SAINT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56025441194">
            <text:p>5056025441194</text:p>
          </table:table-cell>
          <table:table-cell office:value-type="string">
            <text:p>CV OVERWORKS COSMIC POMEGRANATE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56025441163">
            <text:p>5056025441163</text:p>
          </table:table-cell>
          <table:table-cell office:value-type="string">
            <text:p>CV OVERWORKS COSMIC STRAWBERRY VANILLA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56025424081">
            <text:p>5056025424081</text:p>
          </table:table-cell>
          <table:table-cell office:value-type="string">
            <text:p>CV OVERWORKS IN TWO MINDS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56025437470">
            <text:p>5056025437470</text:p>
          </table:table-cell>
          <table:table-cell office:value-type="string">
            <text:p>CV OVERWORKS PIE IN THE SKY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56025434790">
            <text:p>5056025434790</text:p>
          </table:table-cell>
          <table:table-cell office:value-type="string">
            <text:p>CV OVERWORKS SOUR CITY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56025436886">
            <text:p>5056025436886</text:p>
          </table:table-cell>
          <table:table-cell office:value-type="string">
            <text:p>CV OVERWORKS VALKYRIE VENDETTA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908475200310">
            <text:p>7908475200310</text:p>
          </table:table-cell>
          <table:table-cell office:value-type="string">
            <text:p>CV PAKASDRUPEL LT 35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066600303336">
            <text:p>4066600303336</text:p>
          </table:table-cell>
          <table:table-cell office:value-type="string">
            <text:p>CV PAULANER HW DUNKEL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5.8">
            <text:p>15,8</text:p>
          </table:table-cell>
          <table:table-cell office:value-type="float" office:value="16.26">
            <text:p>16,26</text:p>
          </table:table-cell>
          <table:table-cell table:number-columns-repeated="1016"/>
        </table:table-row>
        <table:table-row table:style-name="ro1">
          <table:table-cell office:value-type="float" office:value="4066600020042">
            <text:p>4066600020042</text:p>
          </table:table-cell>
          <table:table-cell office:value-type="string">
            <text:p>CV PAULANER MUNCHNER HELL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5.8">
            <text:p>15,8</text:p>
          </table:table-cell>
          <table:table-cell office:value-type="float" office:value="16.26">
            <text:p>16,26</text:p>
          </table:table-cell>
          <table:table-cell table:number-columns-repeated="1016"/>
        </table:table-row>
        <table:table-row table:style-name="ro1">
          <table:table-cell office:value-type="float" office:value="4066600611349">
            <text:p>4066600611349</text:p>
          </table:table-cell>
          <table:table-cell office:value-type="string">
            <text:p>CV PAULANER SALVATOR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2.14">
            <text:p>12,14</text:p>
          </table:table-cell>
          <table:table-cell office:value-type="float" office:value="12.5">
            <text:p>12,5</text:p>
          </table:table-cell>
          <table:table-cell table:number-columns-repeated="1016"/>
        </table:table-row>
        <table:table-row table:style-name="ro1">
          <table:table-cell office:value-type="float" office:value="4066600060741">
            <text:p>4066600060741</text:p>
          </table:table-cell>
          <table:table-cell office:value-type="string">
            <text:p>CV PAULANER WEISSBIER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7.06">
            <text:p>17,06</text:p>
          </table:table-cell>
          <table:table-cell office:value-type="float" office:value="16.26">
            <text:p>16,26</text:p>
          </table:table-cell>
          <table:table-cell table:number-columns-repeated="1016"/>
        </table:table-row>
        <table:table-row table:style-name="ro1">
          <table:table-cell office:value-type="float" office:value="4066600192510">
            <text:p>4066600192510</text:p>
          </table:table-cell>
          <table:table-cell office:value-type="string">
            <text:p>CV PAULANER WEISSBIER S ALCOOL LT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3.43">
            <text:p>13,43</text:p>
          </table:table-cell>
          <table:table-cell office:value-type="float" office:value="13.63">
            <text:p>13,63</text:p>
          </table:table-cell>
          <table:table-cell table:number-columns-repeated="1016"/>
        </table:table-row>
        <table:table-row table:style-name="ro1">
          <table:table-cell office:value-type="float" office:value="8594404110110">
            <text:p>8594404110110</text:p>
          </table:table-cell>
          <table:table-cell office:value-type="string">
            <text:p>CV PILSNER URQUELL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17.39">
            <text:p>17,39</text:p>
          </table:table-cell>
          <table:table-cell office:value-type="float" office:value="17.3">
            <text:p>17,3</text:p>
          </table:table-cell>
          <table:table-cell table:number-columns-repeated="1016"/>
        </table:table-row>
        <table:table-row table:style-name="ro1">
          <table:table-cell office:value-type="float" office:value="2000000004902">
            <text:p>2000000004902</text:p>
          </table:table-cell>
          <table:table-cell office:value-type="string">
            <text:p>CV PINEAL AMARILLO SWEET DREAM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489">
            <text:p>2000000006489</text:p>
          </table:table-cell>
          <table:table-cell office:value-type="string">
            <text:p>CV PINEAL BLACK SHEEP 1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490">
            <text:p>2000000006490</text:p>
          </table:table-cell>
          <table:table-cell office:value-type="string">
            <text:p>CV PINEAL BLACK SHEEP 2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3379">
            <text:p>2000000003379</text:p>
          </table:table-cell>
          <table:table-cell office:value-type="string">
            <text:p>CV PINEAL BONFIRE TALK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4527">
            <text:p>2000000004527</text:p>
          </table:table-cell>
          <table:table-cell office:value-type="string">
            <text:p>CV PINEAL ENYGMA #6 SORACHI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126">
            <text:p>2000000005126</text:p>
          </table:table-cell>
          <table:table-cell office:value-type="string">
            <text:p>CV PINEAL ENYGMA #8 MIXED DARK SOUR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357">
            <text:p>2000000006357</text:p>
          </table:table-cell>
          <table:table-cell office:value-type="string">
            <text:p>CV PINEAL MIND BLOW GOIABA BANAN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29.22">
            <text:p>29,22</text:p>
          </table:table-cell>
          <table:table-cell table:number-columns-repeated="1016"/>
        </table:table-row>
        <table:table-row table:style-name="ro1">
          <table:table-cell office:value-type="float" office:value="2000000003580">
            <text:p>2000000003580</text:p>
          </table:table-cell>
          <table:table-cell office:value-type="string">
            <text:p>CV PINEAL SWEET DREAM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663002600">
            <text:p>5411663002600</text:p>
          </table:table-cell>
          <table:table-cell office:value-type="string">
            <text:p>CV PIRAAT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663000781">
            <text:p>5411663000781</text:p>
          </table:table-cell>
          <table:table-cell office:value-type="string">
            <text:p>CV PIRAAT RED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663004772">
            <text:p>5411663004772</text:p>
          </table:table-cell>
          <table:table-cell office:value-type="string">
            <text:p>CV PIRAAT TRIPLE HOP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8654143">
            <text:p>7898968654143</text:p>
          </table:table-cell>
          <table:table-cell office:value-type="string">
            <text:p>CV PRISMA CITRON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3.25">
            <text:p>13,25</text:p>
          </table:table-cell>
          <table:table-cell office:value-type="float" office:value="17.6">
            <text:p>17,6</text:p>
          </table:table-cell>
          <table:table-cell table:number-columns-repeated="1016"/>
        </table:table-row>
        <table:table-row table:style-name="ro1">
          <table:table-cell office:value-type="float" office:value="7898959974649">
            <text:p>7898959974649</text:p>
          </table:table-cell>
          <table:table-cell office:value-type="string">
            <text:p>CV QUATRO G ENDORPHIN RUSH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table:number-columns-repeated="2" office:value-type="float" office:value="26.9">
            <text:p>26,9</text:p>
          </table:table-cell>
          <table:table-cell table:number-columns-repeated="1016"/>
        </table:table-row>
        <table:table-row table:style-name="ro1">
          <table:table-cell office:value-type="float" office:value="7898959974656">
            <text:p>7898959974656</text:p>
          </table:table-cell>
          <table:table-cell office:value-type="string">
            <text:p>CV QUATRO G PINEAPPLE ENDORPHI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table:number-columns-repeated="2" office:value-type="float" office:value="26.9">
            <text:p>26,9</text:p>
          </table:table-cell>
          <table:table-cell table:number-columns-repeated="1016"/>
        </table:table-row>
        <table:table-row table:style-name="ro1">
          <table:table-cell office:value-type="float" office:value="2000000003743">
            <text:p>2000000003743</text:p>
          </table:table-cell>
          <table:table-cell office:value-type="string">
            <text:p>CV QUINTA DO BELASCA FERMENTAÇÃO MISTA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252854796618">
            <text:p>1252854796618</text:p>
          </table:table-cell>
          <table:table-cell office:value-type="string">
            <text:p>CV RIVIERA KRAKEN 6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2858000104">
            <text:p>5412858000104</text:p>
          </table:table-cell>
          <table:table-cell office:value-type="string">
            <text:p>CV ROCHEFORT 10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2858000067">
            <text:p>5412858000067</text:p>
          </table:table-cell>
          <table:table-cell office:value-type="string">
            <text:p>CV ROCHEFORT 6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2858000081">
            <text:p>5412858000081</text:p>
          </table:table-cell>
          <table:table-cell office:value-type="string">
            <text:p>CV ROCHEFORT 8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2858000357">
            <text:p>5412858000357</text:p>
          </table:table-cell>
          <table:table-cell office:value-type="string">
            <text:p>CV ROCHEFORT TRIPEL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858000169">
            <text:p>5411858000169</text:p>
          </table:table-cell>
          <table:table-cell office:value-type="string">
            <text:p>CV ROSE MAX DE JACOBINS 2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 office:value-type="float" office:value="21.09">
            <text:p>21,09</text:p>
          </table:table-cell>
          <table:table-cell table:number-columns-repeated="1016"/>
        </table:table-row>
        <table:table-row table:style-name="ro1">
          <table:table-cell office:value-type="float" office:value="5411858100210">
            <text:p>5411858100210</text:p>
          </table:table-cell>
          <table:table-cell office:value-type="string">
            <text:p>CV ROUGE MAX DE JACOBINS 2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446">
            <text:p>2000000000446</text:p>
          </table:table-cell>
          <table:table-cell office:value-type="string">
            <text:p>CV RURADELICA THE ANIMALS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6332">
            <text:p>2000000006332</text:p>
          </table:table-cell>
          <table:table-cell office:value-type="string">
            <text:p>CV SALVADOR AIRBORNE PESSEGO MANG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2" office:value-type="float" office:value="26.5">
            <text:p>26,5</text:p>
          </table:table-cell>
          <table:table-cell table:number-columns-repeated="1016"/>
        </table:table-row>
        <table:table-row table:style-name="ro1">
          <table:table-cell office:value-type="float" office:value="2000000005797">
            <text:p>2000000005797</text:p>
          </table:table-cell>
          <table:table-cell office:value-type="string">
            <text:p>CV SALVADOR BASTOGN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800">
            <text:p>2000000005800</text:p>
          </table:table-cell>
          <table:table-cell office:value-type="string">
            <text:p>CV SALVADOR BELGIAN HANNUT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2476">
            <text:p>2000000002476</text:p>
          </table:table-cell>
          <table:table-cell office:value-type="string">
            <text:p>CV SALVADOR ENGESA COFFEE EDITIO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2" office:value-type="float" office:value="32.9">
            <text:p>32,9</text:p>
          </table:table-cell>
          <table:table-cell table:number-columns-repeated="1016"/>
        </table:table-row>
        <table:table-row table:style-name="ro1">
          <table:table-cell office:value-type="float" office:value="2000000000452">
            <text:p>2000000000452</text:p>
          </table:table-cell>
          <table:table-cell office:value-type="string">
            <text:p>CV SALVADOR KOMBAT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 office:value-type="float" office:value="14.8">
            <text:p>14,8</text:p>
          </table:table-cell>
          <table:table-cell table:number-columns-repeated="1016"/>
        </table:table-row>
        <table:table-row table:style-name="ro1">
          <table:table-cell office:value-type="float" office:value="2000000006612">
            <text:p>2000000006612</text:p>
          </table:table-cell>
          <table:table-cell office:value-type="string">
            <text:p>CV SALVADOR MEDAL OF HONOR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 office:value-type="float" office:value="9.71">
            <text:p>9,71</text:p>
          </table:table-cell>
          <table:table-cell table:number-columns-repeated="1016"/>
        </table:table-row>
        <table:table-row table:style-name="ro1">
          <table:table-cell office:value-type="float" office:value="7899085366551">
            <text:p>7899085366551</text:p>
          </table:table-cell>
          <table:table-cell office:value-type="string">
            <text:p>CV SALVADOR MOONDRI LUCIDITY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table:number-columns-repeated="2" office:value-type="float" office:value="28.6">
            <text:p>28,6</text:p>
          </table:table-cell>
          <table:table-cell table:number-columns-repeated="1016"/>
        </table:table-row>
        <table:table-row table:style-name="ro1">
          <table:table-cell office:value-type="float" office:value="2000000006611">
            <text:p>2000000006611</text:p>
          </table:table-cell>
          <table:table-cell office:value-type="string">
            <text:p>CV SALVADOR RAID 2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" office:value-type="float" office:value="15.59">
            <text:p>15,59</text:p>
          </table:table-cell>
          <table:table-cell table:number-columns-repeated="1016"/>
        </table:table-row>
        <table:table-row table:style-name="ro1">
          <table:table-cell office:value-type="float" office:value="2000000006047">
            <text:p>2000000006047</text:p>
          </table:table-cell>
          <table:table-cell office:value-type="string">
            <text:p>CV SALVADOR RATOS DO DESERT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table:number-columns-repeated="2" office:value-type="float" office:value="22.3">
            <text:p>22,3</text:p>
          </table:table-cell>
          <table:table-cell table:number-columns-repeated="1016"/>
        </table:table-row>
        <table:table-row table:style-name="ro1">
          <table:table-cell office:value-type="float" office:value="2000000006610">
            <text:p>2000000006610</text:p>
          </table:table-cell>
          <table:table-cell office:value-type="string">
            <text:p>CV SALVADOR RIVER 2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15.59">
            <text:p>15,59</text:p>
          </table:table-cell>
          <table:table-cell table:number-columns-repeated="1016"/>
        </table:table-row>
        <table:table-row table:style-name="ro1">
          <table:table-cell office:value-type="float" office:value="2000000005442">
            <text:p>2000000005442</text:p>
          </table:table-cell>
          <table:table-cell office:value-type="string">
            <text:p>CV SALVADOR THE BEANS COCONUT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712">
            <text:p>2000000000712</text:p>
          </table:table-cell>
          <table:table-cell office:value-type="string">
            <text:p>CV SALVADOR TOMAHAWK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2" office:value-type="float" office:value="27.7">
            <text:p>27,7</text:p>
          </table:table-cell>
          <table:table-cell table:number-columns-repeated="1016"/>
        </table:table-row>
        <table:table-row table:style-name="ro1">
          <table:table-cell office:value-type="float" office:value="2000000005796">
            <text:p>2000000005796</text:p>
          </table:table-cell>
          <table:table-cell office:value-type="string">
            <text:p>CV SALVADOR YPRE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1575290995">
            <text:p>7891575290995</text:p>
          </table:table-cell>
          <table:table-cell office:value-type="string">
            <text:p>CV SATELITE COFFEESAT P15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number-columns-repeated="2" office:value-type="float" office:value="22.5">
            <text:p>22,5</text:p>
          </table:table-cell>
          <table:table-cell table:number-columns-repeated="1016"/>
        </table:table-row>
        <table:table-row table:style-name="ro1">
          <table:table-cell office:value-type="float" office:value="7891575290711">
            <text:p>7891575290711</text:p>
          </table:table-cell>
          <table:table-cell office:value-type="string">
            <text:p>CV SATELITE DANKSAT P12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9">
            <text:p>25,9</text:p>
          </table:table-cell>
          <table:table-cell table:number-columns-repeated="1016"/>
        </table:table-row>
        <table:table-row table:style-name="ro1">
          <table:table-cell office:value-type="float" office:value="7891575290988">
            <text:p>7891575290988</text:p>
          </table:table-cell>
          <table:table-cell office:value-type="string">
            <text:p>CV SATELITE DARK QUANTUM CACAU GOIAB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table:number-columns-repeated="2" office:value-type="float" office:value="28.5">
            <text:p>28,5</text:p>
          </table:table-cell>
          <table:table-cell table:number-columns-repeated="1016"/>
        </table:table-row>
        <table:table-row table:style-name="ro1">
          <table:table-cell office:value-type="float" office:value="7891575290735">
            <text:p>7891575290735</text:p>
          </table:table-cell>
          <table:table-cell office:value-type="string">
            <text:p>CV SATELITE PROPHECY 2003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 office:value-type="float" office:value="27.5">
            <text:p>27,5</text:p>
          </table:table-cell>
          <table:table-cell table:number-columns-repeated="1016"/>
        </table:table-row>
        <table:table-row table:style-name="ro1">
          <table:table-cell office:value-type="float" office:value="7891575290971">
            <text:p>7891575290971</text:p>
          </table:table-cell>
          <table:table-cell office:value-type="string">
            <text:p>CV SATELITE SOLAR STADIUM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2" office:value-type="float" office:value="21.9">
            <text:p>21,9</text:p>
          </table:table-cell>
          <table:table-cell table:number-columns-repeated="1016"/>
        </table:table-row>
        <table:table-row table:style-name="ro1">
          <table:table-cell office:value-type="float" office:value="4037458000159">
            <text:p>4037458000159</text:p>
          </table:table-cell>
          <table:table-cell office:value-type="string">
            <text:p>CV SCHLENKERLA WEIZEN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17.93">
            <text:p>17,93</text:p>
          </table:table-cell>
          <table:table-cell office:value-type="float" office:value="27.48">
            <text:p>27,48</text:p>
          </table:table-cell>
          <table:table-cell table:number-columns-repeated="1016"/>
        </table:table-row>
        <table:table-row table:style-name="ro1">
          <table:table-cell office:value-type="float" office:value="4003669018269">
            <text:p>4003669018269</text:p>
          </table:table-cell>
          <table:table-cell office:value-type="string">
            <text:p>CV SCHNEIDER AVENTINUS EISBOCK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003669016500">
            <text:p>4003669016500</text:p>
          </table:table-cell>
          <table:table-cell office:value-type="string">
            <text:p>CV SCHNEIDER T2 KRISTALL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5.95">
            <text:p>15,95</text:p>
          </table:table-cell>
          <table:table-cell office:value-type="float" office:value="24.45">
            <text:p>24,45</text:p>
          </table:table-cell>
          <table:table-cell table:number-columns-repeated="1016"/>
        </table:table-row>
        <table:table-row table:style-name="ro1">
          <table:table-cell office:value-type="float" office:value="4003669016104">
            <text:p>4003669016104</text:p>
          </table:table-cell>
          <table:table-cell office:value-type="string">
            <text:p>CV SCHNEIDER T5 HOPFENWEISSE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9.8">
            <text:p>19,8</text:p>
          </table:table-cell>
          <table:table-cell office:value-type="float" office:value="30.35">
            <text:p>30,35</text:p>
          </table:table-cell>
          <table:table-cell table:number-columns-repeated="1016"/>
        </table:table-row>
        <table:table-row table:style-name="ro1">
          <table:table-cell office:value-type="float" office:value="4003669016203">
            <text:p>4003669016203</text:p>
          </table:table-cell>
          <table:table-cell office:value-type="string">
            <text:p>CV SCHNEIDER T7 ORIGINAL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5.95">
            <text:p>15,95</text:p>
          </table:table-cell>
          <table:table-cell office:value-type="float" office:value="24.45">
            <text:p>24,45</text:p>
          </table:table-cell>
          <table:table-cell table:number-columns-repeated="1016"/>
        </table:table-row>
        <table:table-row table:style-name="ro1">
          <table:table-cell office:value-type="float" office:value="4003669012229">
            <text:p>4003669012229</text:p>
          </table:table-cell>
          <table:table-cell office:value-type="string">
            <text:p>CV SCHNEIDERS BAYRISCHHELL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5.95">
            <text:p>15,95</text:p>
          </table:table-cell>
          <table:table-cell office:value-type="float" office:value="24.45">
            <text:p>24,45</text:p>
          </table:table-cell>
          <table:table-cell table:number-columns-repeated="1016"/>
        </table:table-row>
        <table:table-row table:style-name="ro1">
          <table:table-cell office:value-type="float" office:value="2000000002177">
            <text:p>2000000002177</text:p>
          </table:table-cell>
          <table:table-cell office:value-type="string">
            <text:p>CV SEASONS ANOMALIES X-BRAGGOT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56790815">
            <text:p>7898956790815</text:p>
          </table:table-cell>
          <table:table-cell office:value-type="string">
            <text:p>CV SEASONS BLEND OF DRAGONS 31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56790723">
            <text:p>7898956790723</text:p>
          </table:table-cell>
          <table:table-cell office:value-type="string">
            <text:p>CV SESONS TROJAN 3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745483">
            <text:p>618341745483</text:p>
          </table:table-cell>
          <table:table-cell office:value-type="string">
            <text:p>CV SEVA ARACARI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29.22">
            <text:p>29,22</text:p>
          </table:table-cell>
          <table:table-cell table:number-columns-repeated="1016"/>
        </table:table-row>
        <table:table-row table:style-name="ro1">
          <table:table-cell office:value-type="float" office:value="618341745421">
            <text:p>618341745421</text:p>
          </table:table-cell>
          <table:table-cell office:value-type="string">
            <text:p>CV SEVA SERIGUELA GRAV CACAU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29.22">
            <text:p>29,22</text:p>
          </table:table-cell>
          <table:table-cell table:number-columns-repeated="1016"/>
        </table:table-row>
        <table:table-row table:style-name="ro1">
          <table:table-cell office:value-type="float" office:value="2000000006104">
            <text:p>2000000006104</text:p>
          </table:table-cell>
          <table:table-cell office:value-type="string">
            <text:p>CV SEVEN HANDS BLEND CRY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5">
            <text:p>25,5</text:p>
          </table:table-cell>
          <table:table-cell table:number-columns-repeated="1016"/>
        </table:table-row>
        <table:table-row table:style-name="ro1">
          <table:table-cell office:value-type="float" office:value="7890140222584">
            <text:p>7890140222584</text:p>
          </table:table-cell>
          <table:table-cell office:value-type="string">
            <text:p>CV SEVEN HANDS EXPERIENCE OAK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5">
            <text:p>25,5</text:p>
          </table:table-cell>
          <table:table-cell table:number-columns-repeated="1016"/>
        </table:table-row>
        <table:table-row table:style-name="ro1">
          <table:table-cell office:value-type="float" office:value="2000000006185">
            <text:p>2000000006185</text:p>
          </table:table-cell>
          <table:table-cell office:value-type="string">
            <text:p>CV SEVEN HANDS OVERHEAD SOUR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number-columns-repeated="2" office:value-type="float" office:value="24.5">
            <text:p>24,5</text:p>
          </table:table-cell>
          <table:table-cell table:number-columns-repeated="1016"/>
        </table:table-row>
        <table:table-row table:style-name="ro1">
          <table:table-cell office:value-type="float" office:value="7890140226070">
            <text:p>7890140226070</text:p>
          </table:table-cell>
          <table:table-cell office:value-type="string">
            <text:p>CV SEVEN HANDS RED FRUITS CREAM LT 47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9">
            <text:p>25,9</text:p>
          </table:table-cell>
          <table:table-cell table:number-columns-repeated="1016"/>
        </table:table-row>
        <table:table-row table:style-name="ro1">
          <table:table-cell office:value-type="float" office:value="2000000006315">
            <text:p>2000000006315</text:p>
          </table:table-cell>
          <table:table-cell office:value-type="string">
            <text:p>CV SEVEN HANDS SWEET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table:number-columns-repeated="2"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7890140222577">
            <text:p>7890140222577</text:p>
          </table:table-cell>
          <table:table-cell office:value-type="string">
            <text:p>CV SEVEN HANDS TONKA RIS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0140222614">
            <text:p>7890140222614</text:p>
          </table:table-cell>
          <table:table-cell office:value-type="string">
            <text:p>CV SEVEN HANDS YELLOW FRUITS CREAM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9">
            <text:p>25,9</text:p>
          </table:table-cell>
          <table:table-cell table:number-columns-repeated="1016"/>
        </table:table-row>
        <table:table-row table:style-name="ro1">
          <table:table-cell office:value-type="float" office:value="83783535778">
            <text:p>83783535778</text:p>
          </table:table-cell>
          <table:table-cell office:value-type="string">
            <text:p>CV SIERRA NEVADA BIG LITTLE THING IPA LT 35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3.48">
            <text:p>13,48</text:p>
          </table:table-cell>
          <table:table-cell office:value-type="float" office:value="18.5">
            <text:p>18,5</text:p>
          </table:table-cell>
          <table:table-cell table:number-columns-repeated="1016"/>
        </table:table-row>
        <table:table-row table:style-name="ro1">
          <table:table-cell office:value-type="float" office:value="83783535754">
            <text:p>83783535754</text:p>
          </table:table-cell>
          <table:table-cell office:value-type="string">
            <text:p>CV SIERRA NEVADA DANKFUL IPA LT 35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3.48">
            <text:p>13,48</text:p>
          </table:table-cell>
          <table:table-cell office:value-type="float" office:value="18.5">
            <text:p>18,5</text:p>
          </table:table-cell>
          <table:table-cell table:number-columns-repeated="1016"/>
        </table:table-row>
        <table:table-row table:style-name="ro1">
          <table:table-cell office:value-type="float" office:value="2000000005685">
            <text:p>2000000005685</text:p>
          </table:table-cell>
          <table:table-cell office:value-type="string">
            <text:p>CV SIERRA NEVADA HOPTIMUM 35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7.45">
            <text:p>27,45</text:p>
          </table:table-cell>
          <table:table-cell table:number-columns-repeated="1016"/>
        </table:table-row>
        <table:table-row table:style-name="ro1">
          <table:table-cell office:value-type="float" office:value="83783000016">
            <text:p>83783000016</text:p>
          </table:table-cell>
          <table:table-cell office:value-type="string">
            <text:p>CV SIERRA NEVADA PALE ALE LT 355 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11.93">
            <text:p>11,93</text:p>
          </table:table-cell>
          <table:table-cell office:value-type="float" office:value="16.38">
            <text:p>16,38</text:p>
          </table:table-cell>
          <table:table-cell table:number-columns-repeated="1016"/>
        </table:table-row>
        <table:table-row table:style-name="ro1">
          <table:table-cell office:value-type="float" office:value="83783228243">
            <text:p>83783228243</text:p>
          </table:table-cell>
          <table:table-cell office:value-type="string">
            <text:p>CV SIERRA NEVADA POWDER DAY LT 35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3.77">
            <text:p>13,77</text:p>
          </table:table-cell>
          <table:table-cell office:value-type="float" office:value="18.9">
            <text:p>18,9</text:p>
          </table:table-cell>
          <table:table-cell table:number-columns-repeated="1016"/>
        </table:table-row>
        <table:table-row table:style-name="ro1">
          <table:table-cell office:value-type="float" office:value="83783535884">
            <text:p>83783535884</text:p>
          </table:table-cell>
          <table:table-cell office:value-type="string">
            <text:p>CV SIERRA NEVADA SUNNY LITTLE THING LT 35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13.48">
            <text:p>13,48</text:p>
          </table:table-cell>
          <table:table-cell office:value-type="float" office:value="18.5">
            <text:p>18,5</text:p>
          </table:table-cell>
          <table:table-cell table:number-columns-repeated="1016"/>
        </table:table-row>
        <table:table-row table:style-name="ro1">
          <table:table-cell office:value-type="float" office:value="837831100360">
            <text:p>837831100360</text:p>
          </table:table-cell>
          <table:table-cell office:value-type="string">
            <text:p>CV SIERRA NEVADA TORPEDO LT 35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11.93">
            <text:p>11,93</text:p>
          </table:table-cell>
          <table:table-cell office:value-type="float" office:value="16.37">
            <text:p>16,37</text:p>
          </table:table-cell>
          <table:table-cell table:number-columns-repeated="1016"/>
        </table:table-row>
        <table:table-row table:style-name="ro1">
          <table:table-cell office:value-type="float" office:value="7898656883060">
            <text:p>7898656883060</text:p>
          </table:table-cell>
          <table:table-cell office:value-type="string">
            <text:p>CV SIGILO T CAP BREW HAZE IN THE STREET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2" office:value-type="float" office:value="21.9">
            <text:p>21,9</text:p>
          </table:table-cell>
          <table:table-cell table:number-columns-repeated="1016"/>
        </table:table-row>
        <table:table-row table:style-name="ro1">
          <table:table-cell office:value-type="float" office:value="7890013902704">
            <text:p>7890013902704</text:p>
          </table:table-cell>
          <table:table-cell office:value-type="string">
            <text:p>CV SIGILO T EVERBREW EVERSING SABBATH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21.9">
            <text:p>21,9</text:p>
          </table:table-cell>
          <table:table-cell office:value-type="float" office:value="23.74">
            <text:p>23,74</text:p>
          </table:table-cell>
          <table:table-cell table:number-columns-repeated="1016"/>
        </table:table-row>
        <table:table-row table:style-name="ro1">
          <table:table-cell office:value-type="float" office:value="7898656883145">
            <text:p>7898656883145</text:p>
          </table:table-cell>
          <table:table-cell office:value-type="string">
            <text:p>CV SIGILO T HOP MUNDI HIGHWAY TO HAZ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number-columns-repeated="2" office:value-type="float" office:value="21.9">
            <text:p>21,9</text:p>
          </table:table-cell>
          <table:table-cell table:number-columns-repeated="1016"/>
        </table:table-row>
        <table:table-row table:style-name="ro1">
          <table:table-cell office:value-type="float" office:value="7898656883572">
            <text:p>7898656883572</text:p>
          </table:table-cell>
          <table:table-cell office:value-type="string">
            <text:p>CV SIGILO T SATELITE PORTER SIDE OF THE MOO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table:number-columns-repeated="2" office:value-type="float" office:value="21.9">
            <text:p>21,9</text:p>
          </table:table-cell>
          <table:table-cell table:number-columns-repeated="1016"/>
        </table:table-row>
        <table:table-row table:style-name="ro1">
          <table:table-cell office:value-type="float" office:value="7898656883473">
            <text:p>7898656883473</text:p>
          </table:table-cell>
          <table:table-cell office:value-type="string">
            <text:p>CV SIGILO T TARIN LIFE BLUE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number-columns-repeated="2" office:value-type="float" office:value="21.9">
            <text:p>21,9</text:p>
          </table:table-cell>
          <table:table-cell table:number-columns-repeated="1016"/>
        </table:table-row>
        <table:table-row table:style-name="ro1">
          <table:table-cell office:value-type="float" office:value="7898656883299">
            <text:p>7898656883299</text:p>
          </table:table-cell>
          <table:table-cell office:value-type="string">
            <text:p>CV SIGILO T UNDER TAPE HUNGRY HAZ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number-columns-repeated="2" office:value-type="float" office:value="21.9">
            <text:p>21,9</text:p>
          </table:table-cell>
          <table:table-cell table:number-columns-repeated="1016"/>
        </table:table-row>
        <table:table-row table:style-name="ro1">
          <table:table-cell office:value-type="float" office:value="618341902398">
            <text:p>618341902398</text:p>
          </table:table-cell>
          <table:table-cell office:value-type="string">
            <text:p>CV SIGILO TOTAL ABRACO MAGIC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number-columns-repeated="2" office:value-type="float" office:value="20.9">
            <text:p>20,9</text:p>
          </table:table-cell>
          <table:table-cell table:number-columns-repeated="1016"/>
        </table:table-row>
        <table:table-row table:style-name="ro1">
          <table:table-cell office:value-type="float" office:value="7898969212595">
            <text:p>7898969212595</text:p>
          </table:table-cell>
          <table:table-cell office:value-type="string">
            <text:p>CV SPARTACUS AWAKENING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2.35">
            <text:p>22,35</text:p>
          </table:table-cell>
          <table:table-cell office:value-type="float" office:value="35.29">
            <text:p>35,29</text:p>
          </table:table-cell>
          <table:table-cell table:number-columns-repeated="1016"/>
        </table:table-row>
        <table:table-row table:style-name="ro1">
          <table:table-cell office:value-type="float" office:value="2000000002501">
            <text:p>2000000002501</text:p>
          </table:table-cell>
          <table:table-cell office:value-type="string">
            <text:p>CV SPARTACUS OUT OF THE BLU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22.35">
            <text:p>22,35</text:p>
          </table:table-cell>
          <table:table-cell office:value-type="float" office:value="35.3">
            <text:p>35,3</text:p>
          </table:table-cell>
          <table:table-cell table:number-columns-repeated="1016"/>
        </table:table-row>
        <table:table-row table:style-name="ro1">
          <table:table-cell office:value-type="float" office:value="7898969212472">
            <text:p>7898969212472</text:p>
          </table:table-cell>
          <table:table-cell office:value-type="string">
            <text:p>CV SPARTACUS REBUILD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6.38">
            <text:p>16,38</text:p>
          </table:table-cell>
          <table:table-cell office:value-type="float" office:value="24.47">
            <text:p>24,47</text:p>
          </table:table-cell>
          <table:table-cell table:number-columns-repeated="1016"/>
        </table:table-row>
        <table:table-row table:style-name="ro1">
          <table:table-cell office:value-type="float" office:value="7898969212496">
            <text:p>7898969212496</text:p>
          </table:table-cell>
          <table:table-cell office:value-type="string">
            <text:p>CV SPARTACUS SHOW ME SOMETHING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6.38">
            <text:p>16,38</text:p>
          </table:table-cell>
          <table:table-cell office:value-type="float" office:value="24.47">
            <text:p>24,47</text:p>
          </table:table-cell>
          <table:table-cell table:number-columns-repeated="1016"/>
        </table:table-row>
        <table:table-row table:style-name="ro1">
          <table:table-cell office:value-type="float" office:value="5028403155191">
            <text:p>5028403155191</text:p>
          </table:table-cell>
          <table:table-cell office:value-type="string">
            <text:p>CV ST AUSTELL SMUGGLERS GRAN CRU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079021">
            <text:p>54079021</text:p>
          </table:table-cell>
          <table:table-cell office:value-type="string">
            <text:p>CV ST BERNARDUS ABT 12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911001782">
            <text:p>5411911001782</text:p>
          </table:table-cell>
          <table:table-cell office:value-type="string">
            <text:p>CV ST BERNARDUS EXTRA 4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2" office:value-type="float" office:value="11.25">
            <text:p>11,25</text:p>
          </table:table-cell>
          <table:table-cell table:number-columns-repeated="1016"/>
        </table:table-row>
        <table:table-row table:style-name="ro1">
          <table:table-cell office:value-type="float" office:value="54079007">
            <text:p>54079007</text:p>
          </table:table-cell>
          <table:table-cell office:value-type="string">
            <text:p>CV ST BERNARDUS PATER 6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2" office:value-type="float" office:value="9.1">
            <text:p>9,1</text:p>
          </table:table-cell>
          <table:table-cell table:number-columns-repeated="1016"/>
        </table:table-row>
        <table:table-row table:style-name="ro1">
          <table:table-cell office:value-type="float" office:value="54079014">
            <text:p>54079014</text:p>
          </table:table-cell>
          <table:table-cell office:value-type="string">
            <text:p>CV ST BERNARDUS PRIOR 8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float" office:value="36.81">
            <text:p>36,81</text:p>
          </table:table-cell>
          <table:table-cell table:number-columns-repeated="2" office:value-type="float" office:value="22.31">
            <text:p>22,31</text:p>
          </table:table-cell>
          <table:table-cell table:number-columns-repeated="1016"/>
        </table:table-row>
        <table:table-row table:style-name="ro1">
          <table:table-cell office:value-type="float" office:value="54079038">
            <text:p>54079038</text:p>
          </table:table-cell>
          <table:table-cell office:value-type="string">
            <text:p>CV ST BERNARDUS TRIPEL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2" office:value-type="float" office:value="22.31">
            <text:p>22,31</text:p>
          </table:table-cell>
          <table:table-cell table:number-columns-repeated="1016"/>
        </table:table-row>
        <table:table-row table:style-name="ro1">
          <table:table-cell office:value-type="float" office:value="5412138402604">
            <text:p>5412138402604</text:p>
          </table:table-cell>
          <table:table-cell office:value-type="string">
            <text:p>CV ST FEUILLIEN QUADRUPEL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081000073">
            <text:p>5411081000073</text:p>
          </table:table-cell>
          <table:table-cell office:value-type="string">
            <text:p>CV ST LOUIS TRADITION GUEUZ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081005603">
            <text:p>5411081005603</text:p>
          </table:table-cell>
          <table:table-cell office:value-type="string">
            <text:p>CV ST LOUIS TRADITION KRIEK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  <table:table-cell office:value-type="float" office:value="51">
            <text:p>51</text:p>
          </table:table-cell>
          <table:table-cell office:value-type="float" office:value="52.49">
            <text:p>52,49</text:p>
          </table:table-cell>
          <table:table-cell table:number-columns-repeated="1016"/>
        </table:table-row>
        <table:table-row table:style-name="ro1">
          <table:table-cell office:value-type="float" office:value="7898656883671">
            <text:p>7898656883671</text:p>
          </table:table-cell>
          <table:table-cell office:value-type="string">
            <text:p>CV STORMY SEA STAR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2"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5425017240648">
            <text:p>5425017240648</text:p>
          </table:table-cell>
          <table:table-cell office:value-type="string">
            <text:p>CV STRAFFE HEND QUADRUPEL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17240457">
            <text:p>5425017240457</text:p>
          </table:table-cell>
          <table:table-cell office:value-type="string">
            <text:p>CV STRAFFE HEND TRIPEL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17241164">
            <text:p>5425017241164</text:p>
          </table:table-cell>
          <table:table-cell office:value-type="string">
            <text:p>CV STRAFFE HEND TRIPEL WILD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367">
            <text:p>2000000000367</text:p>
          </table:table-cell>
          <table:table-cell office:value-type="string">
            <text:p>CV STRAFFE HENDRIK HERITAGE 2018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331">
            <text:p>33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049">
            <text:p>2000000005049</text:p>
          </table:table-cell>
          <table:table-cell office:value-type="string">
            <text:p>CV STRAFFE HENDRIK HERITAGE 2019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398">
            <text:p>39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795">
            <text:p>2000000005795</text:p>
          </table:table-cell>
          <table:table-cell office:value-type="string">
            <text:p>CV STRAFFE HENDRIK HERITAGE 2020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17666301">
            <text:p>5425017666301</text:p>
          </table:table-cell>
          <table:table-cell office:value-type="string">
            <text:p>CV STRUISE BLACK DAMNATION 30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89">
            <text:p>89</text:p>
          </table:table-cell>
          <table:table-cell office:value-type="float" office:value="118.19">
            <text:p>118,19</text:p>
          </table:table-cell>
          <table:table-cell table:number-columns-repeated="1016"/>
        </table:table-row>
        <table:table-row table:style-name="ro1">
          <table:table-cell office:value-type="float" office:value="5455017810254">
            <text:p>5455017810254</text:p>
          </table:table-cell>
          <table:table-cell office:value-type="string">
            <text:p>CV STRUISE PANNEPOT GRAND RESERVA 2018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float" office:value="171">
            <text:p>171</text:p>
          </table:table-cell>
          <table:table-cell office:value-type="float" office:value="85">
            <text:p>85</text:p>
          </table:table-cell>
          <table:table-cell office:value-type="float" office:value="112.88">
            <text:p>112,88</text:p>
          </table:table-cell>
          <table:table-cell table:number-columns-repeated="1016"/>
        </table:table-row>
        <table:table-row table:style-name="ro1">
          <table:table-cell office:value-type="float" office:value="5425017810087">
            <text:p>5425017810087</text:p>
          </table:table-cell>
          <table:table-cell office:value-type="string">
            <text:p>CV STRUISE PANNEPOT VINTAGE 2020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1">
            <text:p>21</text:p>
          </table:table-cell>
          <table:table-cell office:value-type="float" office:value="147">
            <text:p>147</text:p>
          </table:table-cell>
          <table:table-cell office:value-type="float" office:value="73">
            <text:p>73</text:p>
          </table:table-cell>
          <table:table-cell office:value-type="float" office:value="96.94">
            <text:p>96,94</text:p>
          </table:table-cell>
          <table:table-cell table:number-columns-repeated="1016"/>
        </table:table-row>
        <table:table-row table:style-name="ro1">
          <table:table-cell office:value-type="float" office:value="7898960557602">
            <text:p>7898960557602</text:p>
          </table:table-cell>
          <table:table-cell office:value-type="string">
            <text:p>CV SURICATO FRUIT DISORDER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0557589">
            <text:p>7898960557589</text:p>
          </table:table-cell>
          <table:table-cell office:value-type="string">
            <text:p>CV SURICATO TRUTH DECEPTIO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3859024">
            <text:p>7898963859024</text:p>
          </table:table-cell>
          <table:table-cell office:value-type="string">
            <text:p>CV SYNERGY DAILY BLOND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 office:value-type="float" office:value="13.9">
            <text:p>13,9</text:p>
          </table:table-cell>
          <table:table-cell table:number-columns-repeated="1016"/>
        </table:table-row>
        <table:table-row table:style-name="ro1">
          <table:table-cell office:value-type="float" office:value="7898956593232">
            <text:p>7898956593232</text:p>
          </table:table-cell>
          <table:table-cell office:value-type="string">
            <text:p>CV SYNERGY SNOW WIT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2" office:value-type="float" office:value="13.9">
            <text:p>13,9</text:p>
          </table:table-cell>
          <table:table-cell table:number-columns-repeated="1016"/>
        </table:table-row>
        <table:table-row table:style-name="ro1">
          <table:table-cell office:value-type="float" office:value="7898963859741">
            <text:p>7898963859741</text:p>
          </table:table-cell>
          <table:table-cell office:value-type="string">
            <text:p>CV SYNERGY SOURCABA MORANG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2" office:value-type="float" office:value="18.9">
            <text:p>18,9</text:p>
          </table:table-cell>
          <table:table-cell table:number-columns-repeated="1016"/>
        </table:table-row>
        <table:table-row table:style-name="ro1">
          <table:table-cell office:value-type="float" office:value="7898963859468">
            <text:p>7898963859468</text:p>
          </table:table-cell>
          <table:table-cell office:value-type="string">
            <text:p>CV SYNERGY SUPER IP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 office:value-type="float" office:value="15.9">
            <text:p>15,9</text:p>
          </table:table-cell>
          <table:table-cell table:number-columns-repeated="1016"/>
        </table:table-row>
        <table:table-row table:style-name="ro1">
          <table:table-cell office:value-type="float" office:value="7898963859710">
            <text:p>7898963859710</text:p>
          </table:table-cell>
          <table:table-cell office:value-type="string">
            <text:p>CV SYNERGY SUPER PIL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2" office:value-type="float" office:value="13.9">
            <text:p>13,9</text:p>
          </table:table-cell>
          <table:table-cell table:number-columns-repeated="1016"/>
        </table:table-row>
        <table:table-row table:style-name="ro1">
          <table:table-cell office:value-type="float" office:value="7898963859789">
            <text:p>7898963859789</text:p>
          </table:table-cell>
          <table:table-cell office:value-type="string">
            <text:p>CV SYNERGY TGS4 DARK SOUR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number-columns-repeated="2" office:value-type="float" office:value="19.9">
            <text:p>19,9</text:p>
          </table:table-cell>
          <table:table-cell table:number-columns-repeated="1016"/>
        </table:table-row>
        <table:table-row table:style-name="ro1">
          <table:table-cell office:value-type="float" office:value="602883996328">
            <text:p>602883996328</text:p>
          </table:table-cell>
          <table:table-cell office:value-type="string">
            <text:p>CV TABUAS AZALEI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2" office:value-type="float" office:value="27.4">
            <text:p>27,4</text:p>
          </table:table-cell>
          <table:table-cell table:number-columns-repeated="1016"/>
        </table:table-row>
        <table:table-row table:style-name="ro1">
          <table:table-cell office:value-type="float" office:value="606529461218">
            <text:p>606529461218</text:p>
          </table:table-cell>
          <table:table-cell office:value-type="string">
            <text:p>CV TABUAS CAFEZAL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number-columns-repeated="2" office:value-type="float" office:value="23.4">
            <text:p>23,4</text:p>
          </table:table-cell>
          <table:table-cell table:number-columns-repeated="1016"/>
        </table:table-row>
        <table:table-row table:style-name="ro1">
          <table:table-cell office:value-type="float" office:value="602883995970">
            <text:p>602883995970</text:p>
          </table:table-cell>
          <table:table-cell office:value-type="string">
            <text:p>CV TABUAS SERRA FIN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23.9">
            <text:p>23,9</text:p>
          </table:table-cell>
          <table:table-cell table:number-columns-repeated="1016"/>
        </table:table-row>
        <table:table-row table:style-name="ro1">
          <table:table-cell office:value-type="float" office:value="7898965989453">
            <text:p>7898965989453</text:p>
          </table:table-cell>
          <table:table-cell office:value-type="string">
            <text:p>CV TARANTINO SOUR ABACAXI AMB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9205142677">
            <text:p>619205142677</text:p>
          </table:table-cell>
          <table:table-cell office:value-type="string">
            <text:p>CV TARIN 02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18.4">
            <text:p>18,4</text:p>
          </table:table-cell>
          <table:table-cell office:value-type="float" office:value="29.35">
            <text:p>29,35</text:p>
          </table:table-cell>
          <table:table-cell table:number-columns-repeated="1016"/>
        </table:table-row>
        <table:table-row table:style-name="ro1">
          <table:table-cell office:value-type="float" office:value="618341950733">
            <text:p>618341950733</text:p>
          </table:table-cell>
          <table:table-cell office:value-type="string">
            <text:p>CV TARIN 58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22.54">
            <text:p>22,54</text:p>
          </table:table-cell>
          <table:table-cell office:value-type="float" office:value="32.84">
            <text:p>32,84</text:p>
          </table:table-cell>
          <table:table-cell table:number-columns-repeated="1016"/>
        </table:table-row>
        <table:table-row table:style-name="ro1">
          <table:table-cell office:value-type="float" office:value="618341950764">
            <text:p>618341950764</text:p>
          </table:table-cell>
          <table:table-cell office:value-type="string">
            <text:p>CV TARIN 94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1.81">
            <text:p>21,81</text:p>
          </table:table-cell>
          <table:table-cell office:value-type="float" office:value="32.53">
            <text:p>32,53</text:p>
          </table:table-cell>
          <table:table-cell table:number-columns-repeated="1016"/>
        </table:table-row>
        <table:table-row table:style-name="ro1">
          <table:table-cell office:value-type="float" office:value="736532745668">
            <text:p>736532745668</text:p>
          </table:table-cell>
          <table:table-cell office:value-type="string">
            <text:p>CV TARIN ARAR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1.59">
            <text:p>21,59</text:p>
          </table:table-cell>
          <table:table-cell office:value-type="float" office:value="31.83">
            <text:p>31,83</text:p>
          </table:table-cell>
          <table:table-cell table:number-columns-repeated="1016"/>
        </table:table-row>
        <table:table-row table:style-name="ro1">
          <table:table-cell office:value-type="float" office:value="619205142714">
            <text:p>619205142714</text:p>
          </table:table-cell>
          <table:table-cell office:value-type="string">
            <text:p>CV TARIN ARREBOL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0.88">
            <text:p>20,88</text:p>
          </table:table-cell>
          <table:table-cell office:value-type="float" office:value="34.58">
            <text:p>34,58</text:p>
          </table:table-cell>
          <table:table-cell table:number-columns-repeated="1016"/>
        </table:table-row>
        <table:table-row table:style-name="ro1">
          <table:table-cell office:value-type="float" office:value="602883023505">
            <text:p>602883023505</text:p>
          </table:table-cell>
          <table:table-cell office:value-type="string">
            <text:p>CV TARIN BOT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1.59">
            <text:p>21,59</text:p>
          </table:table-cell>
          <table:table-cell office:value-type="float" office:value="31.87">
            <text:p>31,87</text:p>
          </table:table-cell>
          <table:table-cell table:number-columns-repeated="1016"/>
        </table:table-row>
        <table:table-row table:style-name="ro1">
          <table:table-cell office:value-type="float" office:value="789116047795">
            <text:p>789116047795</text:p>
          </table:table-cell>
          <table:table-cell office:value-type="string">
            <text:p>CV TESLA CARRIER SUMMER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29208083324">
            <text:p>729208083324</text:p>
          </table:table-cell>
          <table:table-cell office:value-type="string">
            <text:p>CV TESLA REI LEAR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9">
            <text:p>25,9</text:p>
          </table:table-cell>
          <table:table-cell table:number-columns-repeated="1016"/>
        </table:table-row>
        <table:table-row table:style-name="ro1">
          <table:table-cell office:value-type="float" office:value="609963755271">
            <text:p>609963755271</text:p>
          </table:table-cell>
          <table:table-cell office:value-type="string">
            <text:p>CV THREE MONKEYS ARGENTATUS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29530034">
            <text:p>5425029530034</text:p>
          </table:table-cell>
          <table:table-cell office:value-type="string">
            <text:p>CV TILQUIN OUDE GUEUZE A L'ANCIENN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8">
            <text:p>18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29530195">
            <text:p>5425029530195</text:p>
          </table:table-cell>
          <table:table-cell office:value-type="string">
            <text:p>CV TILQUIN OUDE MURE A LANCIENN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29530072">
            <text:p>5425029530072</text:p>
          </table:table-cell>
          <table:table-cell office:value-type="string">
            <text:p>CV TILQUIN OUDE QUETSCHE A LANCIENN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25029530096">
            <text:p>5425029530096</text:p>
          </table:table-cell>
          <table:table-cell office:value-type="string">
            <text:p>CV TILQUIN RULLQUIN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516010110">
            <text:p>5411516010110</text:p>
          </table:table-cell>
          <table:table-cell office:value-type="string">
            <text:p>CV TIMMERMANS KRIEK LAMBICUS 2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28.66">
            <text:p>28,66</text:p>
          </table:table-cell>
          <table:table-cell office:value-type="float" office:value="29.5">
            <text:p>29,5</text:p>
          </table:table-cell>
          <table:table-cell table:number-columns-repeated="1016"/>
        </table:table-row>
        <table:table-row table:style-name="ro1">
          <table:table-cell office:value-type="float" office:value="5411516010905">
            <text:p>5411516010905</text:p>
          </table:table-cell>
          <table:table-cell office:value-type="string">
            <text:p>CV TIMMERMANS PECHE LAMBIC 2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8.66">
            <text:p>28,66</text:p>
          </table:table-cell>
          <table:table-cell office:value-type="float" office:value="29.5">
            <text:p>29,5</text:p>
          </table:table-cell>
          <table:table-cell table:number-columns-repeated="1016"/>
        </table:table-row>
        <table:table-row table:style-name="ro1">
          <table:table-cell office:value-type="float" office:value="7908361200790">
            <text:p>7908361200790</text:p>
          </table:table-cell>
          <table:table-cell office:value-type="string">
            <text:p>CV TRILHA BOCK 22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 office:value-type="float" office:value="240">
            <text:p>240</text:p>
          </table:table-cell>
          <table:table-cell table:number-columns-repeated="1016"/>
        </table:table-row>
        <table:table-row table:style-name="ro1">
          <table:table-cell office:value-type="float" office:value="7908361201179">
            <text:p>7908361201179</text:p>
          </table:table-cell>
          <table:table-cell office:value-type="string">
            <text:p>CV TRILHA CZECH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2" office:value-type="float" office:value="12.67">
            <text:p>12,67</text:p>
          </table:table-cell>
          <table:table-cell table:number-columns-repeated="1016"/>
        </table:table-row>
        <table:table-row table:style-name="ro1">
          <table:table-cell office:value-type="float" office:value="7908361201360">
            <text:p>7908361201360</text:p>
          </table:table-cell>
          <table:table-cell office:value-type="string">
            <text:p>CV TRILHA ESB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2" office:value-type="float" office:value="16.17">
            <text:p>16,17</text:p>
          </table:table-cell>
          <table:table-cell table:number-columns-repeated="1016"/>
        </table:table-row>
        <table:table-row table:style-name="ro1">
          <table:table-cell office:value-type="float" office:value="7908361200035">
            <text:p>7908361200035</text:p>
          </table:table-cell>
          <table:table-cell office:value-type="string">
            <text:p>CV TRILHA FAUN AMORA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number-columns-repeated="2" office:value-type="float" office:value="16.17">
            <text:p>16,17</text:p>
          </table:table-cell>
          <table:table-cell table:number-columns-repeated="1016"/>
        </table:table-row>
        <table:table-row table:style-name="ro1">
          <table:table-cell office:value-type="float" office:value="7908361201438">
            <text:p>7908361201438</text:p>
          </table:table-cell>
          <table:table-cell office:value-type="string">
            <text:p>CV TRILHA LOBOZO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number-columns-repeated="2" office:value-type="float" office:value="16.17">
            <text:p>16,17</text:p>
          </table:table-cell>
          <table:table-cell table:number-columns-repeated="1016"/>
        </table:table-row>
        <table:table-row table:style-name="ro1">
          <table:table-cell office:value-type="float" office:value="7908361200288">
            <text:p>7908361200288</text:p>
          </table:table-cell>
          <table:table-cell office:value-type="string">
            <text:p>CV TRILHA MAMANGAVA BRETT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 office:value-type="float" office:value="18.25">
            <text:p>18,25</text:p>
          </table:table-cell>
          <table:table-cell table:number-columns-repeated="1016"/>
        </table:table-row>
        <table:table-row table:style-name="ro1">
          <table:table-cell office:value-type="float" office:value="7908361200981">
            <text:p>7908361200981</text:p>
          </table:table-cell>
          <table:table-cell office:value-type="string">
            <text:p>CV TRILHA MAR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2" office:value-type="float" office:value="16.17">
            <text:p>16,17</text:p>
          </table:table-cell>
          <table:table-cell table:number-columns-repeated="1016"/>
        </table:table-row>
        <table:table-row table:style-name="ro1">
          <table:table-cell office:value-type="float" office:value="7908361201537">
            <text:p>7908361201537</text:p>
          </table:table-cell>
          <table:table-cell office:value-type="string">
            <text:p>CV TRILHA MATAVIVA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number-columns-repeated="2" office:value-type="float" office:value="18.25">
            <text:p>18,25</text:p>
          </table:table-cell>
          <table:table-cell table:number-columns-repeated="1016"/>
        </table:table-row>
        <table:table-row table:style-name="ro1">
          <table:table-cell office:value-type="float" office:value="7908361200028">
            <text:p>7908361200028</text:p>
          </table:table-cell>
          <table:table-cell office:value-type="string">
            <text:p>CV TRILHA MELONRISE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2" office:value-type="float" office:value="18.25">
            <text:p>18,25</text:p>
          </table:table-cell>
          <table:table-cell table:number-columns-repeated="1016"/>
        </table:table-row>
        <table:table-row table:style-name="ro1">
          <table:table-cell office:value-type="float" office:value="7908361200066">
            <text:p>7908361200066</text:p>
          </table:table-cell>
          <table:table-cell office:value-type="string">
            <text:p>CV TRILHA PILS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 office:value-type="float" office:value="12.67">
            <text:p>12,67</text:p>
          </table:table-cell>
          <table:table-cell table:number-columns-repeated="1016"/>
        </table:table-row>
        <table:table-row table:style-name="ro1">
          <table:table-cell office:value-type="float" office:value="7908361201544">
            <text:p>7908361201544</text:p>
          </table:table-cell>
          <table:table-cell office:value-type="string">
            <text:p>CV TRILHA PORTER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2" office:value-type="float" office:value="16.17">
            <text:p>16,17</text:p>
          </table:table-cell>
          <table:table-cell table:number-columns-repeated="1016"/>
        </table:table-row>
        <table:table-row table:style-name="ro1">
          <table:table-cell office:value-type="float" office:value="7908361201353">
            <text:p>7908361201353</text:p>
          </table:table-cell>
          <table:table-cell office:value-type="string">
            <text:p>CV TRILHA RAUCHBIER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 office:value-type="float" office:value="16.17">
            <text:p>16,17</text:p>
          </table:table-cell>
          <table:table-cell table:number-columns-repeated="1016"/>
        </table:table-row>
        <table:table-row table:style-name="ro1">
          <table:table-cell office:value-type="float" office:value="7908361200394">
            <text:p>7908361200394</text:p>
          </table:table-cell>
          <table:table-cell office:value-type="string">
            <text:p>CV TRILHA SAISON ALICE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table:number-columns-repeated="2" office:value-type="float" office:value="328">
            <text:p>328</text:p>
          </table:table-cell>
          <table:table-cell table:number-columns-repeated="1016"/>
        </table:table-row>
        <table:table-row table:style-name="ro1">
          <table:table-cell office:value-type="float" office:value="7908361200097">
            <text:p>7908361200097</text:p>
          </table:table-cell>
          <table:table-cell office:value-type="string">
            <text:p>CV TRILHA SAISON HIBISCO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2"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7908361200257">
            <text:p>7908361200257</text:p>
          </table:table-cell>
          <table:table-cell office:value-type="string">
            <text:p>CV TRILHA SAISON LUNA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328">
            <text:p>328</text:p>
          </table:table-cell>
          <table:table-cell table:number-columns-repeated="1016"/>
        </table:table-row>
        <table:table-row table:style-name="ro1">
          <table:table-cell office:value-type="float" office:value="7908361200264">
            <text:p>7908361200264</text:p>
          </table:table-cell>
          <table:table-cell office:value-type="string">
            <text:p>CV TRILHA SAISON SARA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table:number-columns-repeated="2" office:value-type="float" office:value="328">
            <text:p>328</text:p>
          </table:table-cell>
          <table:table-cell table:number-columns-repeated="1016"/>
        </table:table-row>
        <table:table-row table:style-name="ro1">
          <table:table-cell office:value-type="float" office:value="7908361200202">
            <text:p>7908361200202</text:p>
          </table:table-cell>
          <table:table-cell office:value-type="string">
            <text:p>CV TRILHA TANGERINE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2" office:value-type="float" office:value="18.25">
            <text:p>18,25</text:p>
          </table:table-cell>
          <table:table-cell table:number-columns-repeated="1016"/>
        </table:table-row>
        <table:table-row table:style-name="ro1">
          <table:table-cell office:value-type="float" office:value="7908361201421">
            <text:p>7908361201421</text:p>
          </table:table-cell>
          <table:table-cell office:value-type="string">
            <text:p>CV TRILHA TRIPEL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2" office:value-type="float" office:value="16.17">
            <text:p>16,17</text:p>
          </table:table-cell>
          <table:table-cell table:number-columns-repeated="1016"/>
        </table:table-row>
        <table:table-row table:style-name="ro1">
          <table:table-cell office:value-type="float" office:value="7908361200455">
            <text:p>7908361200455</text:p>
          </table:table-cell>
          <table:table-cell office:value-type="string">
            <text:p>CV TRILHA TROPICAOS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table:number-columns-repeated="2" office:value-type="float" office:value="22.42">
            <text:p>22,42</text:p>
          </table:table-cell>
          <table:table-cell table:number-columns-repeated="1016"/>
        </table:table-row>
        <table:table-row table:style-name="ro1">
          <table:table-cell office:value-type="float" office:value="7908361200042">
            <text:p>7908361200042</text:p>
          </table:table-cell>
          <table:table-cell office:value-type="string">
            <text:p>CV TRILHA UPPUMANGO LT 3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16.17">
            <text:p>16,17</text:p>
          </table:table-cell>
          <table:table-cell table:number-columns-repeated="1016"/>
        </table:table-row>
        <table:table-row table:style-name="ro1">
          <table:table-cell office:value-type="float" office:value="7908361201070">
            <text:p>7908361201070</text:p>
          </table:table-cell>
          <table:table-cell office:value-type="string">
            <text:p>CV TRILHA VIVENTE BLEND ROMA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908361201087">
            <text:p>7908361201087</text:p>
          </table:table-cell>
          <table:table-cell office:value-type="string">
            <text:p>CV TRILHA VIVENTE BLEND SAISON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0693100478">
            <text:p>5410693100478</text:p>
          </table:table-cell>
          <table:table-cell office:value-type="string">
            <text:p>CV TRIPEL KARMELIET 1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396">
            <text:p>396</text:p>
          </table:table-cell>
          <table:table-cell office:value-type="float" office:value="232.2">
            <text:p>232,2</text:p>
          </table:table-cell>
          <table:table-cell office:value-type="float" office:value="239">
            <text:p>239</text:p>
          </table:table-cell>
          <table:table-cell table:number-columns-repeated="1016"/>
        </table:table-row>
        <table:table-row table:style-name="ro1">
          <table:table-cell office:value-type="float" office:value="54050082">
            <text:p>54050082</text:p>
          </table:table-cell>
          <table:table-cell office:value-type="string">
            <text:p>CV TRIPEL KARMELIET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4.2">
            <text:p>24,2</text:p>
          </table:table-cell>
          <table:table-cell office:value-type="float" office:value="24.91">
            <text:p>24,91</text:p>
          </table:table-cell>
          <table:table-cell table:number-columns-repeated="1016"/>
        </table:table-row>
        <table:table-row table:style-name="ro1">
          <table:table-cell office:value-type="float" office:value="5410693100553">
            <text:p>5410693100553</text:p>
          </table:table-cell>
          <table:table-cell office:value-type="string">
            <text:p>CV TRIPEL KARMELIET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  <table:table-cell office:value-type="float" office:value="66.07">
            <text:p>66,07</text:p>
          </table:table-cell>
          <table:table-cell office:value-type="float" office:value="68.01">
            <text:p>68,01</text:p>
          </table:table-cell>
          <table:table-cell table:number-columns-repeated="1016"/>
        </table:table-row>
        <table:table-row table:style-name="ro1">
          <table:table-cell office:value-type="float" office:value="7898656883725">
            <text:p>7898656883725</text:p>
          </table:table-cell>
          <table:table-cell office:value-type="string">
            <text:p>CV UNDER TAP COSTA A COSTA LEST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9">
            <text:p>25,9</text:p>
          </table:table-cell>
          <table:table-cell table:number-columns-repeated="1016"/>
        </table:table-row>
        <table:table-row table:style-name="ro1">
          <table:table-cell office:value-type="float" office:value="7898656883329">
            <text:p>7898656883329</text:p>
          </table:table-cell>
          <table:table-cell office:value-type="string">
            <text:p>CV UNDER TAP ESTREITO DE MALAC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656882926">
            <text:p>7898656882926</text:p>
          </table:table-cell>
          <table:table-cell office:value-type="string">
            <text:p>CV UNDER TAP KRAKE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number-columns-repeated="2" office:value-type="float" office:value="0.01">
            <text:p>0,01</text:p>
          </table:table-cell>
          <table:table-cell table:number-columns-repeated="1016"/>
        </table:table-row>
        <table:table-row table:style-name="ro1">
          <table:table-cell office:value-type="float" office:value="7898656883510">
            <text:p>7898656883510</text:p>
          </table:table-cell>
          <table:table-cell office:value-type="string">
            <text:p>CV UNDER TAP LE PIRATE FRANCOI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49162971">
            <text:p>7898949162971</text:p>
          </table:table-cell>
          <table:table-cell office:value-type="string">
            <text:p>CV URBANA JUP ANTIMATERIA RIS 31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656881882">
            <text:p>7898656881882</text:p>
          </table:table-cell>
          <table:table-cell office:value-type="string">
            <text:p>CV VAN BEEN CAFFE CORRETO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656881899">
            <text:p>7898656881899</text:p>
          </table:table-cell>
          <table:table-cell office:value-type="string">
            <text:p>CV VAN BEEN DUTCHCAK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656882995">
            <text:p>7898656882995</text:p>
          </table:table-cell>
          <table:table-cell office:value-type="string">
            <text:p>CV VAN BEEN THE OLD SAILOR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411681400310">
            <text:p>5411681400310</text:p>
          </table:table-cell>
          <table:table-cell office:value-type="string">
            <text:p>CV VEDETT EXTRA WHITE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0.8">
            <text:p>10,8</text:p>
          </table:table-cell>
          <table:table-cell office:value-type="float" office:value="14.75">
            <text:p>14,75</text:p>
          </table:table-cell>
          <table:table-cell table:number-columns-repeated="1016"/>
        </table:table-row>
        <table:table-row table:style-name="ro1">
          <table:table-cell office:value-type="float" office:value="5411681401775">
            <text:p>5411681401775</text:p>
          </table:table-cell>
          <table:table-cell office:value-type="string">
            <text:p>CV VEDETT IPA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1.85">
            <text:p>11,85</text:p>
          </table:table-cell>
          <table:table-cell office:value-type="float" office:value="15.62">
            <text:p>15,62</text:p>
          </table:table-cell>
          <table:table-cell table:number-columns-repeated="1016"/>
        </table:table-row>
        <table:table-row table:style-name="ro1">
          <table:table-cell office:value-type="float" office:value="2000000006653">
            <text:p>2000000006653</text:p>
          </table:table-cell>
          <table:table-cell office:value-type="string">
            <text:p>CV VERACE BCELSO 1844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table:number-columns-repeated="2" office:value-type="float" office:value="16.9">
            <text:p>16,9</text:p>
          </table:table-cell>
          <table:table-cell table:number-columns-repeated="1016"/>
        </table:table-row>
        <table:table-row table:style-name="ro1">
          <table:table-cell office:value-type="float" office:value="618231020485">
            <text:p>618231020485</text:p>
          </table:table-cell>
          <table:table-cell office:value-type="string">
            <text:p>CV VINTAGE SAMBA CAFES DO BRASIL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231020478">
            <text:p>618231020478</text:p>
          </table:table-cell>
          <table:table-cell office:value-type="string">
            <text:p>CV VINTAGE SAMBA COCADA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231020492">
            <text:p>618231020492</text:p>
          </table:table-cell>
          <table:table-cell office:value-type="string">
            <text:p>CV VINTAGE SAMBA CUMARU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231020508">
            <text:p>618231020508</text:p>
          </table:table-cell>
          <table:table-cell office:value-type="string">
            <text:p>CV VINTAGE SAMBA PAÇOCA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551250318">
            <text:p>7898551250318</text:p>
          </table:table-cell>
          <table:table-cell office:value-type="string">
            <text:p>CV WAY CRAFT BEER SOUL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105120673946">
            <text:p>4105120673946</text:p>
          </table:table-cell>
          <table:table-cell office:value-type="string">
            <text:p>CV WEIHENSTEPHANER HEFE WEISSBIER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3.75">
            <text:p>13,75</text:p>
          </table:table-cell>
          <table:table-cell office:value-type="float" office:value="18.16">
            <text:p>18,16</text:p>
          </table:table-cell>
          <table:table-cell table:number-columns-repeated="1016"/>
        </table:table-row>
        <table:table-row table:style-name="ro1">
          <table:table-cell office:value-type="float" office:value="5412343152332">
            <text:p>5412343152332</text:p>
          </table:table-cell>
          <table:table-cell office:value-type="string">
            <text:p>CV WESTMALLE DUBBEL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number-columns-repeated="2" office:value-type="float" office:value="20.71">
            <text:p>20,71</text:p>
          </table:table-cell>
          <table:table-cell table:number-columns-repeated="1016"/>
        </table:table-row>
        <table:table-row table:style-name="ro1">
          <table:table-cell office:value-type="float" office:value="5412343201337">
            <text:p>5412343201337</text:p>
          </table:table-cell>
          <table:table-cell office:value-type="string">
            <text:p>CV WESTMALLE TRIPEL 33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86">
            <text:p>25,86</text:p>
          </table:table-cell>
          <table:table-cell table:number-columns-repeated="1016"/>
        </table:table-row>
        <table:table-row table:style-name="ro1">
          <table:table-cell office:value-type="float" office:value="736532158550">
            <text:p>736532158550</text:p>
          </table:table-cell>
          <table:table-cell office:value-type="string">
            <text:p>CV ZALAZ AMANTIK COFFEA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2883017900">
            <text:p>602883017900</text:p>
          </table:table-cell>
          <table:table-cell office:value-type="string">
            <text:p>CV ZALAZ BETA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391413">
            <text:p>618341391413</text:p>
          </table:table-cell>
          <table:table-cell office:value-type="string">
            <text:p>CV ZALAZ BROTO DE PINHEIRO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9">
            <text:p>25,9</text:p>
          </table:table-cell>
          <table:table-cell table:number-columns-repeated="1016"/>
        </table:table-row>
        <table:table-row table:style-name="ro1">
          <table:table-cell office:value-type="float" office:value="618341391376">
            <text:p>618341391376</text:p>
          </table:table-cell>
          <table:table-cell office:value-type="string">
            <text:p>CV ZALAZ DA CASCA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391369">
            <text:p>618341391369</text:p>
          </table:table-cell>
          <table:table-cell office:value-type="string">
            <text:p>CV ZALAZ FESTA DA PRIMAVERA 75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6529006211">
            <text:p>606529006211</text:p>
          </table:table-cell>
          <table:table-cell office:value-type="string">
            <text:p>CV ZALAZ FLOR DA BANANEIRA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number-columns-repeated="2" office:value-type="float" office:value="23.9">
            <text:p>23,9</text:p>
          </table:table-cell>
          <table:table-cell table:number-columns-repeated="1016"/>
        </table:table-row>
        <table:table-row table:style-name="ro1">
          <table:table-cell office:value-type="float" office:value="619205433799">
            <text:p>619205433799</text:p>
          </table:table-cell>
          <table:table-cell office:value-type="string">
            <text:p>CV ZALAZ JABUTICABA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table:number-columns-repeated="2" office:value-type="float" office:value="23.9">
            <text:p>23,9</text:p>
          </table:table-cell>
          <table:table-cell table:number-columns-repeated="1016"/>
        </table:table-row>
        <table:table-row table:style-name="ro1">
          <table:table-cell office:value-type="float" office:value="618341391383">
            <text:p>618341391383</text:p>
          </table:table-cell>
          <table:table-cell office:value-type="string">
            <text:p>CV ZALAZ MEL DA CANA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number-columns-repeated="2" office:value-type="float" office:value="23.9">
            <text:p>23,9</text:p>
          </table:table-cell>
          <table:table-cell table:number-columns-repeated="1016"/>
        </table:table-row>
        <table:table-row table:style-name="ro1">
          <table:table-cell office:value-type="float" office:value="619205433782">
            <text:p>619205433782</text:p>
          </table:table-cell>
          <table:table-cell office:value-type="string">
            <text:p>CV ZALAZ NO DA AMBURANA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 office:value-type="float" office:value="29.9">
            <text:p>29,9</text:p>
          </table:table-cell>
          <table:table-cell table:number-columns-repeated="1016"/>
        </table:table-row>
        <table:table-row table:style-name="ro1">
          <table:table-cell office:value-type="float" office:value="606529006204">
            <text:p>606529006204</text:p>
          </table:table-cell>
          <table:table-cell office:value-type="string">
            <text:p>CV ZALAZ PERFUME LARANJEIRA 2020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2" office:value-type="float" office:value="23.5">
            <text:p>23,5</text:p>
          </table:table-cell>
          <table:table-cell table:number-columns-repeated="1016"/>
        </table:table-row>
        <table:table-row table:style-name="ro1">
          <table:table-cell office:value-type="float" office:value="618341391406">
            <text:p>618341391406</text:p>
          </table:table-cell>
          <table:table-cell office:value-type="string">
            <text:p>CV ZALAZ PLANTANDO O FUTURO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2" office:value-type="float" office:value="20.9">
            <text:p>20,9</text:p>
          </table:table-cell>
          <table:table-cell table:number-columns-repeated="1016"/>
        </table:table-row>
        <table:table-row table:style-name="ro1">
          <table:table-cell office:value-type="float" office:value="618341391352">
            <text:p>618341391352</text:p>
          </table:table-cell>
          <table:table-cell office:value-type="string">
            <text:p>CV ZALAZ SPONTANEUS 13 GOIABA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9">
            <text:p>25,9</text:p>
          </table:table-cell>
          <table:table-cell table:number-columns-repeated="1016"/>
        </table:table-row>
        <table:table-row table:style-name="ro1">
          <table:table-cell office:value-type="float" office:value="602883871533">
            <text:p>602883871533</text:p>
          </table:table-cell>
          <table:table-cell office:value-type="string">
            <text:p>CV ZALAZ SPONTANEUS 9 FUMACA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9">
            <text:p>25,9</text:p>
          </table:table-cell>
          <table:table-cell table:number-columns-repeated="1016"/>
        </table:table-row>
        <table:table-row table:style-name="ro1">
          <table:table-cell office:value-type="float" office:value="736532158574">
            <text:p>736532158574</text:p>
          </table:table-cell>
          <table:table-cell office:value-type="string">
            <text:p>CV ZALAZ VIUVA DA MANHA 500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391390">
            <text:p>618341391390</text:p>
          </table:table-cell>
          <table:table-cell office:value-type="string">
            <text:p>CV ZALAZ YBYRA ARACE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table:number-columns-repeated="2" office:value-type="float" office:value="31.9">
            <text:p>31,9</text:p>
          </table:table-cell>
          <table:table-cell table:number-columns-repeated="1016"/>
        </table:table-row>
        <table:table-row table:style-name="ro1">
          <table:table-cell office:value-type="float" office:value="618231483464">
            <text:p>618231483464</text:p>
          </table:table-cell>
          <table:table-cell office:value-type="string">
            <text:p>CV ZALAZ YBYRA CACULA 375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9267182">
            <text:p>7898969267182</text:p>
          </table:table-cell>
          <table:table-cell office:value-type="string">
            <text:p>CV ZEIT BAVARIAN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6529301590">
            <text:p>606529301590</text:p>
          </table:table-cell>
          <table:table-cell office:value-type="string">
            <text:p>CV ZEV B CELSO 1950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16.9">
            <text:p>16,9</text:p>
          </table:table-cell>
          <table:table-cell table:number-columns-repeated="1016"/>
        </table:table-row>
        <table:table-row table:style-name="ro1">
          <table:table-cell office:value-type="float" office:value="606529301552">
            <text:p>606529301552</text:p>
          </table:table-cell>
          <table:table-cell office:value-type="string">
            <text:p>CV ZEV CZARINA RIS BLENDED BA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1.26">
            <text:p>21,26</text:p>
          </table:table-cell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606529301354">
            <text:p>606529301354</text:p>
          </table:table-cell>
          <table:table-cell office:value-type="string">
            <text:p>CV ZEV CZARINA RIS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9.8">
            <text:p>19,8</text:p>
          </table:table-cell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float" office:value="606529301484">
            <text:p>606529301484</text:p>
          </table:table-cell>
          <table:table-cell office:value-type="string">
            <text:p>CV ZEV WINTERNATOR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7.14">
            <text:p>17,14</text:p>
          </table:table-cell>
          <table:table-cell office:value-type="float" office:value="23.38">
            <text:p>23,38</text:p>
          </table:table-cell>
          <table:table-cell table:number-columns-repeated="1016"/>
        </table:table-row>
        <table:table-row table:style-name="ro1">
          <table:table-cell office:value-type="float" office:value="2000000006160">
            <text:p>2000000006160</text:p>
          </table:table-cell>
          <table:table-cell office:value-type="string">
            <text:p>DEVANEIO PONTA DE DIAMANTE LT 473ML</text:p>
          </table:table-cell>
          <table:table-cell office:value-type="string">
            <text:p>CERVEJAS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500001390404">
            <text:p>8500001390404</text:p>
          </table:table-cell>
          <table:table-cell office:value-type="string">
            <text:p>CHAR COHIBA ROBUSTO UN</text:p>
          </table:table-cell>
          <table:table-cell office:value-type="string">
            <text:p>CHARUTOS</text:p>
          </table:table-cell>
          <table:table-cell office:value-type="float" office:value="24021000">
            <text:p>24021000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808">
            <text:p>2000000000808</text:p>
          </table:table-cell>
          <table:table-cell office:value-type="string">
            <text:p>CHAR DANNEMANN DADIVA MATA FINA ROBUSTO</text:p>
          </table:table-cell>
          <table:table-cell office:value-type="string">
            <text:p>CHARUTOS</text:p>
          </table:table-cell>
          <table:table-cell office:value-type="float" office:value="24021000">
            <text:p>24021000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805">
            <text:p>2000000000805</text:p>
          </table:table-cell>
          <table:table-cell office:value-type="string">
            <text:p>CHAR DANNEMANN MATA FINA ROBUSTO UN</text:p>
          </table:table-cell>
          <table:table-cell office:value-type="string">
            <text:p>CHARUTOS</text:p>
          </table:table-cell>
          <table:table-cell office:value-type="float" office:value="24021000">
            <text:p>24021000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804">
            <text:p>2000000000804</text:p>
          </table:table-cell>
          <table:table-cell office:value-type="string">
            <text:p>CHAR DANNEMANN SANTO ANTONIO TORO UN</text:p>
          </table:table-cell>
          <table:table-cell office:value-type="string">
            <text:p>CHARUTOS</text:p>
          </table:table-cell>
          <table:table-cell office:value-type="float" office:value="24021000">
            <text:p>2402100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797">
            <text:p>2000000000797</text:p>
          </table:table-cell>
          <table:table-cell office:value-type="string">
            <text:p>CHAR MONTE CRISTO NO 04 UN</text:p>
          </table:table-cell>
          <table:table-cell office:value-type="string">
            <text:p>CHARUTOS</text:p>
          </table:table-cell>
          <table:table-cell office:value-type="float" office:value="24021000">
            <text:p>24021000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799">
            <text:p>2000000000799</text:p>
          </table:table-cell>
          <table:table-cell office:value-type="string">
            <text:p>CHAR PARTAGAS MILLEFLEURS UN</text:p>
          </table:table-cell>
          <table:table-cell office:value-type="string">
            <text:p>CHARUTOS</text:p>
          </table:table-cell>
          <table:table-cell office:value-type="float" office:value="24021000">
            <text:p>2402100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806">
            <text:p>2000000000806</text:p>
          </table:table-cell>
          <table:table-cell office:value-type="string">
            <text:p>CHAR PARTAGAS SERIE D4 UN</text:p>
          </table:table-cell>
          <table:table-cell office:value-type="string">
            <text:p>CHARUTOS</text:p>
          </table:table-cell>
          <table:table-cell office:value-type="float" office:value="24021000">
            <text:p>2402100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802">
            <text:p>2000000000802</text:p>
          </table:table-cell>
          <table:table-cell office:value-type="string">
            <text:p>CHAR ROMEO Y JULI CORONITAS CEDRO UN</text:p>
          </table:table-cell>
          <table:table-cell office:value-type="string">
            <text:p>CHARUTOS</text:p>
          </table:table-cell>
          <table:table-cell office:value-type="float" office:value="24021000">
            <text:p>240210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3">
          <table:table-cell office:value-type="float" office:value="2000000004103">
            <text:p>2000000004103</text:p>
          </table:table-cell>
          <table:table-cell office:value-type="string">
            <text:p>TACA LA TRAPPE 250ML</text:p>
          </table:table-cell>
          <table:table-cell office:value-type="string">
            <text:p>COPOS CERVEJARIAS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number-columns-repeated="2" office:value-type="float" office:value="436.59">
            <text:p>436,59</text:p>
          </table:table-cell>
          <table:table-cell table:number-columns-repeated="1016"/>
        </table:table-row>
        <table:table-row table:style-name="ro3">
          <table:table-cell office:value-type="float" office:value="2000000002166">
            <text:p>2000000002166</text:p>
          </table:table-cell>
          <table:table-cell office:value-type="string">
            <text:p>TACA PILSNER URQUELL 400ML</text:p>
          </table:table-cell>
          <table:table-cell office:value-type="string">
            <text:p>COPOS CERVEJARIAS</text:p>
          </table:table-cell>
          <table:table-cell office:value-type="float" office:value="70133700">
            <text:p>70133700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table:number-columns-repeated="2" office:value-type="float" office:value="19.99">
            <text:p>19,99</text:p>
          </table:table-cell>
          <table:table-cell table:number-columns-repeated="1016"/>
        </table:table-row>
        <table:table-row table:style-name="ro2">
          <table:table-cell office:value-type="float" office:value="2000000004608">
            <text:p>2000000004608</text:p>
          </table:table-cell>
          <table:table-cell office:value-type="string">
            <text:p>APTKS ALE TONIC 100ML</text:p>
          </table:table-cell>
          <table:table-cell office:value-type="string">
            <text:p>DRINQUES PRONTOS</text:p>
          </table:table-cell>
          <table:table-cell office:value-type="float" office:value="22089000">
            <text:p>2208900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9.4">
            <text:p>19,4</text:p>
          </table:table-cell>
          <table:table-cell table:number-columns-repeated="1016"/>
        </table:table-row>
        <table:table-row table:style-name="ro2">
          <table:table-cell office:value-type="float" office:value="2000000004606">
            <text:p>2000000004606</text:p>
          </table:table-cell>
          <table:table-cell office:value-type="string">
            <text:p>APTKS BOULEVARDIER 100ML</text:p>
          </table:table-cell>
          <table:table-cell office:value-type="string">
            <text:p>DRINQUES PRONTOS</text:p>
          </table:table-cell>
          <table:table-cell office:value-type="float" office:value="22089000">
            <text:p>2208900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4615">
            <text:p>2000000004615</text:p>
          </table:table-cell>
          <table:table-cell office:value-type="string">
            <text:p>APTKS CIRCOLLO BIANCO 100ML</text:p>
          </table:table-cell>
          <table:table-cell office:value-type="string">
            <text:p>DRINQUES PRONTOS</text:p>
          </table:table-cell>
          <table:table-cell office:value-type="float" office:value="22089000">
            <text:p>2208900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7.81">
            <text:p>17,81</text:p>
          </table:table-cell>
          <table:table-cell table:number-columns-repeated="1016"/>
        </table:table-row>
        <table:table-row table:style-name="ro2">
          <table:table-cell office:value-type="float" office:value="2000000004616">
            <text:p>2000000004616</text:p>
          </table:table-cell>
          <table:table-cell office:value-type="string">
            <text:p>APTKS CIRCOLLO DRY 100ML</text:p>
          </table:table-cell>
          <table:table-cell office:value-type="string">
            <text:p>DRINQUES PRONTO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4614">
            <text:p>2000000004614</text:p>
          </table:table-cell>
          <table:table-cell office:value-type="string">
            <text:p>APTKS CIRCOLLO ROSSO 100ML</text:p>
          </table:table-cell>
          <table:table-cell office:value-type="string">
            <text:p>DRINQUES PRONTOS</text:p>
          </table:table-cell>
          <table:table-cell office:value-type="float" office:value="22089000">
            <text:p>2208900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5090">
            <text:p>2000000005090</text:p>
          </table:table-cell>
          <table:table-cell office:value-type="string">
            <text:p>APTKS COSMOPOLITAN 100ML</text:p>
          </table:table-cell>
          <table:table-cell office:value-type="string">
            <text:p>DRINQUES PRONTOS</text:p>
          </table:table-cell>
          <table:table-cell office:value-type="float" office:value="22089000">
            <text:p>2208900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19.4">
            <text:p>19,4</text:p>
          </table:table-cell>
          <table:table-cell table:number-columns-repeated="1016"/>
        </table:table-row>
        <table:table-row table:style-name="ro2">
          <table:table-cell office:value-type="float" office:value="2000000004604">
            <text:p>2000000004604</text:p>
          </table:table-cell>
          <table:table-cell office:value-type="string">
            <text:p>APTKS DRY MARTINI 100ML</text:p>
          </table:table-cell>
          <table:table-cell office:value-type="string">
            <text:p>DRINQUES PRONTOS</text:p>
          </table:table-cell>
          <table:table-cell office:value-type="float" office:value="22089000">
            <text:p>2208900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9.4">
            <text:p>19,4</text:p>
          </table:table-cell>
          <table:table-cell table:number-columns-repeated="1016"/>
        </table:table-row>
        <table:table-row table:style-name="ro2">
          <table:table-cell office:value-type="float" office:value="2000000005091">
            <text:p>2000000005091</text:p>
          </table:table-cell>
          <table:table-cell office:value-type="string">
            <text:p>APTKS FITZGERALD 100ML</text:p>
          </table:table-cell>
          <table:table-cell office:value-type="string">
            <text:p>DRINQUES PRONTOS</text:p>
          </table:table-cell>
          <table:table-cell office:value-type="float" office:value="22089000">
            <text:p>2208900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4603">
            <text:p>2000000004603</text:p>
          </table:table-cell>
          <table:table-cell office:value-type="string">
            <text:p>APTKS GALLO TROPICALLE 100ML</text:p>
          </table:table-cell>
          <table:table-cell office:value-type="string">
            <text:p>DRINQUES PRONTOS</text:p>
          </table:table-cell>
          <table:table-cell office:value-type="float" office:value="22089000">
            <text:p>2208900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4601">
            <text:p>2000000004601</text:p>
          </table:table-cell>
          <table:table-cell office:value-type="string">
            <text:p>APTKS NEGRONI CLASSICO 100ML</text:p>
          </table:table-cell>
          <table:table-cell office:value-type="string">
            <text:p>DRINQUES PRONTOS</text:p>
          </table:table-cell>
          <table:table-cell office:value-type="float" office:value="22089000">
            <text:p>2208900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19.39">
            <text:p>19,39</text:p>
          </table:table-cell>
          <table:table-cell table:number-columns-repeated="1016"/>
        </table:table-row>
        <table:table-row table:style-name="ro2">
          <table:table-cell office:value-type="float" office:value="2000000004607">
            <text:p>2000000004607</text:p>
          </table:table-cell>
          <table:table-cell office:value-type="string">
            <text:p>APTKS OLD FASHIONED 100ML</text:p>
          </table:table-cell>
          <table:table-cell office:value-type="string">
            <text:p>DRINQUES PRONTOS</text:p>
          </table:table-cell>
          <table:table-cell office:value-type="float" office:value="22089000">
            <text:p>2208900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5.1">
            <text:p>15,1</text:p>
          </table:table-cell>
          <table:table-cell office:value-type="float" office:value="20.88">
            <text:p>20,88</text:p>
          </table:table-cell>
          <table:table-cell table:number-columns-repeated="1016"/>
        </table:table-row>
        <table:table-row table:style-name="ro2">
          <table:table-cell office:value-type="float" office:value="2000000004612">
            <text:p>2000000004612</text:p>
          </table:table-cell>
          <table:table-cell office:value-type="string">
            <text:p>APTKS SCARLATTI AMARO 100ML</text:p>
          </table:table-cell>
          <table:table-cell office:value-type="string">
            <text:p>DRINQUES PRONTOS</text:p>
          </table:table-cell>
          <table:table-cell office:value-type="float" office:value="22089000">
            <text:p>2208900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9.4">
            <text:p>19,4</text:p>
          </table:table-cell>
          <table:table-cell table:number-columns-repeated="1016"/>
        </table:table-row>
        <table:table-row table:style-name="ro2">
          <table:table-cell office:value-type="float" office:value="2000000004609">
            <text:p>2000000004609</text:p>
          </table:table-cell>
          <table:table-cell office:value-type="string">
            <text:p>APTKS SUR LORANGE 100ML</text:p>
          </table:table-cell>
          <table:table-cell office:value-type="string">
            <text:p>DRINQUES PRONTOS</text:p>
          </table:table-cell>
          <table:table-cell office:value-type="float" office:value="22089000">
            <text:p>2208900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4613">
            <text:p>2000000004613</text:p>
          </table:table-cell>
          <table:table-cell office:value-type="string">
            <text:p>APTKS VOGLIO 100ML</text:p>
          </table:table-cell>
          <table:table-cell office:value-type="string">
            <text:p>DRINQUES PRONTOS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7898966809163">
            <text:p>7898966809163</text:p>
          </table:table-cell>
          <table:table-cell office:value-type="string">
            <text:p>YVY GIN TONICA LT 269ML</text:p>
          </table:table-cell>
          <table:table-cell office:value-type="string">
            <text:p>DRINQUES PRONTOS</text:p>
          </table:table-cell>
          <table:table-cell office:value-type="float" office:value="22089000">
            <text:p>2208900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3114080016053">
            <text:p>3114080016053</text:p>
          </table:table-cell>
          <table:table-cell office:value-type="string">
            <text:p>CHAMP LOUIS ROEDERER 750ML</text:p>
          </table:table-cell>
          <table:table-cell office:value-type="string">
            <text:p>ESPUMANTES</text:p>
          </table:table-cell>
          <table:table-cell office:value-type="float" office:value="22041010">
            <text:p>22041010</text:p>
          </table:table-cell>
          <table:table-cell office:value-type="float" office:value="1">
            <text:p>1</text:p>
          </table:table-cell>
          <table:table-cell office:value-type="float" office:value="730">
            <text:p>73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3049610004104">
            <text:p>3049610004104</text:p>
          </table:table-cell>
          <table:table-cell office:value-type="string">
            <text:p>CHAMP VEUVE CLICQUOT BRUT 750ML</text:p>
          </table:table-cell>
          <table:table-cell office:value-type="string">
            <text:p>ESPUMANTES</text:p>
          </table:table-cell>
          <table:table-cell office:value-type="float" office:value="22041010">
            <text:p>22041010</text:p>
          </table:table-cell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7897015210363">
            <text:p>7897015210363</text:p>
          </table:table-cell>
          <table:table-cell office:value-type="string">
            <text:p>ESPUMANTE MONTE PASCHOAL 187ML PROSECCO</text:p>
          </table:table-cell>
          <table:table-cell office:value-type="string">
            <text:p>ESPUMANTES</text:p>
          </table:table-cell>
          <table:table-cell office:value-type="float" office:value="22041010">
            <text:p>22041010</text:p>
          </table:table-cell>
          <table:table-cell office:value-type="float" office:value="4">
            <text:p>4</text:p>
          </table:table-cell>
          <table:table-cell office:value-type="float" office:value="13.9">
            <text:p>13,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3318">
            <text:p>2000000003318</text:p>
          </table:table-cell>
          <table:table-cell office:value-type="string">
            <text:p>PET NAT VIVENTE CHARDONNAY PINOT NOIR 2020 750ML</text:p>
          </table:table-cell>
          <table:table-cell office:value-type="string">
            <text:p>ESPUMANTES</text:p>
          </table:table-cell>
          <table:table-cell office:value-type="float" office:value="22042100">
            <text:p>22042100</text:p>
          </table:table-cell>
          <table:table-cell office:value-type="float" office:value="12">
            <text:p>12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7905821611141">
            <text:p>7905821611141</text:p>
          </table:table-cell>
          <table:table-cell office:value-type="string">
            <text:p>PET NAT VIVENTE CHARDONNAY PINOT NOIR 2021 750ML</text:p>
          </table:table-cell>
          <table:table-cell office:value-type="string">
            <text:p>ESPUMANTES</text:p>
          </table:table-cell>
          <table:table-cell office:value-type="float" office:value="22041090">
            <text:p>22041090</text:p>
          </table:table-cell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4105">
            <text:p>2000000004105</text:p>
          </table:table-cell>
          <table:table-cell office:value-type="string">
            <text:p>PET NAT VIVENTE MOSCATO CHARDONNAY 2020 750ML</text:p>
          </table:table-cell>
          <table:table-cell office:value-type="string">
            <text:p>ESPUMANTES</text:p>
          </table:table-cell>
          <table:table-cell office:value-type="float" office:value="22041090">
            <text:p>22041090</text:p>
          </table:table-cell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4125">
            <text:p>2000000004125</text:p>
          </table:table-cell>
          <table:table-cell office:value-type="string">
            <text:p>PET NAT VIVENTE VINHAS DO TEMPO PINOT NOIR 2020 1500ML</text:p>
          </table:table-cell>
          <table:table-cell office:value-type="string">
            <text:p>ESPUMANTES</text:p>
          </table:table-cell>
          <table:table-cell office:value-type="float" office:value="22041090">
            <text:p>22041090</text:p>
          </table:table-cell>
          <table:table-cell office:value-type="float" office:value="3">
            <text:p>3</text:p>
          </table:table-cell>
          <table:table-cell office:value-type="float" office:value="610">
            <text:p>61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7898332007674">
            <text:p>7898332007674</text:p>
          </table:table-cell>
          <table:table-cell office:value-type="string">
            <text:p>VN COSABELLA PET NAT CHARDONNAY AMBURANA 750ML</text:p>
          </table:table-cell>
          <table:table-cell office:value-type="string">
            <text:p>ESPUMANTES</text:p>
          </table:table-cell>
          <table:table-cell office:value-type="float" office:value="22042100">
            <text:p>22042100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7898332007667">
            <text:p>7898332007667</text:p>
          </table:table-cell>
          <table:table-cell office:value-type="string">
            <text:p>VN COSABELLA PET NAT ISABEL 750ML</text:p>
          </table:table-cell>
          <table:table-cell office:value-type="string">
            <text:p>ESPUMANTES</text:p>
          </table:table-cell>
          <table:table-cell office:value-type="float" office:value="22042100">
            <text:p>22042100</text:p>
          </table:table-cell>
          <table:table-cell office:value-type="float" office:value="3">
            <text:p>3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6114">
            <text:p>2000000006114</text:p>
          </table:table-cell>
          <table:table-cell office:value-type="string">
            <text:p>VN VIVENTE CHARDONNAY MEL DE CACAU 2021 750ML</text:p>
          </table:table-cell>
          <table:table-cell office:value-type="string">
            <text:p>ESPUMANTES</text:p>
          </table:table-cell>
          <table:table-cell office:value-type="float" office:value="22041090">
            <text:p>22041090</text:p>
          </table:table-cell>
          <table:table-cell office:value-type="float" office:value="5">
            <text:p>5</text:p>
          </table:table-cell>
          <table:table-cell office:value-type="float" office:value="347">
            <text:p>347</text:p>
          </table:table-cell>
          <table:table-cell office:value-type="float" office:value="170">
            <text:p>170</text:p>
          </table:table-cell>
          <table:table-cell office:value-type="float" office:value="177.5">
            <text:p>177,5</text:p>
          </table:table-cell>
          <table:table-cell table:number-columns-repeated="1016"/>
        </table:table-row>
        <table:table-row table:style-name="ro2">
          <table:table-cell office:value-type="float" office:value="2000000006113">
            <text:p>2000000006113</text:p>
          </table:table-cell>
          <table:table-cell office:value-type="string">
            <text:p>VN VIVENTE PINOT NOIR MEL DE CACAU 2021 750ML</text:p>
          </table:table-cell>
          <table:table-cell office:value-type="string">
            <text:p>ESPUMANTES</text:p>
          </table:table-cell>
          <table:table-cell office:value-type="float" office:value="22041090">
            <text:p>22041090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170">
            <text:p>170</text:p>
          </table:table-cell>
          <table:table-cell office:value-type="float" office:value="177.5">
            <text:p>177,5</text:p>
          </table:table-cell>
          <table:table-cell table:number-columns-repeated="1016"/>
        </table:table-row>
        <table:table-row table:style-name="ro1">
          <table:table-cell office:value-type="float" office:value="5016878600018">
            <text:p>5016878600018</text:p>
          </table:table-cell>
          <table:table-cell office:value-type="string">
            <text:p>ADNAMS GIN COPPER HOUSE 700ML</text:p>
          </table:table-cell>
          <table:table-cell office:value-type="string">
            <text:p>GINS</text:p>
          </table:table-cell>
          <table:table-cell office:value-type="float" office:value="22085000">
            <text:p>22085000</text:p>
          </table:table-cell>
          <table:table-cell office:value-type="float" office:value="2">
            <text:p>2</text:p>
          </table:table-cell>
          <table:table-cell office:value-type="float" office:value="420">
            <text:p>42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16878600810">
            <text:p>5016878600810</text:p>
          </table:table-cell>
          <table:table-cell office:value-type="string">
            <text:p>ADNAMS GIN FIRST RATE 700ML</text:p>
          </table:table-cell>
          <table:table-cell office:value-type="string">
            <text:p>GINS</text:p>
          </table:table-cell>
          <table:table-cell office:value-type="float" office:value="22085000">
            <text:p>22085000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4610">
            <text:p>2000000004610</text:p>
          </table:table-cell>
          <table:table-cell office:value-type="string">
            <text:p>APTKS DRY GIN N1 100ML</text:p>
          </table:table-cell>
          <table:table-cell office:value-type="string">
            <text:p>GINS</text:p>
          </table:table-cell>
          <table:table-cell office:value-type="float" office:value="22085000">
            <text:p>2208500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9.4">
            <text:p>19,4</text:p>
          </table:table-cell>
          <table:table-cell table:number-columns-repeated="1016"/>
        </table:table-row>
        <table:table-row table:style-name="ro1">
          <table:table-cell office:value-type="float" office:value="2000000004611">
            <text:p>2000000004611</text:p>
          </table:table-cell>
          <table:table-cell office:value-type="string">
            <text:p>APTKS NEUTRAL GIN N2 100ML</text:p>
          </table:table-cell>
          <table:table-cell office:value-type="string">
            <text:p>GINS</text:p>
          </table:table-cell>
          <table:table-cell office:value-type="float" office:value="22085000">
            <text:p>2208500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35201121123">
            <text:p>735201121123</text:p>
          </table:table-cell>
          <table:table-cell office:value-type="string">
            <text:p>GIN BEG DRY 750ML</text:p>
          </table:table-cell>
          <table:table-cell office:value-type="string">
            <text:p>GINS</text:p>
          </table:table-cell>
          <table:table-cell office:value-type="float" office:value="22085000">
            <text:p>2208500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51320893741">
            <text:p>751320893741</text:p>
          </table:table-cell>
          <table:table-cell office:value-type="string">
            <text:p>GIN BEG NEW WORLD NAVY 750ML</text:p>
          </table:table-cell>
          <table:table-cell office:value-type="string">
            <text:p>GINS</text:p>
          </table:table-cell>
          <table:table-cell office:value-type="float" office:value="22085000">
            <text:p>22085000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8341253520">
            <text:p>618341253520</text:p>
          </table:table-cell>
          <table:table-cell office:value-type="string">
            <text:p>GIN BEG REFIL BEG MODERN TROPICAL 500ML</text:p>
          </table:table-cell>
          <table:table-cell office:value-type="string">
            <text:p>GINS</text:p>
          </table:table-cell>
          <table:table-cell office:value-type="float" office:value="22085000">
            <text:p>220850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56025420984">
            <text:p>5056025420984</text:p>
          </table:table-cell>
          <table:table-cell office:value-type="string">
            <text:p>GIN BREWDOG LONE WOLF 700ML</text:p>
          </table:table-cell>
          <table:table-cell office:value-type="string">
            <text:p>GINS</text:p>
          </table:table-cell>
          <table:table-cell office:value-type="float" office:value="22085000">
            <text:p>22085000</text:p>
          </table:table-cell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1846200">
            <text:p>7898961846200</text:p>
          </table:table-cell>
          <table:table-cell office:value-type="string">
            <text:p>GIN HOF MINNA MARIE LONDON DRY 700ML</text:p>
          </table:table-cell>
          <table:table-cell office:value-type="string">
            <text:p>GINS</text:p>
          </table:table-cell>
          <table:table-cell office:value-type="float" office:value="22085000">
            <text:p>22085000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2883236622">
            <text:p>602883236622</text:p>
          </table:table-cell>
          <table:table-cell office:value-type="string">
            <text:p>GIN LOUGIN 750ML</text:p>
          </table:table-cell>
          <table:table-cell office:value-type="string">
            <text:p>GINS</text:p>
          </table:table-cell>
          <table:table-cell office:value-type="float" office:value="22085000">
            <text:p>22085000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675310400">
            <text:p>7898675310400</text:p>
          </table:table-cell>
          <table:table-cell office:value-type="string">
            <text:p>GIN SAN BASILES CLASSIC 700ML</text:p>
          </table:table-cell>
          <table:table-cell office:value-type="string">
            <text:p>GINS</text:p>
          </table:table-cell>
          <table:table-cell office:value-type="float" office:value="22085000">
            <text:p>2208500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675310431">
            <text:p>7898675310431</text:p>
          </table:table-cell>
          <table:table-cell office:value-type="string">
            <text:p>GIN SAN BASILES NEW WAVE 700ML</text:p>
          </table:table-cell>
          <table:table-cell office:value-type="string">
            <text:p>GINS</text:p>
          </table:table-cell>
          <table:table-cell office:value-type="float" office:value="22085000">
            <text:p>2208500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55807400596">
            <text:p>5055807400596</text:p>
          </table:table-cell>
          <table:table-cell office:value-type="string">
            <text:p>GIN THE BOTANIST 700ML</text:p>
          </table:table-cell>
          <table:table-cell office:value-type="string">
            <text:p>GINS</text:p>
          </table:table-cell>
          <table:table-cell office:value-type="float" office:value="22085000">
            <text:p>22085000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2883236653">
            <text:p>602883236653</text:p>
          </table:table-cell>
          <table:table-cell office:value-type="string">
            <text:p>GIN TONICA LOUGIN 1400ML</text:p>
          </table:table-cell>
          <table:table-cell office:value-type="string">
            <text:p>GINS</text:p>
          </table:table-cell>
          <table:table-cell office:value-type="float" office:value="22089000">
            <text:p>2208900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94720904">
            <text:p>7898994720904</text:p>
          </table:table-cell>
          <table:table-cell office:value-type="string">
            <text:p>GIN YVY AR 750ML</text:p>
          </table:table-cell>
          <table:table-cell office:value-type="string">
            <text:p>GINS</text:p>
          </table:table-cell>
          <table:table-cell office:value-type="float" office:value="22085000">
            <text:p>22085000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6809132">
            <text:p>7898966809132</text:p>
          </table:table-cell>
          <table:table-cell office:value-type="string">
            <text:p>GIN YVY MAR 200ML</text:p>
          </table:table-cell>
          <table:table-cell office:value-type="string">
            <text:p>GINS</text:p>
          </table:table-cell>
          <table:table-cell office:value-type="float" office:value="22085000">
            <text:p>22085000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6809071">
            <text:p>7898966809071</text:p>
          </table:table-cell>
          <table:table-cell office:value-type="string">
            <text:p>GIN YVY MAR 50ML</text:p>
          </table:table-cell>
          <table:table-cell office:value-type="string">
            <text:p>GINS</text:p>
          </table:table-cell>
          <table:table-cell office:value-type="float" office:value="22085000">
            <text:p>2208500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6809279">
            <text:p>7898966809279</text:p>
          </table:table-cell>
          <table:table-cell office:value-type="string">
            <text:p>KIT GIN YVY MAR GF 750ML LT 710ML</text:p>
          </table:table-cell>
          <table:table-cell office:value-type="string">
            <text:p>GINS</text:p>
          </table:table-cell>
          <table:table-cell office:value-type="float" office:value="22085000">
            <text:p>22085000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9085674519">
            <text:p>7899085674519</text:p>
          </table:table-cell>
          <table:table-cell office:value-type="string">
            <text:p>CV SHAKAL BLACK MAGIC 375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4">
            <text:p>4</text:p>
          </table:table-cell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9085674526">
            <text:p>7899085674526</text:p>
          </table:table-cell>
          <table:table-cell office:value-type="string">
            <text:p>CV SHAKAL COSMIC GIRL 750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908430800029">
            <text:p>7908430800029</text:p>
          </table:table-cell>
          <table:table-cell office:value-type="string">
            <text:p>HIDROMEL MELVIN FRUTAS VERMELHAS 750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908430800012">
            <text:p>7908430800012</text:p>
          </table:table-cell>
          <table:table-cell office:value-type="string">
            <text:p>HIDROMEL MELVIN SUAVE 750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6529457167">
            <text:p>606529457167</text:p>
          </table:table-cell>
          <table:table-cell office:value-type="string">
            <text:p>HIDROMEL OLDPONY BLEND CAFE 750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36532471369">
            <text:p>736532471369</text:p>
          </table:table-cell>
          <table:table-cell office:value-type="string">
            <text:p>HIDROMEL OLDPONY DWARFIC 750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6529457174">
            <text:p>606529457174</text:p>
          </table:table-cell>
          <table:table-cell office:value-type="string">
            <text:p>HIDROMEL OLDPONY ENT JABUTICABA 750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36532471321">
            <text:p>736532471321</text:p>
          </table:table-cell>
          <table:table-cell office:value-type="string">
            <text:p>HIDROMEL OLDPONY KINGS BLOOD 750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2883917422">
            <text:p>602883917422</text:p>
          </table:table-cell>
          <table:table-cell office:value-type="string">
            <text:p>HIDROMEL OLDPONY LIMONY 500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6529730147">
            <text:p>606529730147</text:p>
          </table:table-cell>
          <table:table-cell office:value-type="string">
            <text:p>HIDROMEL OLDPONY MELIAN HONEY 750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6529730116">
            <text:p>606529730116</text:p>
          </table:table-cell>
          <table:table-cell office:value-type="string">
            <text:p>HIDROMEL OLDPONY MELKOR 750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36532471338">
            <text:p>736532471338</text:p>
          </table:table-cell>
          <table:table-cell office:value-type="string">
            <text:p>HIDROMEL OLDPONY NANNAS DESSERT 750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6034060">
            <text:p>7898966034060</text:p>
          </table:table-cell>
          <table:table-cell office:value-type="string">
            <text:p>HIDROMEL ORUN ALE 660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6034008">
            <text:p>7898966034008</text:p>
          </table:table-cell>
          <table:table-cell office:value-type="string">
            <text:p>HIDROMEL ORUN AURA BLANC 660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6034015">
            <text:p>7898966034015</text:p>
          </table:table-cell>
          <table:table-cell office:value-type="string">
            <text:p>HIDROMEL ORUN JOANA DARK 660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6034039">
            <text:p>7898966034039</text:p>
          </table:table-cell>
          <table:table-cell office:value-type="string">
            <text:p>HIDROMEL ORUN MANGALAXICA 660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6034046">
            <text:p>7898966034046</text:p>
          </table:table-cell>
          <table:table-cell office:value-type="string">
            <text:p>HIDROMEL ORUN NATIVE PASSION 660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9">
            <text:p>9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6034022">
            <text:p>7898966034022</text:p>
          </table:table-cell>
          <table:table-cell office:value-type="string">
            <text:p>HIDROMEL ORUN WOODTOPIA 660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556">
            <text:p>2000000005556</text:p>
          </table:table-cell>
          <table:table-cell office:value-type="string">
            <text:p>HIDROMEL SHAKAL YOU KNOW MY NAME BBA 375ML</text:p>
          </table:table-cell>
          <table:table-cell office:value-type="string">
            <text:p>HIDROMEIS</text:p>
          </table:table-cell>
          <table:table-cell office:value-type="float" office:value="22060090">
            <text:p>22060090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7898965153069">
            <text:p>7898965153069</text:p>
          </table:table-cell>
          <table:table-cell office:value-type="string">
            <text:p>KOMBUCHA KOOBI ABACAXI HORTELA 350ML</text:p>
          </table:table-cell>
          <table:table-cell office:value-type="string">
            <text:p>KOMBUCHAS</text:p>
          </table:table-cell>
          <table:table-cell office:value-type="float" office:value="22021000">
            <text:p>2202100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.97">
            <text:p>9,97</text:p>
          </table:table-cell>
          <table:table-cell office:value-type="float" office:value="11.49">
            <text:p>11,49</text:p>
          </table:table-cell>
          <table:table-cell table:number-columns-repeated="1016"/>
        </table:table-row>
        <table:table-row table:style-name="ro2">
          <table:table-cell office:value-type="float" office:value="7898965153038">
            <text:p>7898965153038</text:p>
          </table:table-cell>
          <table:table-cell office:value-type="string">
            <text:p>KOMBUCHA KOOBI CITRUS 350ML</text:p>
          </table:table-cell>
          <table:table-cell office:value-type="string">
            <text:p>KOMBUCHAS</text:p>
          </table:table-cell>
          <table:table-cell office:value-type="float" office:value="22021000">
            <text:p>2202100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.97">
            <text:p>9,97</text:p>
          </table:table-cell>
          <table:table-cell office:value-type="float" office:value="11.49">
            <text:p>11,49</text:p>
          </table:table-cell>
          <table:table-cell table:number-columns-repeated="1016"/>
        </table:table-row>
        <table:table-row table:style-name="ro2">
          <table:table-cell office:value-type="float" office:value="7898965153021">
            <text:p>7898965153021</text:p>
          </table:table-cell>
          <table:table-cell office:value-type="string">
            <text:p>KOMBUCHA KOOBI GENGIBRE GERANIO 350ML</text:p>
          </table:table-cell>
          <table:table-cell office:value-type="string">
            <text:p>KOMBUCHAS</text:p>
          </table:table-cell>
          <table:table-cell office:value-type="float" office:value="22021000">
            <text:p>2202100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.97">
            <text:p>9,97</text:p>
          </table:table-cell>
          <table:table-cell office:value-type="float" office:value="11.49">
            <text:p>11,49</text:p>
          </table:table-cell>
          <table:table-cell table:number-columns-repeated="1016"/>
        </table:table-row>
        <table:table-row table:style-name="ro2">
          <table:table-cell office:value-type="float" office:value="7898965153052">
            <text:p>7898965153052</text:p>
          </table:table-cell>
          <table:table-cell office:value-type="string">
            <text:p>KOMBUCHA KOOBI MARACUJA CURCUMA 350ML</text:p>
          </table:table-cell>
          <table:table-cell office:value-type="string">
            <text:p>KOMBUCHAS</text:p>
          </table:table-cell>
          <table:table-cell office:value-type="float" office:value="22021000">
            <text:p>2202100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.97">
            <text:p>9,97</text:p>
          </table:table-cell>
          <table:table-cell office:value-type="float" office:value="11.49">
            <text:p>11,49</text:p>
          </table:table-cell>
          <table:table-cell table:number-columns-repeated="1016"/>
        </table:table-row>
        <table:table-row table:style-name="ro2">
          <table:table-cell office:value-type="float" office:value="7898965153014">
            <text:p>7898965153014</text:p>
          </table:table-cell>
          <table:table-cell office:value-type="string">
            <text:p>KOMBUCHA KOOBI ROSA SCHISANDRA 350ML</text:p>
          </table:table-cell>
          <table:table-cell office:value-type="string">
            <text:p>KOMBUCHAS</text:p>
          </table:table-cell>
          <table:table-cell office:value-type="float" office:value="22021000">
            <text:p>2202100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.97">
            <text:p>9,97</text:p>
          </table:table-cell>
          <table:table-cell office:value-type="float" office:value="11.49">
            <text:p>11,49</text:p>
          </table:table-cell>
          <table:table-cell table:number-columns-repeated="1016"/>
        </table:table-row>
        <table:table-row table:style-name="ro2">
          <table:table-cell office:value-type="float" office:value="7898965153045">
            <text:p>7898965153045</text:p>
          </table:table-cell>
          <table:table-cell office:value-type="string">
            <text:p>KOMBUCHA KOOBI UVA HIBISCUS 350ML</text:p>
          </table:table-cell>
          <table:table-cell office:value-type="string">
            <text:p>KOMBUCHAS</text:p>
          </table:table-cell>
          <table:table-cell office:value-type="float" office:value="22021000">
            <text:p>2202100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.97">
            <text:p>9,97</text:p>
          </table:table-cell>
          <table:table-cell office:value-type="float" office:value="11.49">
            <text:p>11,49</text:p>
          </table:table-cell>
          <table:table-cell table:number-columns-repeated="1016"/>
        </table:table-row>
        <table:table-row table:style-name="ro1">
          <table:table-cell office:value-type="float" office:value="2000000000734">
            <text:p>2000000000734</text:p>
          </table:table-cell>
          <table:table-cell office:value-type="string">
            <text:p>ABRIDOR PEQUENO ONLY HOPS</text:p>
          </table:table-cell>
          <table:table-cell office:value-type="string">
            <text:p>ONLY HOPS</text:p>
          </table:table-cell>
          <table:table-cell office:value-type="float" office:value="82055100">
            <text:p>8205510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2"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2000000000735">
            <text:p>2000000000735</text:p>
          </table:table-cell>
          <table:table-cell office:value-type="string">
            <text:p>MEIA ONLY HOPS</text:p>
          </table:table-cell>
          <table:table-cell office:value-type="string">
            <text:p>ONLY HOPS</text:p>
          </table:table-cell>
          <table:table-cell office:value-type="float" office:value="61159500">
            <text:p>61159500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11.36">
            <text:p>11,36</text:p>
          </table:table-cell>
          <table:table-cell table:number-columns-repeated="1016"/>
        </table:table-row>
        <table:table-row table:style-name="ro1">
          <table:table-cell office:value-type="float" office:value="2000000000747">
            <text:p>2000000000747</text:p>
          </table:table-cell>
          <table:table-cell office:value-type="string">
            <text:p>POSTER ONLY HOPS</text:p>
          </table:table-cell>
          <table:table-cell office:value-type="string">
            <text:p>ONLY HOPS</text:p>
          </table:table-cell>
          <table:table-cell office:value-type="float" office:value="49119900">
            <text:p>491199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float" office:value="9.6">
            <text:p>9,6</text:p>
          </table:table-cell>
          <table:table-cell table:number-columns-repeated="1016"/>
        </table:table-row>
        <table:table-row table:style-name="ro1">
          <table:table-cell office:value-type="float" office:value="2000000000787">
            <text:p>2000000000787</text:p>
          </table:table-cell>
          <table:table-cell office:value-type="string">
            <text:p>ABRIDOR EAP TOQUINHO</text:p>
          </table:table-cell>
          <table:table-cell office:value-type="string">
            <text:p>OUTROS</text:p>
          </table:table-cell>
          <table:table-cell office:value-type="float" office:value="82055100">
            <text:p>8205510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1136057012">
            <text:p>7891136057012</text:p>
          </table:table-cell>
          <table:table-cell office:value-type="string">
            <text:p>APEROL 750ML</text:p>
          </table:table-cell>
          <table:table-cell office:value-type="string">
            <text:p>OUTROS</text:p>
          </table:table-cell>
          <table:table-cell office:value-type="float" office:value="22089000">
            <text:p>22089000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table:number-columns-repeated="2" office:value-type="float" office:value="39.9">
            <text:p>39,9</text:p>
          </table:table-cell>
          <table:table-cell table:number-columns-repeated="1016"/>
        </table:table-row>
        <table:table-row table:style-name="ro1">
          <table:table-cell office:value-type="float" office:value="8594405101049">
            <text:p>8594405101049</text:p>
          </table:table-cell>
          <table:table-cell office:value-type="string">
            <text:p>BECHEROVKA ORIGINAL 700ML</text:p>
          </table:table-cell>
          <table:table-cell office:value-type="string">
            <text:p>OUTROS</text:p>
          </table:table-cell>
          <table:table-cell office:value-type="float" office:value="22087000">
            <text:p>22087000</text:p>
          </table:table-cell>
          <table:table-cell office:value-type="float" office:value="8">
            <text:p>8</text:p>
          </table:table-cell>
          <table:table-cell office:value-type="float" office:value="135">
            <text:p>13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9963920020">
            <text:p>609963920020</text:p>
          </table:table-cell>
          <table:table-cell office:value-type="string">
            <text:p>BITTER ENRAIZES AROMATICO</text:p>
          </table:table-cell>
          <table:table-cell office:value-type="string">
            <text:p>OUTROS</text:p>
          </table:table-cell>
          <table:table-cell office:value-type="float" office:value="22089000">
            <text:p>22089000</text:p>
          </table:table-cell>
          <table:table-cell office:value-type="float" office:value="10">
            <text:p>1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9963920044">
            <text:p>609963920044</text:p>
          </table:table-cell>
          <table:table-cell office:value-type="string">
            <text:p>BITTER ENRAIZES CACAU</text:p>
          </table:table-cell>
          <table:table-cell office:value-type="string">
            <text:p>OUTROS</text:p>
          </table:table-cell>
          <table:table-cell office:value-type="float" office:value="22089000">
            <text:p>22089000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09963920037">
            <text:p>609963920037</text:p>
          </table:table-cell>
          <table:table-cell office:value-type="string">
            <text:p>BITTER ENRAIZES LARANJA</text:p>
          </table:table-cell>
          <table:table-cell office:value-type="string">
            <text:p>OUTROS</text:p>
          </table:table-cell>
          <table:table-cell office:value-type="float" office:value="22089000">
            <text:p>22089000</text:p>
          </table:table-cell>
          <table:table-cell office:value-type="float" office:value="10">
            <text:p>1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1136051003">
            <text:p>7891136051003</text:p>
          </table:table-cell>
          <table:table-cell office:value-type="string">
            <text:p>CAMPARI 900ML</text:p>
          </table:table-cell>
          <table:table-cell office:value-type="string">
            <text:p>OUTROS</text:p>
          </table:table-cell>
          <table:table-cell office:value-type="float" office:value="22089000">
            <text:p>2208900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22704013">
            <text:p>7898922704013</text:p>
          </table:table-cell>
          <table:table-cell office:value-type="string">
            <text:p>CARAMEL SHORTCAKE 85G</text:p>
          </table:table-cell>
          <table:table-cell office:value-type="string">
            <text:p>OUTROS</text:p>
          </table:table-cell>
          <table:table-cell office:value-type="float" office:value="18069000">
            <text:p>18069000</text:p>
          </table:table-cell>
          <table:table-cell office:value-type="float" office:value="180">
            <text:p>180</text:p>
          </table:table-cell>
          <table:table-cell office:value-type="float" office:value="13">
            <text:p>13</text:p>
          </table:table-cell>
          <table:table-cell office:value-type="float" office:value="4.45">
            <text:p>4,45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float" office:value="2000000000725">
            <text:p>2000000000725</text:p>
          </table:table-cell>
          <table:table-cell office:value-type="string">
            <text:p>CHICLETE TRIDENT</text:p>
          </table:table-cell>
          <table:table-cell office:value-type="string">
            <text:p>OUTROS</text:p>
          </table:table-cell>
          <table:table-cell office:value-type="float" office:value="21069050">
            <text:p>21069050</text:p>
          </table:table-cell>
          <table:table-cell office:value-type="float" office:value="297">
            <text:p>297</text:p>
          </table:table-cell>
          <table:table-cell office:value-type="float" office:value="3">
            <text:p>3</text:p>
          </table:table-cell>
          <table:table-cell office:value-type="float" office:value="1.47">
            <text:p>1,47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float" office:value="2000000000726">
            <text:p>2000000000726</text:p>
          </table:table-cell>
          <table:table-cell office:value-type="string">
            <text:p>CHOCOLATE ALPINO 195G</text:p>
          </table:table-cell>
          <table:table-cell office:value-type="string">
            <text:p>OUTROS</text:p>
          </table:table-cell>
          <table:table-cell office:value-type="float" office:value="18069000">
            <text:p>18069000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table:number-columns-repeated="2" office:value-type="float" office:value="0.63">
            <text:p>0,63</text:p>
          </table:table-cell>
          <table:table-cell table:number-columns-repeated="1016"/>
        </table:table-row>
        <table:table-row table:style-name="ro1">
          <table:table-cell office:value-type="float" office:value="4067700015044">
            <text:p>4067700015044</text:p>
          </table:table-cell>
          <table:table-cell office:value-type="string">
            <text:p>JAGERMEISTER 700ML</text:p>
          </table:table-cell>
          <table:table-cell office:value-type="string">
            <text:p>OUTROS</text:p>
          </table:table-cell>
          <table:table-cell office:value-type="float" office:value="22089000">
            <text:p>22089000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float" office:value="82.96">
            <text:p>82,96</text:p>
          </table:table-cell>
          <table:table-cell office:value-type="float" office:value="86.39">
            <text:p>86,39</text:p>
          </table:table-cell>
          <table:table-cell table:number-columns-repeated="1016"/>
        </table:table-row>
        <table:table-row table:style-name="ro1">
          <table:table-cell office:value-type="float" office:value="7891000248768">
            <text:p>7891000248768</text:p>
          </table:table-cell>
          <table:table-cell office:value-type="string">
            <text:p>KIT KAT TRADICIONAL</text:p>
          </table:table-cell>
          <table:table-cell office:value-type="string">
            <text:p>OUTROS</text:p>
          </table:table-cell>
          <table:table-cell office:value-type="float" office:value="18063110">
            <text:p>18063110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office:value-type="float" office:value="2.25">
            <text:p>2,25</text:p>
          </table:table-cell>
          <table:table-cell office:value-type="float" office:value="2.28">
            <text:p>2,28</text:p>
          </table:table-cell>
          <table:table-cell table:number-columns-repeated="1016"/>
        </table:table-row>
        <table:table-row table:style-name="ro1">
          <table:table-cell office:value-type="float" office:value="7310401010328">
            <text:p>7310401010328</text:p>
          </table:table-cell>
          <table:table-cell office:value-type="string">
            <text:p>LICOR PISTONHEAD CRUDE OIL 650ML</text:p>
          </table:table-cell>
          <table:table-cell office:value-type="string">
            <text:p>OUTROS</text:p>
          </table:table-cell>
          <table:table-cell office:value-type="float" office:value="22089000">
            <text:p>22089000</text:p>
          </table:table-cell>
          <table:table-cell office:value-type="float" office:value="7">
            <text:p>7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752933000048">
            <text:p>7752933000048</text:p>
          </table:table-cell>
          <table:table-cell office:value-type="string">
            <text:p>PISCO OCUCAJE ACHOLADO 750ML</text:p>
          </table:table-cell>
          <table:table-cell office:value-type="string">
            <text:p>OUTROS</text:p>
          </table:table-cell>
          <table:table-cell office:value-type="float" office:value="22089000">
            <text:p>2208900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752933117692">
            <text:p>7752933117692</text:p>
          </table:table-cell>
          <table:table-cell office:value-type="string">
            <text:p>PISCO OCUCAJE ITALIA 750ML</text:p>
          </table:table-cell>
          <table:table-cell office:value-type="string">
            <text:p>OUTROS</text:p>
          </table:table-cell>
          <table:table-cell office:value-type="float" office:value="22089000">
            <text:p>2208900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675310103">
            <text:p>7898675310103</text:p>
          </table:table-cell>
          <table:table-cell office:value-type="string">
            <text:p>SAN BASILE ABADIA 750ML</text:p>
          </table:table-cell>
          <table:table-cell office:value-type="string">
            <text:p>OUTROS</text:p>
          </table:table-cell>
          <table:table-cell office:value-type="float" office:value="22087000">
            <text:p>22087000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675310257">
            <text:p>7898675310257</text:p>
          </table:table-cell>
          <table:table-cell office:value-type="string">
            <text:p>SAN BASILE AMARO STOMATICO 700ML</text:p>
          </table:table-cell>
          <table:table-cell office:value-type="string">
            <text:p>OUTROS</text:p>
          </table:table-cell>
          <table:table-cell office:value-type="float" office:value="22089000">
            <text:p>22089000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675310226">
            <text:p>7898675310226</text:p>
          </table:table-cell>
          <table:table-cell office:value-type="string">
            <text:p>SAN BASILE ARTICHOKE 950ML</text:p>
          </table:table-cell>
          <table:table-cell office:value-type="string">
            <text:p>OUTROS</text:p>
          </table:table-cell>
          <table:table-cell office:value-type="float" office:value="22089000">
            <text:p>22089000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675310165">
            <text:p>7898675310165</text:p>
          </table:table-cell>
          <table:table-cell office:value-type="string">
            <text:p>SAN BASILE TRIPLE SEC 700ML</text:p>
          </table:table-cell>
          <table:table-cell office:value-type="string">
            <text:p>OUTROS</text:p>
          </table:table-cell>
          <table:table-cell office:value-type="float" office:value="22087000">
            <text:p>22087000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675310011">
            <text:p>7898675310011</text:p>
          </table:table-cell>
          <table:table-cell office:value-type="string">
            <text:p>SAN BASILES LIMONCELLO 750ML</text:p>
          </table:table-cell>
          <table:table-cell office:value-type="string">
            <text:p>OUTROS</text:p>
          </table:table-cell>
          <table:table-cell office:value-type="float" office:value="22087000">
            <text:p>2208700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675310370">
            <text:p>7898675310370</text:p>
          </table:table-cell>
          <table:table-cell office:value-type="string">
            <text:p>SAN BASILES WHITE DOG 700ML</text:p>
          </table:table-cell>
          <table:table-cell office:value-type="string">
            <text:p>OUTROS</text:p>
          </table:table-cell>
          <table:table-cell office:value-type="float" office:value="22089000">
            <text:p>22089000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255980375">
            <text:p>7898255980375</text:p>
          </table:table-cell>
          <table:table-cell office:value-type="string">
            <text:p>STEINHAEGER BECOSA 980ML</text:p>
          </table:table-cell>
          <table:table-cell office:value-type="string">
            <text:p>OUTROS</text:p>
          </table:table-cell>
          <table:table-cell office:value-type="float" office:value="22089000">
            <text:p>2208900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501035010109">
            <text:p>7501035010109</text:p>
          </table:table-cell>
          <table:table-cell office:value-type="string">
            <text:p>TEQUILA JOSE CUERVO OURO 750ML</text:p>
          </table:table-cell>
          <table:table-cell office:value-type="string">
            <text:p>OUTROS</text:p>
          </table:table-cell>
          <table:table-cell office:value-type="float" office:value="22089000">
            <text:p>22089000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table:number-columns-repeated="2" office:value-type="float" office:value="117.9">
            <text:p>117,9</text:p>
          </table:table-cell>
          <table:table-cell table:number-columns-repeated="1016"/>
        </table:table-row>
        <table:table-row table:style-name="ro1">
          <table:table-cell office:value-type="float" office:value="7501035042322">
            <text:p>7501035042322</text:p>
          </table:table-cell>
          <table:table-cell office:value-type="string">
            <text:p>TEQUILA JOSE CUERVO PRATA 750ML</text:p>
          </table:table-cell>
          <table:table-cell office:value-type="string">
            <text:p>OUTROS</text:p>
          </table:table-cell>
          <table:table-cell office:value-type="float" office:value="22089000">
            <text:p>2208900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7891991000833">
            <text:p>7891991000833</text:p>
          </table:table-cell>
          <table:table-cell office:value-type="string">
            <text:p>SODA LIMONADA LT 350ML</text:p>
          </table:table-cell>
          <table:table-cell office:value-type="string">
            <text:p>REFRIGERANTES</text:p>
          </table:table-cell>
          <table:table-cell office:value-type="float" office:value="22029900">
            <text:p>2202990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.75">
            <text:p>2,75</text:p>
          </table:table-cell>
          <table:table-cell office:value-type="float" office:value="2.71">
            <text:p>2,71</text:p>
          </table:table-cell>
          <table:table-cell table:number-columns-repeated="1016"/>
        </table:table-row>
        <table:table-row table:style-name="ro1">
          <table:table-cell office:value-type="float" office:value="7898996063108">
            <text:p>7898996063108</text:p>
          </table:table-cell>
          <table:table-cell office:value-type="string">
            <text:p>SIDRA CA 300ML</text:p>
          </table:table-cell>
          <table:table-cell office:value-type="string">
            <text:p>SIDRAS</text:p>
          </table:table-cell>
          <table:table-cell office:value-type="float" office:value="22060010">
            <text:p>2206001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8421608027008">
            <text:p>8421608027008</text:p>
          </table:table-cell>
          <table:table-cell office:value-type="string">
            <text:p>SIDRA LAGAR DE CAMIN 750ML</text:p>
          </table:table-cell>
          <table:table-cell office:value-type="string">
            <text:p>SIDRAS</text:p>
          </table:table-cell>
          <table:table-cell office:value-type="float" office:value="22060010">
            <text:p>22060010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422316001014">
            <text:p>8422316001014</text:p>
          </table:table-cell>
          <table:table-cell office:value-type="string">
            <text:p>SIDRA POMA AUREA 750ML</text:p>
          </table:table-cell>
          <table:table-cell office:value-type="string">
            <text:p>SIDRAS</text:p>
          </table:table-cell>
          <table:table-cell office:value-type="float" office:value="22060010">
            <text:p>22060010</text:p>
          </table:table-cell>
          <table:table-cell office:value-type="float" office:value="10">
            <text:p>10</text:p>
          </table:table-cell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1860">
            <text:p>2000000001860</text:p>
          </table:table-cell>
          <table:table-cell office:value-type="string">
            <text:p>SIDRA VIVENTE SELVAGEM 2020 750ML</text:p>
          </table:table-cell>
          <table:table-cell office:value-type="string">
            <text:p>SIDRAS</text:p>
          </table:table-cell>
          <table:table-cell office:value-type="float" office:value="22060010">
            <text:p>22060010</text:p>
          </table:table-cell>
          <table:table-cell office:value-type="float" office:value="7">
            <text:p>7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0322">
            <text:p>2000000000322</text:p>
          </table:table-cell>
          <table:table-cell office:value-type="string">
            <text:p>SIDRA VIVENTE SELVAGEM 750ML</text:p>
          </table:table-cell>
          <table:table-cell office:value-type="string">
            <text:p>SIDRAS</text:p>
          </table:table-cell>
          <table:table-cell office:value-type="float" office:value="22060010">
            <text:p>22060010</text:p>
          </table:table-cell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1861">
            <text:p>2000000001861</text:p>
          </table:table-cell>
          <table:table-cell office:value-type="string">
            <text:p>SIDRA VIVENTE SELVAGEM II 2020 750ML</text:p>
          </table:table-cell>
          <table:table-cell office:value-type="string">
            <text:p>SIDRAS</text:p>
          </table:table-cell>
          <table:table-cell office:value-type="float" office:value="22060010">
            <text:p>22060010</text:p>
          </table:table-cell>
          <table:table-cell office:value-type="float" office:value="6">
            <text:p>6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4934">
            <text:p>2000000004934</text:p>
          </table:table-cell>
          <table:table-cell office:value-type="string">
            <text:p>SIDRA VIVENTE SELVAGEM III</text:p>
          </table:table-cell>
          <table:table-cell office:value-type="string">
            <text:p>SIDRAS</text:p>
          </table:table-cell>
          <table:table-cell office:value-type="float" office:value="22060010">
            <text:p>22060010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16464053">
            <text:p>7898916464053</text:p>
          </table:table-cell>
          <table:table-cell office:value-type="string">
            <text:p>PICOLE ROCHINHA ABACATE 55G</text:p>
          </table:table-cell>
          <table:table-cell office:value-type="string">
            <text:p>SORVETES</text:p>
          </table:table-cell>
          <table:table-cell office:value-type="float" office:value="21050010">
            <text:p>210500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6.28">
            <text:p>6,28</text:p>
          </table:table-cell>
          <table:table-cell office:value-type="float" office:value="6.31">
            <text:p>6,31</text:p>
          </table:table-cell>
          <table:table-cell table:number-columns-repeated="1016"/>
        </table:table-row>
        <table:table-row table:style-name="ro1">
          <table:table-cell office:value-type="float" office:value="7898573459454">
            <text:p>7898573459454</text:p>
          </table:table-cell>
          <table:table-cell office:value-type="string">
            <text:p>PICOLE ROCHINHA BRIGADEIRO 55G</text:p>
          </table:table-cell>
          <table:table-cell office:value-type="string">
            <text:p>SORVETES</text:p>
          </table:table-cell>
          <table:table-cell office:value-type="float" office:value="21050010">
            <text:p>210500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.28">
            <text:p>6,28</text:p>
          </table:table-cell>
          <table:table-cell office:value-type="float" office:value="6.78">
            <text:p>6,78</text:p>
          </table:table-cell>
          <table:table-cell table:number-columns-repeated="1016"/>
        </table:table-row>
        <table:table-row table:style-name="ro1">
          <table:table-cell office:value-type="float" office:value="7898916464091">
            <text:p>7898916464091</text:p>
          </table:table-cell>
          <table:table-cell office:value-type="string">
            <text:p>PICOLE ROCHINHA CHOCOLATE 55G</text:p>
          </table:table-cell>
          <table:table-cell office:value-type="string">
            <text:p>SORVETES</text:p>
          </table:table-cell>
          <table:table-cell office:value-type="float" office:value="21050010">
            <text:p>210500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.16">
            <text:p>5,16</text:p>
          </table:table-cell>
          <table:table-cell office:value-type="float" office:value="5.58">
            <text:p>5,58</text:p>
          </table:table-cell>
          <table:table-cell table:number-columns-repeated="1016"/>
        </table:table-row>
        <table:table-row table:style-name="ro1">
          <table:table-cell office:value-type="float" office:value="7898573459355">
            <text:p>7898573459355</text:p>
          </table:table-cell>
          <table:table-cell office:value-type="string">
            <text:p>PICOLE ROCHINHA COCO BRANCO ZERO 55G</text:p>
          </table:table-cell>
          <table:table-cell office:value-type="string">
            <text:p>SORVETES</text:p>
          </table:table-cell>
          <table:table-cell office:value-type="float" office:value="21050010">
            <text:p>2105001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.39">
            <text:p>5,39</text:p>
          </table:table-cell>
          <table:table-cell office:value-type="float" office:value="5.81">
            <text:p>5,81</text:p>
          </table:table-cell>
          <table:table-cell table:number-columns-repeated="1016"/>
        </table:table-row>
        <table:table-row table:style-name="ro1">
          <table:table-cell office:value-type="float" office:value="7898916464145">
            <text:p>7898916464145</text:p>
          </table:table-cell>
          <table:table-cell office:value-type="string">
            <text:p>PICOLE ROCHINHA LIMAO 55G</text:p>
          </table:table-cell>
          <table:table-cell office:value-type="string">
            <text:p>SORVETES</text:p>
          </table:table-cell>
          <table:table-cell office:value-type="float" office:value="21050010">
            <text:p>210500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.9">
            <text:p>4,9</text:p>
          </table:table-cell>
          <table:table-cell office:value-type="float" office:value="5.35">
            <text:p>5,35</text:p>
          </table:table-cell>
          <table:table-cell table:number-columns-repeated="1016"/>
        </table:table-row>
        <table:table-row table:style-name="ro1">
          <table:table-cell office:value-type="float" office:value="7898916464190">
            <text:p>7898916464190</text:p>
          </table:table-cell>
          <table:table-cell office:value-type="string">
            <text:p>PICOLE ROCHINHA MELANCIA 55G</text:p>
          </table:table-cell>
          <table:table-cell office:value-type="string">
            <text:p>SORVETES</text:p>
          </table:table-cell>
          <table:table-cell office:value-type="float" office:value="21050010">
            <text:p>21050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.9">
            <text:p>4,9</text:p>
          </table:table-cell>
          <table:table-cell office:value-type="float" office:value="5.35">
            <text:p>5,35</text:p>
          </table:table-cell>
          <table:table-cell table:number-columns-repeated="1016"/>
        </table:table-row>
        <table:table-row table:style-name="ro1">
          <table:table-cell office:value-type="float" office:value="7898916464169">
            <text:p>7898916464169</text:p>
          </table:table-cell>
          <table:table-cell office:value-type="string">
            <text:p>PICOLE ROCHINHA MORANGO 55G</text:p>
          </table:table-cell>
          <table:table-cell office:value-type="string">
            <text:p>SORVETES</text:p>
          </table:table-cell>
          <table:table-cell office:value-type="float" office:value="21050010">
            <text:p>210500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.16">
            <text:p>5,16</text:p>
          </table:table-cell>
          <table:table-cell office:value-type="float" office:value="5.57">
            <text:p>5,57</text:p>
          </table:table-cell>
          <table:table-cell table:number-columns-repeated="1016"/>
        </table:table-row>
        <table:table-row table:style-name="ro1">
          <table:table-cell office:value-type="float" office:value="7898962781043">
            <text:p>7898962781043</text:p>
          </table:table-cell>
          <table:table-cell office:value-type="string">
            <text:p>GREEN PEOPLE ABACAXI HORTELA 250ML</text:p>
          </table:table-cell>
          <table:table-cell office:value-type="string">
            <text:p>SUCOS</text:p>
          </table:table-cell>
          <table:table-cell office:value-type="float" office:value="20099000">
            <text:p>2009900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.73">
            <text:p>5,73</text:p>
          </table:table-cell>
          <table:table-cell office:value-type="float" office:value="6.66">
            <text:p>6,66</text:p>
          </table:table-cell>
          <table:table-cell table:number-columns-repeated="1016"/>
        </table:table-row>
        <table:table-row table:style-name="ro1">
          <table:table-cell office:value-type="float" office:value="7898962781029">
            <text:p>7898962781029</text:p>
          </table:table-cell>
          <table:table-cell office:value-type="string">
            <text:p>GREEN PEOPLE LARANJA CEN BETERRABA 250ML</text:p>
          </table:table-cell>
          <table:table-cell office:value-type="string">
            <text:p>SUCOS</text:p>
          </table:table-cell>
          <table:table-cell office:value-type="float" office:value="20099000">
            <text:p>2009900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.48">
            <text:p>5,48</text:p>
          </table:table-cell>
          <table:table-cell office:value-type="float" office:value="6.37">
            <text:p>6,37</text:p>
          </table:table-cell>
          <table:table-cell table:number-columns-repeated="1016"/>
        </table:table-row>
        <table:table-row table:style-name="ro1">
          <table:table-cell office:value-type="float" office:value="7898962781050">
            <text:p>7898962781050</text:p>
          </table:table-cell>
          <table:table-cell office:value-type="string">
            <text:p>GREEN PEOPLE LARANJA MAMAO 250ML</text:p>
          </table:table-cell>
          <table:table-cell office:value-type="string">
            <text:p>SUCOS</text:p>
          </table:table-cell>
          <table:table-cell office:value-type="float" office:value="20099000">
            <text:p>2009900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.5">
            <text:p>5,5</text:p>
          </table:table-cell>
          <table:table-cell office:value-type="float" office:value="6.39">
            <text:p>6,39</text:p>
          </table:table-cell>
          <table:table-cell table:number-columns-repeated="1016"/>
        </table:table-row>
        <table:table-row table:style-name="ro1">
          <table:table-cell office:value-type="float" office:value="7898962781487">
            <text:p>7898962781487</text:p>
          </table:table-cell>
          <table:table-cell office:value-type="string">
            <text:p>GREEN PEOPLE PINK LEMONADE 250ML</text:p>
          </table:table-cell>
          <table:table-cell office:value-type="string">
            <text:p>SUCOS</text:p>
          </table:table-cell>
          <table:table-cell office:value-type="float" office:value="20099000">
            <text:p>2009900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.83">
            <text:p>5,83</text:p>
          </table:table-cell>
          <table:table-cell office:value-type="float" office:value="6.77">
            <text:p>6,77</text:p>
          </table:table-cell>
          <table:table-cell table:number-columns-repeated="1016"/>
        </table:table-row>
        <table:table-row table:style-name="ro1">
          <table:table-cell office:value-type="float" office:value="7893590219821">
            <text:p>7893590219821</text:p>
          </table:table-cell>
          <table:table-cell office:value-type="string">
            <text:p>SUCO MITTO PESSEGO 300ML</text:p>
          </table:table-cell>
          <table:table-cell office:value-type="string">
            <text:p>SUCOS</text:p>
          </table:table-cell>
          <table:table-cell office:value-type="float" office:value="20099000">
            <text:p>2009900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7.2">
            <text:p>7,2</text:p>
          </table:table-cell>
          <table:table-cell table:number-columns-repeated="1016"/>
        </table:table-row>
        <table:table-row table:style-name="ro1">
          <table:table-cell office:value-type="float" office:value="7898917467503">
            <text:p>7898917467503</text:p>
          </table:table-cell>
          <table:table-cell office:value-type="string">
            <text:p>SUCO MITTO UVA BRANCO 300ML</text:p>
          </table:table-cell>
          <table:table-cell office:value-type="string">
            <text:p>SUCOS</text:p>
          </table:table-cell>
          <table:table-cell office:value-type="float" office:value="20096100">
            <text:p>2009610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2" office:value-type="float" office:value="7.2">
            <text:p>7,2</text:p>
          </table:table-cell>
          <table:table-cell table:number-columns-repeated="1016"/>
        </table:table-row>
        <table:table-row table:style-name="ro1">
          <table:table-cell office:value-type="float" office:value="8423360020044">
            <text:p>8423360020044</text:p>
          </table:table-cell>
          <table:table-cell office:value-type="string">
            <text:p>JEREZ FERNANDO DE CASTI PEDRO XIME 750ML</text:p>
          </table:table-cell>
          <table:table-cell office:value-type="string">
            <text:p>VINHOS</text:p>
          </table:table-cell>
          <table:table-cell office:value-type="float" office:value="22042100">
            <text:p>22042100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5814">
            <text:p>2000000005814</text:p>
          </table:table-cell>
          <table:table-cell office:value-type="string">
            <text:p>VN 2NATURKINDER FLEDERMAUS ROT 2019 750ML</text:p>
          </table:table-cell>
          <table:table-cell office:value-type="string">
            <text:p>VINHOS</text:p>
          </table:table-cell>
          <table:table-cell office:value-type="float" office:value="22042100">
            <text:p>22042100</text:p>
          </table:table-cell>
          <table:table-cell office:value-type="float" office:value="3">
            <text:p>3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3409">
            <text:p>2000000003409</text:p>
          </table:table-cell>
          <table:table-cell office:value-type="string">
            <text:p>VN BELLAQUINTA PALHA 880ML</text:p>
          </table:table-cell>
          <table:table-cell office:value-type="string">
            <text:p>VINHOS</text:p>
          </table:table-cell>
          <table:table-cell office:value-type="float" office:value="22042100">
            <text:p>22042100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730135003814">
            <text:p>7730135003814</text:p>
          </table:table-cell>
          <table:table-cell office:value-type="string">
            <text:p>VN BIZARRA AMPHORA 750ML</text:p>
          </table:table-cell>
          <table:table-cell office:value-type="string">
            <text:p>VINHOS</text:p>
          </table:table-cell>
          <table:table-cell office:value-type="float" office:value="22042100">
            <text:p>22042100</text:p>
          </table:table-cell>
          <table:table-cell office:value-type="float" office:value="6">
            <text:p>6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730135003807">
            <text:p>7730135003807</text:p>
          </table:table-cell>
          <table:table-cell office:value-type="string">
            <text:p>VN BIZARRA ORANGE 750ML</text:p>
          </table:table-cell>
          <table:table-cell office:value-type="string">
            <text:p>VINHOS</text:p>
          </table:table-cell>
          <table:table-cell office:value-type="float" office:value="22042100">
            <text:p>22042100</text:p>
          </table:table-cell>
          <table:table-cell office:value-type="float" office:value="5">
            <text:p>5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730135003944">
            <text:p>7730135003944</text:p>
          </table:table-cell>
          <table:table-cell office:value-type="string">
            <text:p>VN BIZARRA TANNARONE 750ML</text:p>
          </table:table-cell>
          <table:table-cell office:value-type="string">
            <text:p>VINHOS</text:p>
          </table:table-cell>
          <table:table-cell office:value-type="float" office:value="22042100">
            <text:p>22042100</text:p>
          </table:table-cell>
          <table:table-cell office:value-type="float" office:value="4">
            <text:p>4</text:p>
          </table:table-cell>
          <table:table-cell office:value-type="float" office:value="298">
            <text:p>29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3880">
            <text:p>2000000003880</text:p>
          </table:table-cell>
          <table:table-cell office:value-type="string">
            <text:p>VN DOMAINE LE VERGER 2020 750ML</text:p>
          </table:table-cell>
          <table:table-cell office:value-type="string">
            <text:p>VINHOS</text:p>
          </table:table-cell>
          <table:table-cell office:value-type="float" office:value="22042100">
            <text:p>22042100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1255">
            <text:p>2000000001255</text:p>
          </table:table-cell>
          <table:table-cell office:value-type="string">
            <text:p>VN FACCIN APAGAO 2020 750ML</text:p>
          </table:table-cell>
          <table:table-cell office:value-type="string">
            <text:p>VINHOS</text:p>
          </table:table-cell>
          <table:table-cell office:value-type="float" office:value="22042100">
            <text:p>22042100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03980850398">
            <text:p>703980850398</text:p>
          </table:table-cell>
          <table:table-cell office:value-type="string">
            <text:p>VN LAS PAYAS CRIOLLAJE 750ML</text:p>
          </table:table-cell>
          <table:table-cell office:value-type="string">
            <text:p>VINHOS</text:p>
          </table:table-cell>
          <table:table-cell office:value-type="float" office:value="22042100">
            <text:p>22042100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03980850367">
            <text:p>703980850367</text:p>
          </table:table-cell>
          <table:table-cell office:value-type="string">
            <text:p>VN LAS PAYAS EL NARANJO 750ML</text:p>
          </table:table-cell>
          <table:table-cell office:value-type="string">
            <text:p>VINHOS</text:p>
          </table:table-cell>
          <table:table-cell office:value-type="float" office:value="22042100">
            <text:p>22042100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410406219043">
            <text:p>8410406219043</text:p>
          </table:table-cell>
          <table:table-cell office:value-type="string">
            <text:p>VN MARQUES DE CARCE GAUDIUM 750ML</text:p>
          </table:table-cell>
          <table:table-cell office:value-type="string">
            <text:p>VINHOS</text:p>
          </table:table-cell>
          <table:table-cell office:value-type="float" office:value="22042100">
            <text:p>22042100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3606">
            <text:p>2000000003606</text:p>
          </table:table-cell>
          <table:table-cell office:value-type="string">
            <text:p>VN MUSCADET DOMAINE DE LA PEPIERE 750ML</text:p>
          </table:table-cell>
          <table:table-cell office:value-type="string">
            <text:p>VINHOS</text:p>
          </table:table-cell>
          <table:table-cell office:value-type="float" office:value="22042100">
            <text:p>22042100</text:p>
          </table:table-cell>
          <table:table-cell office:value-type="float" office:value="3">
            <text:p>3</text:p>
          </table:table-cell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3607">
            <text:p>2000000003607</text:p>
          </table:table-cell>
          <table:table-cell office:value-type="string">
            <text:p>VN MUSCADET LA GRANGE 750ML</text:p>
          </table:table-cell>
          <table:table-cell office:value-type="string">
            <text:p>VINHOS</text:p>
          </table:table-cell>
          <table:table-cell office:value-type="float" office:value="22042100">
            <text:p>22042100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4896">
            <text:p>2000000004896</text:p>
          </table:table-cell>
          <table:table-cell office:value-type="string">
            <text:p>VN OUTRO VINHO ELECTRIC RELAXATION 750ML</text:p>
          </table:table-cell>
          <table:table-cell office:value-type="string">
            <text:p>VINHOS</text:p>
          </table:table-cell>
          <table:table-cell office:value-type="float" office:value="22042910">
            <text:p>22042910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4898">
            <text:p>2000000004898</text:p>
          </table:table-cell>
          <table:table-cell office:value-type="string">
            <text:p>VN OUTRO VINHO ISTO NAO E UM TRAMINER 750ML</text:p>
          </table:table-cell>
          <table:table-cell office:value-type="string">
            <text:p>VINHOS</text:p>
          </table:table-cell>
          <table:table-cell office:value-type="float" office:value="22042910">
            <text:p>22042910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1865">
            <text:p>2000000001865</text:p>
          </table:table-cell>
          <table:table-cell office:value-type="string">
            <text:p>VN OUTRO VINHO NAO IMPORTA 750ML</text:p>
          </table:table-cell>
          <table:table-cell office:value-type="string">
            <text:p>VINHOS</text:p>
          </table:table-cell>
          <table:table-cell office:value-type="float" office:value="22042910">
            <text:p>22042910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4899">
            <text:p>2000000004899</text:p>
          </table:table-cell>
          <table:table-cell office:value-type="string">
            <text:p>VN OUTRO VINHO PINOT MARAVILHA 750ML</text:p>
          </table:table-cell>
          <table:table-cell office:value-type="string">
            <text:p>VINHOS</text:p>
          </table:table-cell>
          <table:table-cell office:value-type="float" office:value="22042910">
            <text:p>22042910</text:p>
          </table:table-cell>
          <table:table-cell office:value-type="float" office:value="3">
            <text:p>3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4895">
            <text:p>2000000004895</text:p>
          </table:table-cell>
          <table:table-cell office:value-type="string">
            <text:p>VN OUTRO VINHO UM GOSTO DE SOL 750ML</text:p>
          </table:table-cell>
          <table:table-cell office:value-type="string">
            <text:p>VINHOS</text:p>
          </table:table-cell>
          <table:table-cell office:value-type="float" office:value="22042910">
            <text:p>22042910</text:p>
          </table:table-cell>
          <table:table-cell office:value-type="float" office:value="2">
            <text:p>2</text:p>
          </table:table-cell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4897">
            <text:p>2000000004897</text:p>
          </table:table-cell>
          <table:table-cell office:value-type="string">
            <text:p>VN OUTRO VINHO VITALINA 750ML</text:p>
          </table:table-cell>
          <table:table-cell office:value-type="string">
            <text:p>VINHOS</text:p>
          </table:table-cell>
          <table:table-cell office:value-type="float" office:value="22042910">
            <text:p>22042910</text:p>
          </table:table-cell>
          <table:table-cell office:value-type="float" office:value="2">
            <text:p>2</text:p>
          </table:table-cell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9413355394">
            <text:p>7899413355394</text:p>
          </table:table-cell>
          <table:table-cell office:value-type="string">
            <text:p>VN VILLA BEL AIR 2012 750ML</text:p>
          </table:table-cell>
          <table:table-cell office:value-type="string">
            <text:p>VINHOS</text:p>
          </table:table-cell>
          <table:table-cell office:value-type="float" office:value="22042100">
            <text:p>22042100</text:p>
          </table:table-cell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2449">
            <text:p>2000000002449</text:p>
          </table:table-cell>
          <table:table-cell office:value-type="string">
            <text:p>VN VIVENTE BARBERA 2020 750ML</text:p>
          </table:table-cell>
          <table:table-cell office:value-type="string">
            <text:p>VINHOS</text:p>
          </table:table-cell>
          <table:table-cell office:value-type="float" office:value="22042211">
            <text:p>22042211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4106">
            <text:p>2000000004106</text:p>
          </table:table-cell>
          <table:table-cell office:value-type="string">
            <text:p>VN VIVENTE CABERNET FRANC ROSE 2020 750ML</text:p>
          </table:table-cell>
          <table:table-cell office:value-type="string">
            <text:p>VINHOS</text:p>
          </table:table-cell>
          <table:table-cell office:value-type="float" office:value="22042211">
            <text:p>22042211</text:p>
          </table:table-cell>
          <table:table-cell office:value-type="float" office:value="3">
            <text:p>3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2447">
            <text:p>2000000002447</text:p>
          </table:table-cell>
          <table:table-cell office:value-type="string">
            <text:p>VN VIVENTE CHARDONNAY 2020 750ML</text:p>
          </table:table-cell>
          <table:table-cell office:value-type="string">
            <text:p>VINHOS</text:p>
          </table:table-cell>
          <table:table-cell office:value-type="float" office:value="22042211">
            <text:p>22042211</text:p>
          </table:table-cell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4935">
            <text:p>2000000004935</text:p>
          </table:table-cell>
          <table:table-cell office:value-type="string">
            <text:p>VN VIVENTE CHARDONNAY MOSCATO ANTIGO 2021</text:p>
          </table:table-cell>
          <table:table-cell office:value-type="string">
            <text:p>VINHOS</text:p>
          </table:table-cell>
          <table:table-cell office:value-type="float" office:value="22042211">
            <text:p>22042211</text:p>
          </table:table-cell>
          <table:table-cell office:value-type="float" office:value="12">
            <text:p>12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00000003297">
            <text:p>2000000003297</text:p>
          </table:table-cell>
          <table:table-cell office:value-type="string">
            <text:p>VN VIVENTE PINOT NOIR 2020 750ML</text:p>
          </table:table-cell>
          <table:table-cell office:value-type="string">
            <text:p>VINHOS</text:p>
          </table:table-cell>
          <table:table-cell office:value-type="float" office:value="22042211">
            <text:p>22042211</text:p>
          </table:table-cell>
          <table:table-cell office:value-type="float" office:value="13">
            <text:p>13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94999409">
            <text:p>7898994999409</text:p>
          </table:table-cell>
          <table:table-cell office:value-type="string">
            <text:p>VN ZEBRAH BRANCO SECO 269ML</text:p>
          </table:table-cell>
          <table:table-cell office:value-type="string">
            <text:p>VINHOS</text:p>
          </table:table-cell>
          <table:table-cell office:value-type="float" office:value="22042100">
            <text:p>22042100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2" office:value-type="float" office:value="10.9">
            <text:p>10,9</text:p>
          </table:table-cell>
          <table:table-cell table:number-columns-repeated="1016"/>
        </table:table-row>
        <table:table-row table:style-name="ro1">
          <table:table-cell office:value-type="float" office:value="7898994999416">
            <text:p>7898994999416</text:p>
          </table:table-cell>
          <table:table-cell office:value-type="string">
            <text:p>VN ZEBRAH ROSE SECO 269ML</text:p>
          </table:table-cell>
          <table:table-cell office:value-type="string">
            <text:p>VINHOS</text:p>
          </table:table-cell>
          <table:table-cell office:value-type="float" office:value="22042100">
            <text:p>2204210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 office:value-type="float" office:value="10.9">
            <text:p>10,9</text:p>
          </table:table-cell>
          <table:table-cell table:number-columns-repeated="1016"/>
        </table:table-row>
        <table:table-row table:style-name="ro1">
          <table:table-cell office:value-type="float" office:value="7898994999454">
            <text:p>7898994999454</text:p>
          </table:table-cell>
          <table:table-cell office:value-type="string">
            <text:p>VN ZEBRAH TINTO SECO 269ML</text:p>
          </table:table-cell>
          <table:table-cell office:value-type="string">
            <text:p>VINHOS</text:p>
          </table:table-cell>
          <table:table-cell office:value-type="float" office:value="22042100">
            <text:p>22042100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number-columns-repeated="2" office:value-type="float" office:value="10.9">
            <text:p>10,9</text:p>
          </table:table-cell>
          <table:table-cell table:number-columns-repeated="1016"/>
        </table:table-row>
        <table:table-row table:style-name="ro1">
          <table:table-cell office:value-type="float" office:value="5016878600407">
            <text:p>5016878600407</text:p>
          </table:table-cell>
          <table:table-cell office:value-type="string">
            <text:p>ADNAMS VODKA LONGSHORE 700ML</text:p>
          </table:table-cell>
          <table:table-cell office:value-type="string">
            <text:p>VODKAS</text:p>
          </table:table-cell>
          <table:table-cell office:value-type="float" office:value="22086000">
            <text:p>22086000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56025460218">
            <text:p>5056025460218</text:p>
          </table:table-cell>
          <table:table-cell office:value-type="string">
            <text:p>VODKA BREWDOG SEVEN DAY 700ML</text:p>
          </table:table-cell>
          <table:table-cell office:value-type="string">
            <text:p>VODKAS</text:p>
          </table:table-cell>
          <table:table-cell office:value-type="float" office:value="22086000">
            <text:p>22086000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6809217">
            <text:p>7898966809217</text:p>
          </table:table-cell>
          <table:table-cell office:value-type="string">
            <text:p>YVY VODKA 200ML</text:p>
          </table:table-cell>
          <table:table-cell office:value-type="string">
            <text:p>VODKAS</text:p>
          </table:table-cell>
          <table:table-cell office:value-type="float" office:value="22086000">
            <text:p>2208600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6809194">
            <text:p>7898966809194</text:p>
          </table:table-cell>
          <table:table-cell office:value-type="string">
            <text:p>YVY VODKA 50ML</text:p>
          </table:table-cell>
          <table:table-cell office:value-type="string">
            <text:p>VODKAS</text:p>
          </table:table-cell>
          <table:table-cell office:value-type="float" office:value="22086000">
            <text:p>2208600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898966809224">
            <text:p>7898966809224</text:p>
          </table:table-cell>
          <table:table-cell office:value-type="string">
            <text:p>YVY VODKA LT 710ML</text:p>
          </table:table-cell>
          <table:table-cell office:value-type="string">
            <text:p>VODKAS</text:p>
          </table:table-cell>
          <table:table-cell office:value-type="float" office:value="22086000">
            <text:p>22086000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office:value-type="float" office:value="31.91">
            <text:p>31,91</text:p>
          </table:table-cell>
          <table:table-cell office:value-type="float" office:value="53">
            <text:p>53</text:p>
          </table:table-cell>
          <table:table-cell table:number-columns-repeated="1016"/>
        </table:table-row>
        <table:table-row table:style-name="ro1">
          <table:table-cell office:value-type="float" office:value="96749021246">
            <text:p>96749021246</text:p>
          </table:table-cell>
          <table:table-cell office:value-type="string">
            <text:p>WHISKEY EVAN WILLIAMS BLACK 1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2184090442">
            <text:p>82184090442</text:p>
          </table:table-cell>
          <table:table-cell office:value-type="string">
            <text:p>WHISKEY JACK DANIELS 1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3">
            <text:p>3</text:p>
          </table:table-cell>
          <table:table-cell office:value-type="float" office:value="198">
            <text:p>198</text:p>
          </table:table-cell>
          <table:table-cell table:number-columns-repeated="2" office:value-type="float" office:value="132.99">
            <text:p>132,99</text:p>
          </table:table-cell>
          <table:table-cell table:number-columns-repeated="1016"/>
        </table:table-row>
        <table:table-row table:style-name="ro1">
          <table:table-cell office:value-type="float" office:value="5011007003227">
            <text:p>5011007003227</text:p>
          </table:table-cell>
          <table:table-cell office:value-type="string">
            <text:p>WHISKEY JAMESON 1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20">
            <text:p>2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11007023331">
            <text:p>5011007023331</text:p>
          </table:table-cell>
          <table:table-cell office:value-type="string">
            <text:p>WHISKEY JAMESON IPA 750M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0686001201">
            <text:p>80686001201</text:p>
          </table:table-cell>
          <table:table-cell office:value-type="string">
            <text:p>WHISKEY JIM BEAM 1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7">
            <text:p>7</text:p>
          </table:table-cell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55807409940">
            <text:p>5055807409940</text:p>
          </table:table-cell>
          <table:table-cell office:value-type="string">
            <text:p>WHISKY BRUICHLADDICH 10 YO PORT CHARLOT 700M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2">
            <text:p>2</text:p>
          </table:table-cell>
          <table:table-cell office:value-type="float" office:value="1219">
            <text:p>121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55807400312">
            <text:p>5055807400312</text:p>
          </table:table-cell>
          <table:table-cell office:value-type="string">
            <text:p>WHISKY BRUICHLADDICHCLASSIC LADIE 700M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1">
            <text:p>1</text:p>
          </table:table-cell>
          <table:table-cell office:value-type="float" office:value="1161">
            <text:p>1161</text:p>
          </table:table-cell>
          <table:table-cell office:value-type="float" office:value="374.1">
            <text:p>374,1</text:p>
          </table:table-cell>
          <table:table-cell office:value-type="float" office:value="540.31">
            <text:p>540,31</text:p>
          </table:table-cell>
          <table:table-cell table:number-columns-repeated="1016"/>
        </table:table-row>
        <table:table-row table:style-name="ro1">
          <table:table-cell office:value-type="float" office:value="5055807400435">
            <text:p>5055807400435</text:p>
          </table:table-cell>
          <table:table-cell office:value-type="string">
            <text:p>WHISKY BRUICHLADDICHPORT CHARLOT 700M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2">
            <text:p>2</text:p>
          </table:table-cell>
          <table:table-cell office:value-type="float" office:value="1217">
            <text:p>121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10327325125">
            <text:p>5010327325125</text:p>
          </table:table-cell>
          <table:table-cell office:value-type="string">
            <text:p>WHISKY GLENFIDDICH 15 750M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1">
            <text:p>1</text:p>
          </table:table-cell>
          <table:table-cell office:value-type="float" office:value="812">
            <text:p>81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10327000176">
            <text:p>5010327000176</text:p>
          </table:table-cell>
          <table:table-cell office:value-type="string">
            <text:p>WHISKY GLENFIDDICH12 750M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2">
            <text:p>2</text:p>
          </table:table-cell>
          <table:table-cell office:value-type="float" office:value="514">
            <text:p>51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10327325132">
            <text:p>5010327325132</text:p>
          </table:table-cell>
          <table:table-cell office:value-type="string">
            <text:p>WHISKY GLENFIDDICH18 750M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2">
            <text:p>2</text:p>
          </table:table-cell>
          <table:table-cell office:value-type="float" office:value="1321">
            <text:p>132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00267023601">
            <text:p>5000267023601</text:p>
          </table:table-cell>
          <table:table-cell office:value-type="string">
            <text:p>WHISKY JOHNNIE WALKER BLACK 1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00267013602">
            <text:p>5000267013602</text:p>
          </table:table-cell>
          <table:table-cell office:value-type="string">
            <text:p>WHISKY JOHNNIE WALKER RED 1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79.05">
            <text:p>79,05</text:p>
          </table:table-cell>
          <table:table-cell table:number-columns-repeated="1016"/>
        </table:table-row>
        <table:table-row table:style-name="ro1">
          <table:table-cell office:value-type="float" office:value="5013967012462">
            <text:p>5013967012462</text:p>
          </table:table-cell>
          <table:table-cell office:value-type="string">
            <text:p>WHISKY JURA JOURNEY 700M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13967012523">
            <text:p>5013967012523</text:p>
          </table:table-cell>
          <table:table-cell office:value-type="string">
            <text:p>WHISKY JURA SEVEN WOOD 700M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13967012486">
            <text:p>5013967012486</text:p>
          </table:table-cell>
          <table:table-cell office:value-type="string">
            <text:p>WHISKY JURA TEN 700M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80686813019">
            <text:p>80686813019</text:p>
          </table:table-cell>
          <table:table-cell office:value-type="string">
            <text:p>WHISKY LAPHROAIG 10 750M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1">
            <text:p>1</text:p>
          </table:table-cell>
          <table:table-cell office:value-type="float" office:value="797">
            <text:p>79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000281050171">
            <text:p>5000281050171</text:p>
          </table:table-cell>
          <table:table-cell office:value-type="string">
            <text:p>WHISKY SINGLETON 750M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3">
            <text:p>3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901777275652">
            <text:p>4901777275652</text:p>
          </table:table-cell>
          <table:table-cell office:value-type="string">
            <text:p>WHISKY SUNTORY HIBIKI 700M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1">
            <text:p>1</text:p>
          </table:table-cell>
          <table:table-cell office:value-type="float" office:value="925">
            <text:p>92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901777286177">
            <text:p>4901777286177</text:p>
          </table:table-cell>
          <table:table-cell office:value-type="string">
            <text:p>WHISKY SUNTORY THE CHITA 700ML</text:p>
          </table:table-cell>
          <table:table-cell office:value-type="string">
            <text:p>WHISKY</text:p>
          </table:table-cell>
          <table:table-cell office:value-type="float" office:value="22083020">
            <text:p>22083020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0905">
            <text:p>2000000000905</text:p>
          </table:table-cell>
          <table:table-cell office:value-type="string">
            <text:p>BARRIL CHOPE OVERCITRA MOLINARIUS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45">
            <text:p>45</text:p>
          </table:table-cell>
          <table:table-cell office:value-type="float" office:value="65.1">
            <text:p>65,1</text:p>
          </table:table-cell>
          <table:table-cell table:number-columns-repeated="2" office:value-type="float" office:value="31">
            <text:p>31</text:p>
          </table:table-cell>
          <table:table-cell table:number-columns-repeated="1016"/>
        </table:table-row>
        <table:table-row table:style-name="ro2">
          <table:table-cell office:value-type="float" office:value="2000000005563">
            <text:p>2000000005563</text:p>
          </table:table-cell>
          <table:table-cell office:value-type="string">
            <text:p>BARRIL CHOPE REVAMPING THE ESSENCE SPARTACUS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71.32">
            <text:p>71,32</text:p>
          </table:table-cell>
          <table:table-cell office:value-type="float" office:value="20.38">
            <text:p>20,38</text:p>
          </table:table-cell>
          <table:table-cell office:value-type="float" office:value="27.94">
            <text:p>27,94</text:p>
          </table:table-cell>
          <table:table-cell table:number-columns-repeated="1016"/>
        </table:table-row>
        <table:table-row table:style-name="ro2">
          <table:table-cell office:value-type="float" office:value="2000000005300">
            <text:p>2000000005300</text:p>
          </table:table-cell>
          <table:table-cell office:value-type="string">
            <text:p>BARRIL CHOPE RED IPA MOLINARIUS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table:number-columns-repeated="2" office:value-type="float" office:value="31">
            <text:p>31</text:p>
          </table:table-cell>
          <table:table-cell table:number-columns-repeated="1016"/>
        </table:table-row>
        <table:table-row table:style-name="ro2">
          <table:table-cell office:value-type="float" office:value="2000000005705">
            <text:p>2000000005705</text:p>
          </table:table-cell>
          <table:table-cell office:value-type="string">
            <text:p>BARRIL CHOPE DARK RETAKE SYNERGY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73.29">
            <text:p>73,2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5576">
            <text:p>2000000005576</text:p>
          </table:table-cell>
          <table:table-cell office:value-type="string">
            <text:p>BARRIL CHOPE HAZY APA MOLINARIUS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54.6">
            <text:p>54,6</text:p>
          </table:table-cell>
          <table:table-cell table:number-columns-repeated="2" office:value-type="float" office:value="26">
            <text:p>26</text:p>
          </table:table-cell>
          <table:table-cell table:number-columns-repeated="1016"/>
        </table:table-row>
        <table:table-row table:style-name="ro2">
          <table:table-cell office:value-type="float" office:value="2000000006155">
            <text:p>2000000006155</text:p>
          </table:table-cell>
          <table:table-cell office:value-type="string">
            <text:p>BARRIL CHOPE PROMINENCE SPARTACUS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15">
            <text:p>15</text:p>
          </table:table-cell>
          <table:table-cell office:value-type="float" office:value="116.42">
            <text:p>116,42</text:p>
          </table:table-cell>
          <table:table-cell office:value-type="float" office:value="36.96">
            <text:p>36,96</text:p>
          </table:table-cell>
          <table:table-cell office:value-type="float" office:value="55.45">
            <text:p>55,45</text:p>
          </table:table-cell>
          <table:table-cell table:number-columns-repeated="1016"/>
        </table:table-row>
        <table:table-row table:style-name="ro2">
          <table:table-cell office:value-type="float" office:value="2000000006662">
            <text:p>2000000006662</text:p>
          </table:table-cell>
          <table:table-cell office:value-type="string">
            <text:p>BARRIL CHOPE SOUNDS OF THE FUTURES III DOGMA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75.39">
            <text:p>75,3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0886">
            <text:p>2000000000886</text:p>
          </table:table-cell>
          <table:table-cell office:value-type="string">
            <text:p>BARRIL CHOPE LA TRAPPE QUADRUPEL 2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89">
            <text:p>89</text:p>
          </table:table-cell>
          <table:table-cell office:value-type="float" office:value="169.03">
            <text:p>169,03</text:p>
          </table:table-cell>
          <table:table-cell office:value-type="float" office:value="78.2">
            <text:p>78,2</text:p>
          </table:table-cell>
          <table:table-cell office:value-type="float" office:value="80.47">
            <text:p>80,47</text:p>
          </table:table-cell>
          <table:table-cell table:number-columns-repeated="1016"/>
        </table:table-row>
        <table:table-row table:style-name="ro2">
          <table:table-cell office:value-type="float" office:value="2000000005482">
            <text:p>2000000005482</text:p>
          </table:table-cell>
          <table:table-cell office:value-type="string">
            <text:p>BARRIL CHOPE RIS HOCUS POCUS EAP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83.79">
            <text:p>83,7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5617">
            <text:p>2000000005617</text:p>
          </table:table-cell>
          <table:table-cell office:value-type="string">
            <text:p>BARRIL CHOPE FOU FOUNE CANTILLON 2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float" office:value="809.21">
            <text:p>809,2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5499">
            <text:p>2000000005499</text:p>
          </table:table-cell>
          <table:table-cell office:value-type="string">
            <text:p>BARRIL CHOPE BBA BARLEYWINE BLONDINE 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float" office:value="161.7">
            <text:p>161,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2255">
            <text:p>2000000002255</text:p>
          </table:table-cell>
          <table:table-cell office:value-type="string">
            <text:p>BARRIL CHOPE KRIEK CANTILLON 2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float" office:value="513.68">
            <text:p>513,6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4840">
            <text:p>2000000004840</text:p>
          </table:table-cell>
          <table:table-cell office:value-type="string">
            <text:p>BARRIL CHOPE OUDE VACHE SEASONS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float" office:value="75.6">
            <text:p>75,6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5783">
            <text:p>2000000005783</text:p>
          </table:table-cell>
          <table:table-cell office:value-type="string">
            <text:p>BARRIL CHOPE BAND OF BROTHERS SPARTACUS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146.01">
            <text:p>146,0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5997">
            <text:p>2000000005997</text:p>
          </table:table-cell>
          <table:table-cell office:value-type="string">
            <text:p>BARRIL CHOPE THE DEAD WILL WALK AUGUSTINUS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73.29">
            <text:p>73,2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4786">
            <text:p>2000000004786</text:p>
          </table:table-cell>
          <table:table-cell office:value-type="string">
            <text:p>BARRIL CHOPE MEGABERLINER YELLOW FRUITS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15">
            <text:p>15</text:p>
          </table:table-cell>
          <table:table-cell office:value-type="float" office:value="66.99">
            <text:p>66,9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5852">
            <text:p>2000000005852</text:p>
          </table:table-cell>
          <table:table-cell office:value-type="string">
            <text:p>BARRIL CHOPE RULLQUIN TILQUIN 2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388.5">
            <text:p>388,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5856">
            <text:p>2000000005856</text:p>
          </table:table-cell>
          <table:table-cell office:value-type="string">
            <text:p>BARRIL CHOPE MURE TILQUIN 2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float" office:value="388.5">
            <text:p>388,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5425018071012">
            <text:p>5425018071012</text:p>
          </table:table-cell>
          <table:table-cell office:value-type="string">
            <text:p>CV BOX OUD BEERSEL WINTER 3,1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.8">
            <text:p>3,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5622">
            <text:p>2000000005622</text:p>
          </table:table-cell>
          <table:table-cell office:value-type="string">
            <text:p>BARRIL CHOPE BBA WEE HEAVY BLONDINE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0877">
            <text:p>2000000000877</text:p>
          </table:table-cell>
          <table:table-cell office:value-type="string">
            <text:p>BARRIL CHOPE GEUZE CANTILLON 2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20">
            <text:p>20</text:p>
          </table:table-cell>
          <table:table-cell office:value-type="float" office:value="393.62">
            <text:p>393,6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3122">
            <text:p>2000000003122</text:p>
          </table:table-cell>
          <table:table-cell office:value-type="string">
            <text:p>BARRIL CHOPE IMPERIAL STOUT DADIVA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float" office:value="57.52">
            <text:p>57,5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0891">
            <text:p>2000000000891</text:p>
          </table:table-cell>
          <table:table-cell office:value-type="string">
            <text:p>BARRIL CHOPE NATH CANTILLON 2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0896">
            <text:p>2000000000896</text:p>
          </table:table-cell>
          <table:table-cell office:value-type="string">
            <text:p>BARRIL CHOPE OAKSTANDING MOCHA BA SYNERGY 1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69.09">
            <text:p>69,0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2256">
            <text:p>2000000002256</text:p>
          </table:table-cell>
          <table:table-cell office:value-type="string">
            <text:p>BARRIL CHOPE SEXTRUPEL CUESTA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float" office:value="74.77">
            <text:p>74,7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0928">
            <text:p>2000000000928</text:p>
          </table:table-cell>
          <table:table-cell office:value-type="string">
            <text:p>BARRIL CHOPE SOUR BELGIAN LAMBIC IMIGRACAO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float" office:value="81.14">
            <text:p>81,14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3260">
            <text:p>2000000003260</text:p>
          </table:table-cell>
          <table:table-cell office:value-type="string">
            <text:p>BARRIL CHOPE VUPABUSSU OCA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float" office:value="62.37">
            <text:p>62,3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2254">
            <text:p>2000000002254</text:p>
          </table:table-cell>
          <table:table-cell office:value-type="string">
            <text:p>BARRIL CHOPE ZUMBI CAATINGA BA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float" office:value="61.05">
            <text:p>61,0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5425018070985">
            <text:p>5425018070985</text:p>
          </table:table-cell>
          <table:table-cell office:value-type="string">
            <text:p>CV BOX OUD BEERSEL JUNIPER 3,1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5425018070626">
            <text:p>5425018070626</text:p>
          </table:table-cell>
          <table:table-cell office:value-type="string">
            <text:p>CV BOX OUD BEERSEL ROZENLAMBIEK 3,1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2000000006476">
            <text:p>2000000006476</text:p>
          </table:table-cell>
          <table:table-cell office:value-type="string">
            <text:p>BARRIL CHOPE ICONIC COFFEE SYNERGY 2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float" office:value="113.19">
            <text:p>113,19</text:p>
          </table:table-cell>
          <table:table-cell table:number-columns-repeated="2" office:value-type="float" office:value="53.9">
            <text:p>53,9</text:p>
          </table:table-cell>
          <table:table-cell table:number-columns-repeated="1016"/>
        </table:table-row>
        <table:table-row table:style-name="ro2">
          <table:table-cell office:value-type="float" office:value="2000000005160">
            <text:p>2000000005160</text:p>
          </table:table-cell>
          <table:table-cell office:value-type="string">
            <text:p>BARRIL CHOPE PRAIA DO MEIO COZALINDA 1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float" office:value="251.79">
            <text:p>251,79</text:p>
          </table:table-cell>
          <table:table-cell table:number-columns-repeated="2" office:value-type="float" office:value="1918.4">
            <text:p>1918,4</text:p>
          </table:table-cell>
          <table:table-cell table:number-columns-repeated="1016"/>
        </table:table-row>
        <table:table-row table:style-name="ro2">
          <table:table-cell office:value-type="float" office:value="2000000006480">
            <text:p>2000000006480</text:p>
          </table:table-cell>
          <table:table-cell office:value-type="string">
            <text:p>BARRIUL CHOPE ICONIC MAPPLE BOURBON BA SYNERGY 1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1.38">
            <text:p>1,38</text:p>
          </table:table-cell>
          <table:table-cell office:value-type="float" office:value="125.79">
            <text:p>125,79</text:p>
          </table:table-cell>
          <table:table-cell table:number-columns-repeated="2" office:value-type="float" office:value="59.9">
            <text:p>59,9</text:p>
          </table:table-cell>
          <table:table-cell table:number-columns-repeated="1016"/>
        </table:table-row>
        <table:table-row table:style-name="ro2">
          <table:table-cell office:value-type="float" office:value="2000000006251">
            <text:p>2000000006251</text:p>
          </table:table-cell>
          <table:table-cell office:value-type="string">
            <text:p>BARRIL CHOPE ICON CHOCO PEANUT BUTTER SPARTACUS 2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2.36">
            <text:p>2,36</text:p>
          </table:table-cell>
          <table:table-cell office:value-type="float" office:value="176">
            <text:p>176</text:p>
          </table:table-cell>
          <table:table-cell office:value-type="float" office:value="4.85">
            <text:p>4,85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2">
          <table:table-cell office:value-type="float" office:value="2000000006631">
            <text:p>2000000006631</text:p>
          </table:table-cell>
          <table:table-cell office:value-type="string">
            <text:p>BARRIL CHOPE GRANDMAS SECRET GUAVA AUGUSTINUS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.58">
            <text:p>3,58</text:p>
          </table:table-cell>
          <table:table-cell office:value-type="float" office:value="66.99">
            <text:p>66,99</text:p>
          </table:table-cell>
          <table:table-cell table:number-columns-repeated="2" office:value-type="float" office:value="31.9">
            <text:p>31,9</text:p>
          </table:table-cell>
          <table:table-cell table:number-columns-repeated="1016"/>
        </table:table-row>
        <table:table-row table:style-name="ro2">
          <table:table-cell office:value-type="float" office:value="2000000006434">
            <text:p>2000000006434</text:p>
          </table:table-cell>
          <table:table-cell office:value-type="string">
            <text:p>BARRIL CHOPE PACIFIC PUNCH THREE MONKEYS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4.47">
            <text:p>4,47</text:p>
          </table:table-cell>
          <table:table-cell office:value-type="float" office:value="60.69">
            <text:p>60,69</text:p>
          </table:table-cell>
          <table:table-cell table:number-columns-repeated="2" office:value-type="float" office:value="28.9">
            <text:p>28,9</text:p>
          </table:table-cell>
          <table:table-cell table:number-columns-repeated="1016"/>
        </table:table-row>
        <table:table-row table:style-name="ro2">
          <table:table-cell office:value-type="float" office:value="2000000006066">
            <text:p>2000000006066</text:p>
          </table:table-cell>
          <table:table-cell office:value-type="string">
            <text:p>BARRIL CHOPE GRAVITY GEEZER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5.29">
            <text:p>5,29</text:p>
          </table:table-cell>
          <table:table-cell office:value-type="float" office:value="54.6">
            <text:p>54,6</text:p>
          </table:table-cell>
          <table:table-cell table:number-columns-repeated="2" office:value-type="float" office:value="26">
            <text:p>26</text:p>
          </table:table-cell>
          <table:table-cell table:number-columns-repeated="1016"/>
        </table:table-row>
        <table:table-row table:style-name="ro2">
          <table:table-cell office:value-type="float" office:value="2000000006460">
            <text:p>2000000006460</text:p>
          </table:table-cell>
          <table:table-cell office:value-type="string">
            <text:p>BARRIL CHOPE SPACED KOALA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float" office:value="104.79">
            <text:p>104,79</text:p>
          </table:table-cell>
          <table:table-cell table:number-columns-repeated="2" office:value-type="float" office:value="44.9">
            <text:p>44,9</text:p>
          </table:table-cell>
          <table:table-cell table:number-columns-repeated="1016"/>
        </table:table-row>
        <table:table-row table:style-name="ro2">
          <table:table-cell office:value-type="float" office:value="2000000006342">
            <text:p>2000000006342</text:p>
          </table:table-cell>
          <table:table-cell office:value-type="string">
            <text:p>BARRIL CHOPE SCULPTURED IN STONE SPARTACUS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7.43">
            <text:p>7,43</text:p>
          </table:table-cell>
          <table:table-cell office:value-type="float" office:value="130.94">
            <text:p>130,94</text:p>
          </table:table-cell>
          <table:table-cell office:value-type="float" office:value="40.45">
            <text:p>40,45</text:p>
          </table:table-cell>
          <table:table-cell office:value-type="float" office:value="60.36">
            <text:p>60,36</text:p>
          </table:table-cell>
          <table:table-cell table:number-columns-repeated="1016"/>
        </table:table-row>
        <table:table-row table:style-name="ro2">
          <table:table-cell office:value-type="float" office:value="2000000006503">
            <text:p>2000000006503</text:p>
          </table:table-cell>
          <table:table-cell office:value-type="string">
            <text:p>BARRIL CHOPE MOSAIC SATURATION STORMY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7.73">
            <text:p>7,73</text:p>
          </table:table-cell>
          <table:table-cell office:value-type="float" office:value="72.45">
            <text:p>72,45</text:p>
          </table:table-cell>
          <table:table-cell table:number-columns-repeated="2" office:value-type="float" office:value="34.5">
            <text:p>34,5</text:p>
          </table:table-cell>
          <table:table-cell table:number-columns-repeated="1016"/>
        </table:table-row>
        <table:table-row table:style-name="ro2">
          <table:table-cell office:value-type="float" office:value="2000000006484">
            <text:p>2000000006484</text:p>
          </table:table-cell>
          <table:table-cell office:value-type="string">
            <text:p>BARRIL CHOPE PURPLE SOUR JABUTICABA DADIVA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8.23">
            <text:p>8,23</text:p>
          </table:table-cell>
          <table:table-cell office:value-type="float" office:value="54.39">
            <text:p>54,39</text:p>
          </table:table-cell>
          <table:table-cell table:number-columns-repeated="2" office:value-type="float" office:value="25.9">
            <text:p>25,9</text:p>
          </table:table-cell>
          <table:table-cell table:number-columns-repeated="1016"/>
        </table:table-row>
        <table:table-row table:style-name="ro2">
          <table:table-cell office:value-type="float" office:value="2000000006472">
            <text:p>2000000006472</text:p>
          </table:table-cell>
          <table:table-cell office:value-type="string">
            <text:p>BARRIL CHOPE ICONIC SYNERGY 2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9.08">
            <text:p>9,08</text:p>
          </table:table-cell>
          <table:table-cell office:value-type="float" office:value="104.79">
            <text:p>104,79</text:p>
          </table:table-cell>
          <table:table-cell table:number-columns-repeated="2" office:value-type="float" office:value="49.9">
            <text:p>49,9</text:p>
          </table:table-cell>
          <table:table-cell table:number-columns-repeated="1016"/>
        </table:table-row>
        <table:table-row table:style-name="ro2">
          <table:table-cell office:value-type="float" office:value="2000000006221">
            <text:p>2000000006221</text:p>
          </table:table-cell>
          <table:table-cell office:value-type="string">
            <text:p>BARRIL CHOPE SOURMIND MARACUJA TANGERINA DOGMA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9.23">
            <text:p>9,23</text:p>
          </table:table-cell>
          <table:table-cell office:value-type="float" office:value="48.09">
            <text:p>48,09</text:p>
          </table:table-cell>
          <table:table-cell table:number-columns-repeated="2" office:value-type="float" office:value="22.9">
            <text:p>22,9</text:p>
          </table:table-cell>
          <table:table-cell table:number-columns-repeated="1016"/>
        </table:table-row>
        <table:table-row table:style-name="ro2">
          <table:table-cell office:value-type="float" office:value="2000000006058">
            <text:p>2000000006058</text:p>
          </table:table-cell>
          <table:table-cell office:value-type="string">
            <text:p>BARRIL CHOPE ENGESA COFFEE EDITION SALVADOR 2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10.22">
            <text:p>10,22</text:p>
          </table:table-cell>
          <table:table-cell office:value-type="float" office:value="92.19">
            <text:p>92,19</text:p>
          </table:table-cell>
          <table:table-cell table:number-columns-repeated="2" office:value-type="float" office:value="43.9">
            <text:p>43,9</text:p>
          </table:table-cell>
          <table:table-cell table:number-columns-repeated="1016"/>
        </table:table-row>
        <table:table-row table:style-name="ro2">
          <table:table-cell office:value-type="float" office:value="2000000006645">
            <text:p>2000000006645</text:p>
          </table:table-cell>
          <table:table-cell office:value-type="string">
            <text:p>BARRIL CHOPE TROPICAL BLISS DILEMA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11.08">
            <text:p>11,08</text:p>
          </table:table-cell>
          <table:table-cell office:value-type="float" office:value="54.6">
            <text:p>54,6</text:p>
          </table:table-cell>
          <table:table-cell table:number-columns-repeated="2" office:value-type="float" office:value="26">
            <text:p>26</text:p>
          </table:table-cell>
          <table:table-cell table:number-columns-repeated="1016"/>
        </table:table-row>
        <table:table-row table:style-name="ro2">
          <table:table-cell office:value-type="float" office:value="2000000001741">
            <text:p>2000000001741</text:p>
          </table:table-cell>
          <table:table-cell office:value-type="string">
            <text:p>BARRIL CHOPE PINK LEMONADE DADIVA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11.4">
            <text:p>11,4</text:p>
          </table:table-cell>
          <table:table-cell office:value-type="float" office:value="52.29">
            <text:p>52,29</text:p>
          </table:table-cell>
          <table:table-cell table:number-columns-repeated="2" office:value-type="float" office:value="24.9">
            <text:p>24,9</text:p>
          </table:table-cell>
          <table:table-cell table:number-columns-repeated="1016"/>
        </table:table-row>
        <table:table-row table:style-name="ro2">
          <table:table-cell office:value-type="float" office:value="2000000005486">
            <text:p>2000000005486</text:p>
          </table:table-cell>
          <table:table-cell office:value-type="string">
            <text:p>BARRIL CHOPE DOUBLE BLACK IPA MOLINARIUS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14.76">
            <text:p>14,76</text:p>
          </table:table-cell>
          <table:table-cell office:value-type="float" office:value="67.2">
            <text:p>67,2</text:p>
          </table:table-cell>
          <table:table-cell table:number-columns-repeated="2" office:value-type="float" office:value="33">
            <text:p>33</text:p>
          </table:table-cell>
          <table:table-cell table:number-columns-repeated="1016"/>
        </table:table-row>
        <table:table-row table:style-name="ro2">
          <table:table-cell office:value-type="float" office:value="2000000006054">
            <text:p>2000000006054</text:p>
          </table:table-cell>
          <table:table-cell office:value-type="string">
            <text:p>BARRIL CHOPE TWO SIDES TO EVERY STORY EVERBREW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15.04">
            <text:p>15,04</text:p>
          </table:table-cell>
          <table:table-cell office:value-type="float" office:value="73.29">
            <text:p>73,29</text:p>
          </table:table-cell>
          <table:table-cell table:number-columns-repeated="2" office:value-type="float" office:value="34.9">
            <text:p>34,9</text:p>
          </table:table-cell>
          <table:table-cell table:number-columns-repeated="1016"/>
        </table:table-row>
        <table:table-row table:style-name="ro2">
          <table:table-cell office:value-type="float" office:value="2000000006543">
            <text:p>2000000006543</text:p>
          </table:table-cell>
          <table:table-cell office:value-type="string">
            <text:p>BARRIL CHOPE FRUTELLA CROMA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16.6">
            <text:p>16,6</text:p>
          </table:table-cell>
          <table:table-cell office:value-type="float" office:value="62.79">
            <text:p>62,79</text:p>
          </table:table-cell>
          <table:table-cell table:number-columns-repeated="2" office:value-type="float" office:value="29.9">
            <text:p>29,9</text:p>
          </table:table-cell>
          <table:table-cell table:number-columns-repeated="1016"/>
        </table:table-row>
        <table:table-row table:style-name="ro2">
          <table:table-cell office:value-type="float" office:value="2000000006151">
            <text:p>2000000006151</text:p>
          </table:table-cell>
          <table:table-cell office:value-type="string">
            <text:p>BARRIL CHOPE HONOUR SPARTACUS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17.05">
            <text:p>17,05</text:p>
          </table:table-cell>
          <table:table-cell office:value-type="float" office:value="127.2">
            <text:p>127,2</text:p>
          </table:table-cell>
          <table:table-cell office:value-type="float" office:value="40.38">
            <text:p>40,38</text:p>
          </table:table-cell>
          <table:table-cell office:value-type="float" office:value="60.58">
            <text:p>60,58</text:p>
          </table:table-cell>
          <table:table-cell table:number-columns-repeated="1016"/>
        </table:table-row>
        <table:table-row table:style-name="ro2">
          <table:table-cell office:value-type="float" office:value="2000000006658">
            <text:p>2000000006658</text:p>
          </table:table-cell>
          <table:table-cell office:value-type="string">
            <text:p>BARRIL CHOPE SUPER NELSON CROMA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18.64">
            <text:p>18,64</text:p>
          </table:table-cell>
          <table:table-cell office:value-type="float" office:value="90.09">
            <text:p>90,09</text:p>
          </table:table-cell>
          <table:table-cell table:number-columns-repeated="2" office:value-type="float" office:value="42.9">
            <text:p>42,9</text:p>
          </table:table-cell>
          <table:table-cell table:number-columns-repeated="1016"/>
        </table:table-row>
        <table:table-row table:style-name="ro2">
          <table:table-cell office:value-type="float" office:value="2000000006654">
            <text:p>2000000006654</text:p>
          </table:table-cell>
          <table:table-cell office:value-type="string">
            <text:p>BARRIL CHOPE FANFARRA TRILHA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20.58">
            <text:p>20,58</text:p>
          </table:table-cell>
          <table:table-cell office:value-type="float" office:value="77.7">
            <text:p>77,7</text:p>
          </table:table-cell>
          <table:table-cell table:number-columns-repeated="2" office:value-type="float" office:value="37">
            <text:p>37</text:p>
          </table:table-cell>
          <table:table-cell table:number-columns-repeated="1016"/>
        </table:table-row>
        <table:table-row table:style-name="ro2">
          <table:table-cell office:value-type="float" office:value="2000000006627">
            <text:p>2000000006627</text:p>
          </table:table-cell>
          <table:table-cell office:value-type="string">
            <text:p>BARRIL CHOPE AMENDOBENTO DOGMA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21.22">
            <text:p>21,22</text:p>
          </table:table-cell>
          <table:table-cell office:value-type="float" office:value="111.09">
            <text:p>111,09</text:p>
          </table:table-cell>
          <table:table-cell table:number-columns-repeated="2" office:value-type="float" office:value="52.9">
            <text:p>52,9</text:p>
          </table:table-cell>
          <table:table-cell table:number-columns-repeated="1016"/>
        </table:table-row>
        <table:table-row table:style-name="ro2">
          <table:table-cell office:value-type="float" office:value="20000000006666">
            <text:p>20000000006666</text:p>
          </table:table-cell>
          <table:table-cell office:value-type="string">
            <text:p>BARRIL CHOPE IN THE WOODS OCTOPUS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21.78">
            <text:p>21,78</text:p>
          </table:table-cell>
          <table:table-cell office:value-type="float" office:value="79.59">
            <text:p>79,59</text:p>
          </table:table-cell>
          <table:table-cell table:number-columns-repeated="2" office:value-type="float" office:value="37.9">
            <text:p>37,9</text:p>
          </table:table-cell>
          <table:table-cell table:number-columns-repeated="1016"/>
        </table:table-row>
        <table:table-row table:style-name="ro2">
          <table:table-cell office:value-type="float" office:value="2000000006511">
            <text:p>2000000006511</text:p>
          </table:table-cell>
          <table:table-cell office:value-type="string">
            <text:p>BARRIL CHOPE INCONSCIENTE COLETIVO FERMI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21.97">
            <text:p>21,97</text:p>
          </table:table-cell>
          <table:table-cell office:value-type="float" office:value="93.28">
            <text:p>93,28</text:p>
          </table:table-cell>
          <table:table-cell office:value-type="float" office:value="26.28">
            <text:p>26,28</text:p>
          </table:table-cell>
          <table:table-cell office:value-type="float" office:value="38.31">
            <text:p>38,31</text:p>
          </table:table-cell>
          <table:table-cell table:number-columns-repeated="1016"/>
        </table:table-row>
        <table:table-row table:style-name="ro2">
          <table:table-cell office:value-type="float" office:value="2000000006140">
            <text:p>2000000006140</text:p>
          </table:table-cell>
          <table:table-cell office:value-type="string">
            <text:p>BARRIL CHOPE PURSUIT KOALA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22.98">
            <text:p>22,98</text:p>
          </table:table-cell>
          <table:table-cell office:value-type="float" office:value="115.29">
            <text:p>115,29</text:p>
          </table:table-cell>
          <table:table-cell office:value-type="float" office:value="54.9">
            <text:p>54,9</text:p>
          </table:table-cell>
          <table:table-cell office:value-type="float" office:value="11.06">
            <text:p>11,06</text:p>
          </table:table-cell>
          <table:table-cell table:number-columns-repeated="1016"/>
        </table:table-row>
        <table:table-row table:style-name="ro2">
          <table:table-cell office:value-type="float" office:value="2000000006491">
            <text:p>2000000006491</text:p>
          </table:table-cell>
          <table:table-cell office:value-type="string">
            <text:p>BARRIL CHOPE KEY BOLD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26.01">
            <text:p>26,01</text:p>
          </table:table-cell>
          <table:table-cell office:value-type="float" office:value="85.89">
            <text:p>85,89</text:p>
          </table:table-cell>
          <table:table-cell table:number-columns-repeated="2" office:value-type="float" office:value="40.9">
            <text:p>40,9</text:p>
          </table:table-cell>
          <table:table-cell table:number-columns-repeated="1016"/>
        </table:table-row>
        <table:table-row table:style-name="ro2">
          <table:table-cell office:value-type="float" office:value="2000000006671">
            <text:p>2000000006671</text:p>
          </table:table-cell>
          <table:table-cell office:value-type="string">
            <text:p>BARRIL CHOPE AWAKENING SPARTACUS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float" office:value="127.18">
            <text:p>127,18</text:p>
          </table:table-cell>
          <table:table-cell office:value-type="float" office:value="39.32">
            <text:p>39,32</text:p>
          </table:table-cell>
          <table:table-cell office:value-type="float" office:value="62.12">
            <text:p>62,12</text:p>
          </table:table-cell>
          <table:table-cell table:number-columns-repeated="1016"/>
        </table:table-row>
        <table:table-row table:style-name="ro2">
          <table:table-cell office:value-type="float" office:value="2000000006637">
            <text:p>2000000006637</text:p>
          </table:table-cell>
          <table:table-cell office:value-type="string">
            <text:p>BARRIL CHOPE ONDE ESTA O GOLE SYNERGY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float" office:value="69.09">
            <text:p>69,09</text:p>
          </table:table-cell>
          <table:table-cell table:number-columns-repeated="2" office:value-type="float" office:value="32.9">
            <text:p>32,9</text:p>
          </table:table-cell>
          <table:table-cell table:number-columns-repeated="1016"/>
        </table:table-row>
        <table:table-row table:style-name="ro2">
          <table:table-cell office:value-type="float" office:value="2000000006670">
            <text:p>2000000006670</text:p>
          </table:table-cell>
          <table:table-cell office:value-type="string">
            <text:p>BARRIL CHOPE OUT OF THE BLUE SPARTACUS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float" office:value="125.12">
            <text:p>125,12</text:p>
          </table:table-cell>
          <table:table-cell office:value-type="float" office:value="39.59">
            <text:p>39,59</text:p>
          </table:table-cell>
          <table:table-cell office:value-type="float" office:value="59.58">
            <text:p>59,58</text:p>
          </table:table-cell>
          <table:table-cell table:number-columns-repeated="1016"/>
        </table:table-row>
        <table:table-row table:style-name="ro2">
          <table:table-cell office:value-type="float" office:value="2000000006595">
            <text:p>2000000006595</text:p>
          </table:table-cell>
          <table:table-cell office:value-type="string">
            <text:p>BARRIL CHOPE THE OATS MAD SURE OCTOPUS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float" office:value="73.5">
            <text:p>73,5</text:p>
          </table:table-cell>
          <table:table-cell table:number-columns-repeated="2" office:value-type="float" office:value="35.01">
            <text:p>35,01</text:p>
          </table:table-cell>
          <table:table-cell table:number-columns-repeated="1016"/>
        </table:table-row>
        <table:table-row table:style-name="ro2">
          <table:table-cell office:value-type="float" office:value="2000000006581">
            <text:p>2000000006581</text:p>
          </table:table-cell>
          <table:table-cell office:value-type="string">
            <text:p>BARRIL CHOPE THE WARRIOR AND THE SEER SPARTACUS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float" office:value="123.9">
            <text:p>123,9</text:p>
          </table:table-cell>
          <table:table-cell office:value-type="float" office:value="38.99">
            <text:p>38,99</text:p>
          </table:table-cell>
          <table:table-cell office:value-type="float" office:value="58.26">
            <text:p>58,26</text:p>
          </table:table-cell>
          <table:table-cell table:number-columns-repeated="1016"/>
        </table:table-row>
        <table:table-row table:style-name="ro2">
          <table:table-cell office:value-type="float" office:value="2000000006395">
            <text:p>2000000006395</text:p>
          </table:table-cell>
          <table:table-cell office:value-type="string">
            <text:p>BARRIL CHOPE MY NAME IS JOHNNY MOLINARIUS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8.06">
            <text:p>38,06</text:p>
          </table:table-cell>
          <table:table-cell office:value-type="float" office:value="69.3">
            <text:p>69,3</text:p>
          </table:table-cell>
          <table:table-cell table:number-columns-repeated="2" office:value-type="float" office:value="33">
            <text:p>33</text:p>
          </table:table-cell>
          <table:table-cell table:number-columns-repeated="1016"/>
        </table:table-row>
        <table:table-row table:style-name="ro2">
          <table:table-cell office:value-type="float" office:value="2000000006202">
            <text:p>2000000006202</text:p>
          </table:table-cell>
          <table:table-cell office:value-type="string">
            <text:p>BARRIL CHOPE DUFFIN DRY STOUT SALVADOR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47.98">
            <text:p>47,98</text:p>
          </table:table-cell>
          <table:table-cell office:value-type="float" office:value="55.44">
            <text:p>55,44</text:p>
          </table:table-cell>
          <table:table-cell table:number-columns-repeated="2" office:value-type="float" office:value="26.4">
            <text:p>26,4</text:p>
          </table:table-cell>
          <table:table-cell table:number-columns-repeated="1016"/>
        </table:table-row>
        <table:table-row table:style-name="ro2">
          <table:table-cell office:value-type="float" office:value="2000000006573">
            <text:p>2000000006573</text:p>
          </table:table-cell>
          <table:table-cell office:value-type="string">
            <text:p>BARRIL CHOPE HAZY FRANK MOLINARIUS 3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50.02">
            <text:p>50,02</text:p>
          </table:table-cell>
          <table:table-cell office:value-type="float" office:value="69.3">
            <text:p>69,3</text:p>
          </table:table-cell>
          <table:table-cell table:number-columns-repeated="2" office:value-type="float" office:value="33">
            <text:p>33</text:p>
          </table:table-cell>
          <table:table-cell table:number-columns-repeated="1016"/>
        </table:table-row>
        <table:table-row table:style-name="ro2">
          <table:table-cell office:value-type="float" office:value="2000000006391">
            <text:p>2000000006391</text:p>
          </table:table-cell>
          <table:table-cell office:value-type="string">
            <text:p>BARRIL CHOPE HAZY PASSION DOGMA 50 LITRO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36">
            <text:p>36</text:p>
          </table:table-cell>
          <table:table-cell office:value-type="float" office:value="71.19">
            <text:p>71,19</text:p>
          </table:table-cell>
          <table:table-cell office:value-type="float" office:value="26.9">
            <text:p>26,9</text:p>
          </table:table-cell>
          <table:table-cell office:value-type="float" office:value="29.13">
            <text:p>29,13</text:p>
          </table:table-cell>
          <table:table-cell table:number-columns-repeated="1016"/>
        </table:table-row>
        <table:table-row table:style-name="ro2">
          <table:table-cell office:value-type="float" office:value="2000000003989">
            <text:p>2000000003989</text:p>
          </table:table-cell>
          <table:table-cell office:value-type="string">
            <text:p>BARRIL CHOPE SOURMIND MANGA MARACUJA DOGMA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24">
            <text:p>24</text:p>
          </table:table-cell>
          <table:table-cell office:value-type="float" office:value="60.69">
            <text:p>60,69</text:p>
          </table:table-cell>
          <table:table-cell office:value-type="float" office:value="28.9">
            <text:p>28,9</text:p>
          </table:table-cell>
          <table:table-cell office:value-type="float" office:value="26.9">
            <text:p>26,9</text:p>
          </table:table-cell>
          <table:table-cell table:number-columns-repeated="1016"/>
        </table:table-row>
        <table:table-row table:style-name="ro2">
          <table:table-cell office:value-type="float" office:value="2000000001192">
            <text:p>2000000001192</text:p>
          </table:table-cell>
          <table:table-cell office:value-type="string">
            <text:p>BARRIL CHOPE MUNCHNER HELL PAULANER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79">
            <text:p>79</text:p>
          </table:table-cell>
          <table:table-cell office:value-type="float" office:value="68.61">
            <text:p>68,61</text:p>
          </table:table-cell>
          <table:table-cell office:value-type="float" office:value="32.47">
            <text:p>32,47</text:p>
          </table:table-cell>
          <table:table-cell office:value-type="float" office:value="32.63">
            <text:p>32,63</text:p>
          </table:table-cell>
          <table:table-cell table:number-columns-repeated="1016"/>
        </table:table-row>
        <table:table-row table:style-name="ro2">
          <table:table-cell office:value-type="float" office:value="2000000000934">
            <text:p>2000000000934</text:p>
          </table:table-cell>
          <table:table-cell office:value-type="string">
            <text:p>BARRIL CHOPE WEISSEBIER PAULANER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81.1">
            <text:p>81,1</text:p>
          </table:table-cell>
          <table:table-cell office:value-type="float" office:value="68.29">
            <text:p>68,29</text:p>
          </table:table-cell>
          <table:table-cell office:value-type="float" office:value="32.47">
            <text:p>32,47</text:p>
          </table:table-cell>
          <table:table-cell office:value-type="float" office:value="32.52">
            <text:p>32,52</text:p>
          </table:table-cell>
          <table:table-cell table:number-columns-repeated="1016"/>
        </table:table-row>
        <table:table-row table:style-name="ro2">
          <table:table-cell office:value-type="float" office:value="2000000005064">
            <text:p>2000000005064</text:p>
          </table:table-cell>
          <table:table-cell office:value-type="string">
            <text:p>BARRIL CHOPE GERMAN PILSENER MOLINARIUS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279.5">
            <text:p>279,5</text:p>
          </table:table-cell>
          <table:table-cell office:value-type="float" office:value="50.4">
            <text:p>50,4</text:p>
          </table:table-cell>
          <table:table-cell office:value-type="float" office:value="24">
            <text:p>24</text:p>
          </table:table-cell>
          <table:table-cell office:value-type="float" office:value="20.12">
            <text:p>20,12</text:p>
          </table:table-cell>
          <table:table-cell table:number-columns-repeated="1016"/>
        </table:table-row>
        <table:table-row table:style-name="ro2">
          <table:table-cell office:value-type="float" office:value="2000000000917">
            <text:p>2000000000917</text:p>
          </table:table-cell>
          <table:table-cell office:value-type="string">
            <text:p>BARRIL CHOPE PILSNER URQUELL 2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52">
            <text:p>52</text:p>
          </table:table-cell>
          <table:table-cell office:value-type="float" office:value="66.68">
            <text:p>66,68</text:p>
          </table:table-cell>
          <table:table-cell office:value-type="float" office:value="28.71">
            <text:p>28,71</text:p>
          </table:table-cell>
          <table:table-cell office:value-type="float" office:value="32.5">
            <text:p>32,5</text:p>
          </table:table-cell>
          <table:table-cell table:number-columns-repeated="1016"/>
        </table:table-row>
        <table:table-row table:style-name="ro2">
          <table:table-cell office:value-type="float" office:value="2000000000887">
            <text:p>2000000000887</text:p>
          </table:table-cell>
          <table:table-cell office:value-type="string">
            <text:p>BARRIL CHOPE LAGER DADIVA 30L</text:p>
          </table:table-cell>
          <table:table-cell office:value-type="string">
            <text:p>BARRIL CHOPE</text:p>
          </table:table-cell>
          <table:table-cell office:value-type="float" office:value="22030000">
            <text:p>22030000</text:p>
          </table:table-cell>
          <table:table-cell office:value-type="float" office:value="48">
            <text:p>48</text:p>
          </table:table-cell>
          <table:table-cell office:value-type="float" office:value="25.18">
            <text:p>25,18</text:p>
          </table:table-cell>
          <table:table-cell office:value-type="float" office:value="10.9">
            <text:p>10,9</text:p>
          </table:table-cell>
          <table:table-cell office:value-type="float" office:value="1.14">
            <text:p>1,14</text:p>
          </table:table-cell>
          <table:table-cell table:number-columns-repeated="1016"/>
        </table:table-row>
      </table:table>
      <table:table table:name="Planilh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5">15/10/2025</text:date>, <text:time>17:10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Shirassu</meta:initial-creator>
    <meta:creation-date>2025-10-15T17:09:19.49</meta:creation-date>
    <dc:date>2025-10-15T17:10:43.13</dc:date>
    <dc:creator>Ricardo Shirassu</dc:creator>
    <meta:editing-duration>PT1M26S</meta:editing-duration>
    <meta:editing-cycles>1</meta:editing-cycles>
    <meta:document-statistic meta:table-count="3" meta:cell-count="7640" meta:object-count="0"/>
    <meta:generator>OpenOffice/4.1.15$Win32 OpenOffice.org_project/4115m2$Build-9813</meta:generator>
  </office:meta>
</office:document-meta>
</file>